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Serif Regular" svg:font-family="'DroidSerif Regular', serif"/>
    <style:font-face style:name="Inter" svg:font-family="Inter, Arial, Helvetica, sans-serif"/>
    <style:font-face style:name="Lohit Devanagari1" svg:font-family="'Lohit Devanagari'"/>
    <style:font-face style:name="Monospace2" svg:font-family="Monospace"/>
    <style:font-face style:name="Raleway" svg:font-family="Raleway"/>
    <style:font-face style:name="Roboto1" svg:font-family="Roboto, Arial, sans-serif"/>
    <style:font-face style:name="Roboto" svg:font-family="Roboto, sans-serif"/>
    <style:font-face style:name="Trebuchet MS" svg:font-family="'Trebuchet MS'"/>
    <style:font-face style:name="arial" svg:font-family="arial, sans-serif"/>
    <style:font-face style:name="inherit" svg:font-family="inherit"/>
    <style:font-face style:name="inter-regular" svg:font-family="inter-regular, system-ui, apple-system, BlinkMacSystemFont, 'Segoe UI', Roboto, 'Helvetica Neue', Helvetica, Arial, sans-serif"/>
    <style:font-face style:name="monaco" svg:font-family="monaco, consolas, 'Andale Mono', 'DejaVu Sans Mono', monospace"/>
    <style:font-face style:name="var ff-mono" svg:font-family="'var ff-mono'"/>
    <style:font-face style:name="Monospace1" svg:font-family="Monospace" style:font-family-generic="swiss"/>
    <style:font-face style:name="Source Sans Pro" svg:font-family="'Source Sans Pro',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style:paragraph-properties fo:margin-left="-1cm" fo:margin-right="-1.199cm" fo:text-indent="0cm" style:auto-text-indent="false" fo:background-color="transparent"/>
      <style:text-properties officeooo:paragraph-rsid="0005470c"/>
    </style:style>
    <style:style style:name="P2" style:family="paragraph" style:parent-style-name="Text_20_body">
      <loext:graphic-properties draw:fill="none"/>
      <style:paragraph-properties fo:margin-left="-1cm" fo:margin-right="-1.199cm" fo:text-indent="0cm" style:auto-text-indent="false" fo:background-color="transparent"/>
      <style:text-properties officeooo:paragraph-rsid="000fb0ec"/>
    </style:style>
    <style:style style:name="P3" style:family="paragraph" style:parent-style-name="Standard">
      <style:paragraph-properties fo:margin-left="0cm" fo:margin-right="0cm" fo:text-align="start" style:justify-single-word="false" fo:text-indent="0cm" style:auto-text-indent="false"/>
      <style:text-properties fo:color="#000000" style:font-name="Source Sans Pro" fo:font-size="7pt" style:text-underline-style="none"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properties fo:color="#000000" style:font-name="Source Sans Pro" fo:font-size="7pt" style:text-underline-style="none" officeooo:paragraph-rsid="00168217" style:font-size-asian="7pt" style:font-size-complex="7pt"/>
    </style:style>
    <style:style style:name="P5" style:family="paragraph" style:parent-style-name="Standard">
      <style:paragraph-properties fo:margin-left="0cm" fo:margin-right="0cm" fo:text-align="start" style:justify-single-word="false" fo:text-indent="0cm" style:auto-text-indent="false"/>
      <style:text-properties fo:color="#000000" style:font-name="Source Sans Pro" fo:font-size="9pt" style:text-underline-style="none" officeooo:paragraph-rsid="001cbadc" style:font-size-asian="9pt" style:font-size-complex="9pt"/>
    </style:style>
    <style:style style:name="P6" style:family="paragraph" style:parent-style-name="Standard">
      <style:paragraph-properties fo:margin-left="0cm" fo:margin-right="0cm" fo:text-align="start" style:justify-single-word="false" fo:text-indent="0cm" style:auto-text-indent="false"/>
      <style:text-properties fo:color="#000000" style:font-name="Source Sans Pro" fo:font-size="9pt" style:text-underline-style="none" officeooo:paragraph-rsid="001db6e9" style:font-size-asian="9pt" style:font-size-complex="9pt"/>
    </style:style>
    <style:style style:name="P7" style:family="paragraph" style:parent-style-name="Standard">
      <style:paragraph-properties fo:margin-left="0cm" fo:margin-right="0cm" fo:text-align="start" style:justify-single-word="false" fo:text-indent="0cm" style:auto-text-indent="false"/>
      <style:text-properties fo:color="#000000" style:font-name="Source Sans Pro" fo:font-size="8pt" style:text-underline-style="none"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0000" style:font-name="Source Sans Pro" fo:font-size="8pt" style:text-underline-style="none" officeooo:paragraph-rsid="002ee116"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style:font-name="Source Sans Pro" fo:font-size="7pt" style:text-underline-style="none" style:font-size-asian="7pt" style:font-size-complex="7pt"/>
    </style:style>
    <style:style style:name="P10" style:family="paragraph" style:parent-style-name="Standard">
      <style:paragraph-properties fo:margin-left="0cm" fo:margin-right="0cm" fo:text-align="start" style:justify-single-word="false" fo:text-indent="0cm" style:auto-text-indent="false"/>
      <style:text-properties style:font-name="Source Sans Pro" fo:font-size="7pt" style:text-underline-style="none" officeooo:paragraph-rsid="00168217" style:font-size-asian="7pt" style:font-size-complex="7pt"/>
    </style:style>
    <style:style style:name="P11" style:family="paragraph" style:parent-style-name="Standard">
      <style:paragraph-properties fo:margin-left="0cm" fo:margin-right="0cm" fo:text-align="start" style:justify-single-word="false" fo:text-indent="0cm" style:auto-text-indent="false"/>
      <style:text-properties style:font-name="Source Sans Pro" fo:font-size="9pt" style:text-underline-style="none" style:font-size-asian="9pt" style:font-size-complex="9pt"/>
    </style:style>
    <style:style style:name="P12" style:family="paragraph" style:parent-style-name="Standard">
      <style:paragraph-properties fo:margin-left="0cm" fo:margin-right="0cm" fo:text-align="start" style:justify-single-word="false" fo:text-indent="0cm" style:auto-text-indent="false"/>
      <style:text-properties style:font-name="Source Sans Pro" fo:font-size="9pt" style:text-underline-style="none" officeooo:paragraph-rsid="001cbadc" style:font-size-asian="9pt" style:font-size-complex="9pt"/>
    </style:style>
    <style:style style:name="P13" style:family="paragraph" style:parent-style-name="Standard">
      <style:paragraph-properties fo:margin-left="0cm" fo:margin-right="0cm" fo:text-align="start" style:justify-single-word="false" fo:text-indent="0cm" style:auto-text-indent="false"/>
      <style:text-properties style:font-name="Source Sans Pro" fo:font-size="9pt" style:text-underline-style="none" officeooo:rsid="001ee127" officeooo:paragraph-rsid="001ee127" style:font-size-asian="9pt" style:font-size-complex="9pt"/>
    </style:style>
    <style:style style:name="P14" style:family="paragraph" style:parent-style-name="Standard">
      <style:paragraph-properties fo:margin-left="0cm" fo:margin-right="0cm" fo:text-align="start" style:justify-single-word="false" fo:text-indent="0cm" style:auto-text-indent="false"/>
      <style:text-properties style:font-name="Source Sans Pro" fo:font-size="9pt" style:text-underline-style="none" officeooo:rsid="001ec493" officeooo:paragraph-rsid="001ec493" style:font-size-asian="9pt" style:font-size-complex="9pt"/>
    </style:style>
    <style:style style:name="P15" style:family="paragraph" style:parent-style-name="Standard">
      <style:paragraph-properties fo:margin-left="0cm" fo:margin-right="0cm" fo:text-align="start" style:justify-single-word="false" fo:text-indent="0cm" style:auto-text-indent="false"/>
      <style:text-properties style:font-name="Source Sans Pro" fo:font-size="9pt" style:text-underline-style="none" fo:font-weight="bold" officeooo:paragraph-rsid="001db6e9" style:font-size-asian="9pt" style:font-weight-asian="bold" style:font-size-complex="9pt"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font-name="Source Sans Pro" fo:font-size="13.5pt" style:text-underline-style="none" officeooo:paragraph-rsid="001db6e9" style:font-size-asian="13.5pt" style:font-size-complex="13.5pt"/>
    </style:style>
    <style:style style:name="P17" style:family="paragraph" style:parent-style-name="Standard">
      <style:paragraph-properties fo:margin-left="0cm" fo:margin-right="0cm" fo:text-align="start" style:justify-single-word="false" fo:text-indent="0cm" style:auto-text-indent="false"/>
      <style:text-properties style:font-name="Source Sans Pro" fo:font-size="13.5pt" style:text-underline-style="none" officeooo:rsid="00200c7d" officeooo:paragraph-rsid="001ee127" style:font-size-asian="13.5pt" style:font-size-complex="13.5pt"/>
    </style:style>
    <style:style style:name="P18" style:family="paragraph" style:parent-style-name="Standard">
      <style:paragraph-properties fo:margin-left="0cm" fo:margin-right="0cm" fo:text-align="start" style:justify-single-word="false" fo:text-indent="0cm" style:auto-text-indent="false"/>
      <style:text-properties style:font-name="Source Sans Pro" fo:font-size="13.5pt" style:text-underline-style="none" officeooo:rsid="001ec493" officeooo:paragraph-rsid="001ec493" style:font-size-asian="13.5pt" style:font-size-complex="13.5pt"/>
    </style:style>
    <style:style style:name="P19" style:family="paragraph" style:parent-style-name="Standard">
      <style:paragraph-properties fo:margin-left="0cm" fo:margin-right="0cm" fo:text-align="start" style:justify-single-word="false" fo:text-indent="0cm" style:auto-text-indent="false"/>
      <style:text-properties style:font-name="Source Sans Pro" fo:font-size="13.5pt" style:text-underline-style="none" fo:font-weight="bold" officeooo:rsid="001ee127" officeooo:paragraph-rsid="001ee127" style:font-size-asian="13.5pt" style:font-weight-asian="bold" style:font-size-complex="13.5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Source Sans Pro" fo:font-size="13.5pt" style:text-underline-style="none" fo:font-weight="bold" officeooo:rsid="00200c7d" officeooo:paragraph-rsid="00200c7d" style:font-size-asian="13.5pt" style:font-weight-asian="bold" style:font-size-complex="13.5pt" style:font-weight-complex="bold"/>
    </style:style>
    <style:style style:name="P21" style:family="paragraph" style:parent-style-name="Standard">
      <style:paragraph-properties fo:margin-left="0cm" fo:margin-right="0cm" fo:text-align="start" style:justify-single-word="false" fo:text-indent="0cm" style:auto-text-indent="false"/>
      <style:text-properties style:font-name="Source Sans Pro" fo:font-size="13.5pt" style:text-underline-style="none" fo:font-weight="bold" officeooo:rsid="001ec493" officeooo:paragraph-rsid="001ec493" style:font-size-asian="13.5pt" style:font-weight-asian="bold" style:font-size-complex="13.5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Source Sans Pro" fo:font-size="8pt" style:text-underline-style="none" officeooo:rsid="00200c7d" officeooo:paragraph-rsid="00200c7d"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Source Sans Pro" fo:font-size="8pt" style:text-underline-style="none" style:font-size-asian="8pt" style:font-size-complex="8pt"/>
    </style:style>
    <style:style style:name="P24" style:family="paragraph" style:parent-style-name="Standard">
      <style:paragraph-properties fo:margin-left="0cm" fo:margin-right="0cm" fo:text-align="start" style:justify-single-word="false" fo:text-indent="0cm" style:auto-text-indent="false"/>
      <style:text-properties style:font-name="Source Sans Pro" fo:font-size="8pt" style:text-underline-style="none" officeooo:paragraph-rsid="002ee116"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properties style:font-name="Source Sans Pro" fo:font-size="8pt" style:text-underline-style="none" officeooo:rsid="001ee127" officeooo:paragraph-rsid="001ee127" style:font-size-asian="8pt" style:font-size-complex="8pt"/>
    </style:style>
    <style:style style:name="P26" style:family="paragraph" style:parent-style-name="Standard">
      <loext:graphic-properties draw:fill="none"/>
      <style:paragraph-properties fo:margin-left="-1cm" fo:margin-right="-1.199cm" fo:text-indent="0cm" style:auto-text-indent="false" fo:background-color="transparent"/>
      <style:text-properties fo:color="#000000" style:font-name="Source Sans Pro" fo:font-size="8pt" style:text-underline-style="none" style:font-size-asian="8pt" style:font-size-complex="8pt"/>
    </style:style>
    <style:style style:name="P27" style:family="paragraph" style:parent-style-name="Standard">
      <loext:graphic-properties draw:fill="none"/>
      <style:paragraph-properties fo:margin-left="-1cm" fo:margin-right="-1.199cm" fo:text-indent="0cm" style:auto-text-indent="false" fo:background-color="transparent"/>
      <style:text-properties fo:color="#000000" style:font-name="Source Sans Pro" fo:font-size="13.5pt" style:text-underline-style="none" fo:font-weight="bold" officeooo:paragraph-rsid="001db6e9" style:font-size-asian="13.5pt" style:font-weight-asian="bold" style:font-size-complex="13.5pt" style:font-weight-complex="bold"/>
    </style:style>
    <style:style style:name="P28" style:family="paragraph" style:parent-style-name="Standard">
      <loext:graphic-properties draw:fill="none"/>
      <style:paragraph-properties fo:margin-left="-1cm" fo:margin-right="-1.199cm" fo:text-indent="0cm" style:auto-text-indent="false" fo:background-color="transparent"/>
      <style:text-properties fo:color="#000000" style:font-name="Source Sans Pro" fo:font-size="13.5pt" style:text-underline-style="none" fo:font-weight="bold" officeooo:paragraph-rsid="005c2265" style:font-size-asian="13.5pt" style:font-weight-asian="bold" style:font-size-complex="13.5pt" style:font-weight-complex="bold"/>
    </style:style>
    <style:style style:name="P29" style:family="paragraph" style:parent-style-name="Standard">
      <loext:graphic-properties draw:fill="none"/>
      <style:paragraph-properties fo:margin-left="-1cm" fo:margin-right="-1.199cm" fo:text-indent="0cm" style:auto-text-indent="false" fo:background-color="transparent"/>
      <style:text-properties fo:color="#000000" style:font-name="Source Sans Pro" fo:font-size="13.5pt" style:text-underline-style="none" officeooo:paragraph-rsid="005c2265" style:font-size-asian="13.5pt" style:font-size-complex="13.5pt"/>
    </style:style>
    <style:style style:name="P30" style:family="paragraph" style:parent-style-name="Standard">
      <loext:graphic-properties draw:fill="none"/>
      <style:paragraph-properties fo:margin-left="-1cm" fo:margin-right="-1.199cm" fo:text-indent="0cm" style:auto-text-indent="false" fo:background-color="transparent"/>
      <style:text-properties officeooo:paragraph-rsid="004a19a2"/>
    </style:style>
    <style:style style:name="P31" style:family="paragraph" style:parent-style-name="Standard">
      <loext:graphic-properties draw:fill="none"/>
      <style:paragraph-properties fo:margin-left="-1cm" fo:margin-right="-1.199cm" fo:text-indent="0cm" style:auto-text-indent="false" fo:background-color="transparent"/>
      <style:text-properties fo:font-size="8pt" style:text-underline-style="none" officeooo:paragraph-rsid="005c2265" style:font-size-asian="8pt" style:font-size-complex="8pt"/>
    </style:style>
    <style:style style:name="P32"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13.5pt" fo:letter-spacing="normal" fo:font-style="normal" style:text-underline-style="none" fo:font-weight="normal" officeooo:paragraph-rsid="00054a0a" style:font-size-asian="13.5pt" style:font-size-complex="13.5pt"/>
    </style:style>
    <style:style style:name="P33"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13.5pt" fo:letter-spacing="normal" fo:font-style="normal" style:text-underline-style="none" fo:font-weight="normal" officeooo:paragraph-rsid="001db6e9" style:font-size-asian="13.5pt" style:font-size-complex="13.5pt"/>
    </style:style>
    <style:style style:name="P34"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13.5pt" fo:letter-spacing="normal" fo:font-style="normal" style:text-underline-style="none" fo:font-weight="normal" officeooo:paragraph-rsid="004d49e2" style:font-size-asian="13.5pt" style:font-size-complex="13.5pt"/>
    </style:style>
    <style:style style:name="P35"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13.5pt" fo:letter-spacing="normal" fo:font-style="normal" style:text-underline-style="none" fo:font-weight="normal" officeooo:rsid="004e5a3e" officeooo:paragraph-rsid="004e5a3e" style:font-size-asian="13.5pt" style:font-size-complex="13.5pt"/>
    </style:style>
    <style:style style:name="P36"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13.5pt" fo:letter-spacing="normal" fo:font-style="normal" style:text-underline-style="none" fo:font-weight="bold" officeooo:rsid="004d49e2" officeooo:paragraph-rsid="004d49e2" style:font-size-asian="13.5pt" style:font-weight-asian="bold" style:font-size-complex="13.5pt" style:font-weight-complex="bold"/>
    </style:style>
    <style:style style:name="P37"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13.5pt" fo:letter-spacing="normal" fo:font-style="normal" style:text-underline-style="none" fo:font-weight="bold" officeooo:rsid="004e5a3e" officeooo:paragraph-rsid="004e5a3e" style:font-size-asian="13.5pt" style:font-weight-asian="bold" style:font-size-complex="13.5pt" style:font-weight-complex="bold"/>
    </style:style>
    <style:style style:name="P38"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8pt" fo:letter-spacing="normal" fo:font-style="normal" style:text-underline-style="none" fo:font-weight="normal" officeooo:rsid="004d49e2" officeooo:paragraph-rsid="004d49e2" style:font-size-asian="8pt" style:font-size-complex="8pt"/>
    </style:style>
    <style:style style:name="P39"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333333" style:font-name="Source Sans Pro" fo:font-size="8pt" fo:letter-spacing="normal" fo:font-style="normal" style:text-underline-style="none" fo:font-weight="normal" officeooo:rsid="004e5a3e" officeooo:paragraph-rsid="004e5a3e" style:font-size-asian="8pt" style:font-size-complex="8pt"/>
    </style:style>
    <style:style style:name="P40" style:family="paragraph" style:parent-style-name="Standard">
      <loext:graphic-properties draw:fill="none"/>
      <style:paragraph-properties fo:margin-left="-1cm" fo:margin-right="-1.199cm" fo:text-indent="0cm" style:auto-text-indent="false" fo:background-color="transparent"/>
      <style:text-properties fo:font-variant="normal" fo:text-transform="none" fo:color="#000000" style:font-name="Source Sans Pro" fo:font-size="13.5pt" fo:letter-spacing="normal" fo:font-style="normal" style:text-underline-style="none" fo:font-weight="normal" officeooo:paragraph-rsid="000cd004" style:font-size-asian="13.5pt" style:font-size-complex="13.5pt"/>
    </style:style>
    <style:style style:name="P41" style:family="paragraph" style:parent-style-name="Standard">
      <loext:graphic-properties draw:fill="none"/>
      <style:paragraph-properties fo:margin-left="-1cm" fo:margin-right="-1.199cm" fo:text-indent="0cm" style:auto-text-indent="false" fo:background-color="transparent"/>
      <style:text-properties fo:font-size="13.5pt" style:text-underline-style="none" officeooo:paragraph-rsid="0060673d" style:font-size-asian="13.5pt" style:font-size-complex="13.5pt"/>
    </style:style>
    <style:style style:name="P42"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style:font-size-asian="13.5pt" style:font-size-complex="13.5pt"/>
    </style:style>
    <style:style style:name="P43"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309696" style:font-size-asian="13.5pt" style:font-size-complex="13.5pt"/>
    </style:style>
    <style:style style:name="P44"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013d04" officeooo:paragraph-rsid="00013d04" style:font-size-asian="13.5pt" style:font-size-complex="13.5pt"/>
    </style:style>
    <style:style style:name="P45"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022f57" style:font-size-asian="13.5pt" style:font-size-complex="13.5pt"/>
    </style:style>
    <style:style style:name="P46"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054a0a" style:font-size-asian="13.5pt" style:font-size-complex="13.5pt"/>
    </style:style>
    <style:style style:name="P47"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06df2c" officeooo:paragraph-rsid="0007c9c0" style:font-size-asian="13.5pt" style:font-size-complex="13.5pt"/>
    </style:style>
    <style:style style:name="P48"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0bbfa2" style:font-size-asian="13.5pt" style:font-size-complex="13.5pt"/>
    </style:style>
    <style:style style:name="P49"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0bbfa2" officeooo:paragraph-rsid="000bbfa2" style:font-size-asian="13.5pt" style:font-size-complex="13.5pt"/>
    </style:style>
    <style:style style:name="P50"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0bbfa2" officeooo:paragraph-rsid="000cc977" style:font-size-asian="13.5pt" style:font-size-complex="13.5pt"/>
    </style:style>
    <style:style style:name="P51"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0cc977" style:font-size-asian="13.5pt" style:font-size-complex="13.5pt"/>
    </style:style>
    <style:style style:name="P52"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0cd004" officeooo:paragraph-rsid="000e4b38" style:font-size-asian="13.5pt" style:font-size-complex="13.5pt"/>
    </style:style>
    <style:style style:name="P53"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0cd004" officeooo:paragraph-rsid="000cd004" style:font-size-asian="13.5pt" style:font-size-complex="13.5pt"/>
    </style:style>
    <style:style style:name="P54"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0e4b38" officeooo:paragraph-rsid="000e4b38" style:font-size-asian="13.5pt" style:font-size-complex="13.5pt"/>
    </style:style>
    <style:style style:name="P55"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149097" officeooo:paragraph-rsid="00164d45" style:font-size-asian="13.5pt" style:font-size-complex="13.5pt"/>
    </style:style>
    <style:style style:name="P56"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2310e5" officeooo:paragraph-rsid="00232866" style:font-size-asian="13.5pt" style:font-size-complex="13.5pt"/>
    </style:style>
    <style:style style:name="P57"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215d70" officeooo:paragraph-rsid="00215d70" style:font-size-asian="13.5pt" style:font-size-complex="13.5pt"/>
    </style:style>
    <style:style style:name="P58"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0cd004" style:font-size-asian="13.5pt" style:font-size-complex="13.5pt"/>
    </style:style>
    <style:style style:name="P59"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25d8ca" officeooo:paragraph-rsid="0025d8ca" style:font-size-asian="13.5pt" style:font-size-complex="13.5pt"/>
    </style:style>
    <style:style style:name="P60"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29296a" officeooo:paragraph-rsid="0029296a" style:font-size-asian="13.5pt" style:font-size-complex="13.5pt"/>
    </style:style>
    <style:style style:name="P61"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29e687" officeooo:paragraph-rsid="0029e687" style:font-size-asian="13.5pt" style:font-size-complex="13.5pt"/>
    </style:style>
    <style:style style:name="P62"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29e687" officeooo:paragraph-rsid="004d49e2" style:font-size-asian="13.5pt" style:font-size-complex="13.5pt"/>
    </style:style>
    <style:style style:name="P63"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4665dc" officeooo:paragraph-rsid="004665dc" style:font-size-asian="13.5pt" style:font-size-complex="13.5pt"/>
    </style:style>
    <style:style style:name="P64"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4665dc" officeooo:paragraph-rsid="00480bcf" style:font-size-asian="13.5pt" style:font-size-complex="13.5pt"/>
    </style:style>
    <style:style style:name="P65"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4665dc" officeooo:paragraph-rsid="004935cf" style:font-size-asian="13.5pt" style:font-size-complex="13.5pt"/>
    </style:style>
    <style:style style:name="P66"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4935cf" style:font-size-asian="13.5pt" style:font-size-complex="13.5pt"/>
    </style:style>
    <style:style style:name="P67"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4a19a2" officeooo:paragraph-rsid="004a19a2" style:font-size-asian="13.5pt" style:font-size-complex="13.5pt"/>
    </style:style>
    <style:style style:name="P68"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1db6e9" style:font-size-asian="13.5pt" style:font-size-complex="13.5pt"/>
    </style:style>
    <style:style style:name="P69"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rsid="0051cae3" officeooo:paragraph-rsid="0051cae3" style:font-size-asian="13.5pt" style:font-size-complex="13.5pt"/>
    </style:style>
    <style:style style:name="P70"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5a5f03" style:font-size-asian="13.5pt" style:font-size-complex="13.5pt"/>
    </style:style>
    <style:style style:name="P71"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59a4c3" style:font-size-asian="13.5pt" style:font-size-complex="13.5pt"/>
    </style:style>
    <style:style style:name="P72"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5c2265" style:font-size-asian="13.5pt" style:font-size-complex="13.5pt"/>
    </style:style>
    <style:style style:name="P73"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1b3d60" style:font-size-asian="13.5pt" style:font-size-complex="13.5pt"/>
    </style:style>
    <style:style style:name="P74"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60673d" style:font-size-asian="13.5pt" style:font-size-complex="13.5pt"/>
    </style:style>
    <style:style style:name="P75"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054a0a" style:font-size-asian="13.5pt" style:font-weight-asian="bold" style:font-size-complex="13.5pt" style:font-weight-complex="bold"/>
    </style:style>
    <style:style style:name="P76"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013d04" style:font-size-asian="13.5pt" style:font-weight-asian="bold" style:font-size-complex="13.5pt" style:font-weight-complex="bold"/>
    </style:style>
    <style:style style:name="P77"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0a1fce" officeooo:paragraph-rsid="000a1fce" style:font-size-asian="13.5pt" style:font-weight-asian="bold" style:font-size-complex="13.5pt" style:font-weight-complex="bold"/>
    </style:style>
    <style:style style:name="P78"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0a1fce" style:font-size-asian="13.5pt" style:font-weight-asian="bold" style:font-size-complex="13.5pt" style:font-weight-complex="bold"/>
    </style:style>
    <style:style style:name="P79"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0cc977" style:font-size-asian="13.5pt" style:font-weight-asian="bold" style:font-size-complex="13.5pt" style:font-weight-complex="bold"/>
    </style:style>
    <style:style style:name="P80"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0cd004" style:font-size-asian="13.5pt" style:font-weight-asian="bold" style:font-size-complex="13.5pt" style:font-weight-complex="bold"/>
    </style:style>
    <style:style style:name="P81"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2310e5" officeooo:paragraph-rsid="002310e5" style:font-size-asian="13.5pt" style:font-weight-asian="bold" style:font-size-complex="13.5pt" style:font-weight-complex="bold"/>
    </style:style>
    <style:style style:name="P82"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232866" officeooo:paragraph-rsid="00232866" style:font-size-asian="13.5pt" style:font-weight-asian="bold" style:font-size-complex="13.5pt" style:font-weight-complex="bold"/>
    </style:style>
    <style:style style:name="P83"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215d70" officeooo:paragraph-rsid="00215d70" style:font-size-asian="13.5pt" style:font-weight-asian="bold" style:font-size-complex="13.5pt" style:font-weight-complex="bold"/>
    </style:style>
    <style:style style:name="P84"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29296a" officeooo:paragraph-rsid="0029296a" style:font-size-asian="13.5pt" style:font-weight-asian="bold" style:font-size-complex="13.5pt" style:font-weight-complex="bold"/>
    </style:style>
    <style:style style:name="P85"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25d8ca" officeooo:paragraph-rsid="0029296a" style:font-size-asian="13.5pt" style:font-weight-asian="bold" style:font-size-complex="13.5pt" style:font-weight-complex="bold"/>
    </style:style>
    <style:style style:name="P86"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4665dc" officeooo:paragraph-rsid="004665dc" style:font-size-asian="13.5pt" style:font-weight-asian="bold" style:font-size-complex="13.5pt" style:font-weight-complex="bold"/>
    </style:style>
    <style:style style:name="P87"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4d49e2" style:font-size-asian="13.5pt" style:font-weight-asian="bold" style:font-size-complex="13.5pt" style:font-weight-complex="bold"/>
    </style:style>
    <style:style style:name="P88"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29e687" officeooo:paragraph-rsid="004d49e2" style:font-size-asian="13.5pt" style:font-weight-asian="bold" style:font-size-complex="13.5pt" style:font-weight-complex="bold"/>
    </style:style>
    <style:style style:name="P89"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4d3e56" style:font-size-asian="13.5pt" style:font-weight-asian="bold" style:font-size-complex="13.5pt" style:font-weight-complex="bold"/>
    </style:style>
    <style:style style:name="P90"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4d3e56" officeooo:paragraph-rsid="004d3e56" style:font-size-asian="13.5pt" style:font-weight-asian="bold" style:font-size-complex="13.5pt" style:font-weight-complex="bold"/>
    </style:style>
    <style:style style:name="P91"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4a19a2" officeooo:paragraph-rsid="004a19a2" style:font-size-asian="13.5pt" style:font-weight-asian="bold" style:font-size-complex="13.5pt" style:font-weight-complex="bold"/>
    </style:style>
    <style:style style:name="P92"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4c4e2c" officeooo:paragraph-rsid="004c4e2c" style:font-size-asian="13.5pt" style:font-weight-asian="bold" style:font-size-complex="13.5pt" style:font-weight-complex="bold"/>
    </style:style>
    <style:style style:name="P93"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1db6e9" style:font-size-asian="13.5pt" style:font-weight-asian="bold" style:font-size-complex="13.5pt" style:font-weight-complex="bold"/>
    </style:style>
    <style:style style:name="P94"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4d49e2" officeooo:paragraph-rsid="004d49e2" style:font-size-asian="13.5pt" style:font-weight-asian="bold" style:font-size-complex="13.5pt" style:font-weight-complex="bold"/>
    </style:style>
    <style:style style:name="P95"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51cae3" officeooo:paragraph-rsid="0051cae3" style:font-size-asian="13.5pt" style:font-weight-asian="bold" style:font-size-complex="13.5pt" style:font-weight-complex="bold"/>
    </style:style>
    <style:style style:name="P96"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5716ad" style:font-size-asian="13.5pt" style:font-weight-asian="bold" style:font-size-complex="13.5pt" style:font-weight-complex="bold"/>
    </style:style>
    <style:style style:name="P97"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59a4c3" style:font-size-asian="13.5pt" style:font-weight-asian="bold" style:font-size-complex="13.5pt" style:font-weight-complex="bold"/>
    </style:style>
    <style:style style:name="P98"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5c2265" style:font-size-asian="13.5pt" style:font-weight-asian="bold" style:font-size-complex="13.5pt" style:font-weight-complex="bold"/>
    </style:style>
    <style:style style:name="P99"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style:font-size-asian="13.5pt" style:font-weight-asian="bold" style:font-size-complex="13.5pt" style:font-weight-complex="bold"/>
    </style:style>
    <style:style style:name="P100"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31767e" officeooo:paragraph-rsid="0031767e" style:font-size-asian="13.5pt" style:font-weight-asian="bold" style:font-size-complex="13.5pt" style:font-weight-complex="bold"/>
    </style:style>
    <style:style style:name="P101"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309696" officeooo:paragraph-rsid="00309696" style:font-size-asian="13.5pt" style:font-weight-asian="bold" style:font-size-complex="13.5pt" style:font-weight-complex="bold"/>
    </style:style>
    <style:style style:name="P102"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309696" style:font-size-asian="13.5pt" style:font-weight-asian="bold" style:font-size-complex="13.5pt" style:font-weight-complex="bold"/>
    </style:style>
    <style:style style:name="P103"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60673d" style:font-size-asian="13.5pt" style:font-weight-asian="bold" style:font-size-complex="13.5pt" style:font-weight-complex="bold"/>
    </style:style>
    <style:style style:name="P104"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normal" officeooo:rsid="000bbfa2" officeooo:paragraph-rsid="000bbfa2" style:font-size-asian="13.5pt" style:font-weight-asian="normal" style:font-size-complex="13.5pt" style:font-weight-complex="normal"/>
    </style:style>
    <style:style style:name="P105" style:family="paragraph" style:parent-style-name="Standard">
      <loext:graphic-properties draw:fill="none"/>
      <style:paragraph-properties fo:margin-left="-1cm" fo:margin-right="-1.199cm" fo:text-indent="0cm" style:auto-text-indent="false" fo:background-color="transparent"/>
      <style:text-properties style:font-name="Source Sans Pro" fo:font-size="13.5pt" style:text-underline-style="none" fo:font-weight="normal" officeooo:paragraph-rsid="005f1d27" style:font-size-asian="13.5pt" style:font-weight-asian="normal" style:font-size-complex="13.5pt" style:font-weight-complex="normal"/>
    </style:style>
    <style:style style:name="P106" style:family="paragraph" style:parent-style-name="Standard">
      <loext:graphic-properties draw:fill="none"/>
      <style:paragraph-properties fo:margin-left="-1cm" fo:margin-right="-1.199cm" fo:text-indent="0cm" style:auto-text-indent="false" fo:background-color="transparent"/>
      <style:text-properties style:font-name="Source Sans Pro" fo:font-size="7pt" style:text-underline-style="none" officeooo:paragraph-rsid="00166d9c" style:font-size-asian="7pt" style:font-size-complex="7pt"/>
    </style:style>
    <style:style style:name="P107" style:family="paragraph" style:parent-style-name="Standard">
      <loext:graphic-properties draw:fill="none"/>
      <style:paragraph-properties fo:margin-left="-1cm" fo:margin-right="-1.199cm" fo:text-indent="0cm" style:auto-text-indent="false" fo:background-color="transparent"/>
      <style:text-properties style:font-name="Source Sans Pro" fo:font-size="9pt" style:text-underline-style="none" style:font-size-asian="9pt" style:font-size-complex="9pt"/>
    </style:style>
    <style:style style:name="P108" style:family="paragraph" style:parent-style-name="Standard">
      <loext:graphic-properties draw:fill="none"/>
      <style:paragraph-properties fo:margin-left="-1cm" fo:margin-right="-1.199cm" fo:text-indent="0cm" style:auto-text-indent="false" fo:background-color="transparent"/>
      <style:text-properties style:font-name="Source Sans Pro" fo:font-size="9pt" style:text-underline-style="none" officeooo:paragraph-rsid="001cbadc" style:font-size-asian="9pt" style:font-size-complex="9pt"/>
    </style:style>
    <style:style style:name="P109"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paragraph-rsid="00309696" style:font-size-asian="8pt" style:font-size-complex="8pt"/>
    </style:style>
    <style:style style:name="P110"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rsid="00232866" officeooo:paragraph-rsid="00232866" style:font-size-asian="8pt" style:font-size-complex="8pt"/>
    </style:style>
    <style:style style:name="P111"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rsid="002310e5" officeooo:paragraph-rsid="002310e5" style:font-size-asian="8pt" style:font-size-complex="8pt"/>
    </style:style>
    <style:style style:name="P112"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rsid="004d49e2" officeooo:paragraph-rsid="004d49e2" style:font-size-asian="8pt" style:font-size-complex="8pt"/>
    </style:style>
    <style:style style:name="P113"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paragraph-rsid="004c4e2c" style:font-size-asian="8pt" style:font-size-complex="8pt"/>
    </style:style>
    <style:style style:name="P114"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rsid="004b5a7a" officeooo:paragraph-rsid="004b5a7a" style:font-size-asian="8pt" style:font-size-complex="8pt"/>
    </style:style>
    <style:style style:name="P115"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rsid="004a19a2" officeooo:paragraph-rsid="004a19a2" style:font-size-asian="8pt" style:font-size-complex="8pt"/>
    </style:style>
    <style:style style:name="P116"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rsid="004c4e2c" officeooo:paragraph-rsid="004c4e2c" style:font-size-asian="8pt" style:font-size-complex="8pt"/>
    </style:style>
    <style:style style:name="P117"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rsid="0051cae3" officeooo:paragraph-rsid="0051cae3" style:font-size-asian="8pt" style:font-size-complex="8pt"/>
    </style:style>
    <style:style style:name="P118"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style:font-size-asian="8pt" style:font-size-complex="8pt"/>
    </style:style>
    <style:style style:name="P119"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paragraph-rsid="0059a4c3" style:font-size-asian="8pt" style:font-size-complex="8pt"/>
    </style:style>
    <style:style style:name="P120"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paragraph-rsid="002d7776" style:font-size-asian="8pt" style:font-size-complex="8pt"/>
    </style:style>
    <style:style style:name="P121"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officeooo:paragraph-rsid="001b3d60" style:font-size-asian="8pt" style:font-size-complex="8pt"/>
    </style:style>
    <style:style style:name="P122" style:family="paragraph" style:parent-style-name="Standard">
      <loext:graphic-properties draw:fill="none"/>
      <style:paragraph-properties fo:margin-left="-1cm" fo:margin-right="-1.199cm" fo:text-indent="0cm" style:auto-text-indent="false" fo:background-color="transparent"/>
      <style:text-properties style:font-name="Source Sans Pro" fo:font-size="8pt" style:text-underline-style="none" fo:font-weight="bold" officeooo:rsid="0031767e" officeooo:paragraph-rsid="0031767e" style:font-size-asian="8pt" style:font-weight-asian="bold" style:font-size-complex="8pt" style:font-weight-complex="bold"/>
    </style:style>
    <style:style style:name="P123" style:family="paragraph" style:parent-style-name="Standard">
      <loext:graphic-properties draw:fill="none"/>
      <style:paragraph-properties fo:margin-left="-1cm" fo:margin-right="-1.199cm" fo:text-indent="0cm" style:auto-text-indent="false" fo:background-color="transparent"/>
      <style:text-properties style:font-name="Source Sans Pro" style:text-underline-style="none" officeooo:paragraph-rsid="004a19a2"/>
    </style:style>
    <style:style style:name="P124" style:family="paragraph" style:parent-style-name="Standard">
      <loext:graphic-properties draw:fill="none"/>
      <style:paragraph-properties fo:margin-left="-1cm" fo:margin-right="-1.199cm" fo:text-indent="0cm" style:auto-text-indent="false" fo:background-color="transparent"/>
      <style:text-properties style:text-underline-style="none" officeooo:paragraph-rsid="005c2265"/>
    </style:style>
    <style:style style:name="P125" style:family="paragraph" style:parent-style-name="Standard">
      <loext:graphic-properties draw:fill="none"/>
      <style:paragraph-properties fo:margin-left="-1cm" fo:margin-right="-1.199cm" fo:text-indent="0cm" style:auto-text-indent="false" fo:background-color="transparent"/>
      <style:text-properties style:text-underline-style="none" officeooo:paragraph-rsid="005ebbb4"/>
    </style:style>
    <style:style style:name="P126" style:family="paragraph" style:parent-style-name="Standard">
      <loext:graphic-properties draw:fill="none"/>
      <style:paragraph-properties fo:margin-left="-1cm" fo:margin-right="-1.199cm" fo:text-indent="0cm" style:auto-text-indent="false" fo:background-color="transparent"/>
      <style:text-properties style:text-underline-style="none" fo:font-weight="bold" officeooo:paragraph-rsid="005ebbb4" style:font-weight-asian="bold" style:font-weight-complex="bold"/>
    </style:style>
    <style:style style:name="P127" style:family="paragraph" style:parent-style-name="Standard" style:master-page-name="">
      <loext:graphic-properties draw:fill="none"/>
      <style:paragraph-properties fo:margin-left="-1cm" fo:margin-right="-1.199cm" fo:text-indent="0cm" style:auto-text-indent="false" style:page-number="auto" fo:background-color="transparent"/>
      <style:text-properties style:font-name="Source Sans Pro" fo:font-size="13.5pt" style:text-underline-style="none" fo:font-weight="bold" officeooo:paragraph-rsid="00013d04" style:font-size-asian="13.5pt" style:font-weight-asian="bold" style:font-size-complex="13.5pt" style:font-weight-complex="bold"/>
    </style:style>
    <style:style style:name="P128" style:family="paragraph" style:parent-style-name="Standard">
      <loext:graphic-properties draw:fill="none"/>
      <style:paragraph-properties fo:margin-left="0cm" fo:margin-right="-1.199cm" fo:text-indent="0cm" style:auto-text-indent="false" fo:background-color="transparent"/>
      <style:text-properties style:font-name="Source Sans Pro" fo:font-size="13.5pt" style:text-underline-style="none" officeooo:paragraph-rsid="001db6e9" style:font-size-asian="13.5pt" style:font-size-complex="13.5pt"/>
    </style:style>
    <style:style style:name="P129" style:family="paragraph" style:parent-style-name="Standard">
      <loext:graphic-properties draw:fill="none"/>
      <style:paragraph-properties fo:margin-left="0cm" fo:margin-right="-1.199cm" fo:text-indent="0cm" style:auto-text-indent="false" fo:background-color="transparent"/>
      <style:text-properties style:font-name="Source Sans Pro" style:text-underline-style="none" officeooo:rsid="004a19a2" officeooo:paragraph-rsid="004a19a2"/>
    </style:style>
    <style:style style:name="P130" style:family="paragraph" style:parent-style-name="Standard">
      <loext:graphic-properties draw:fill="none"/>
      <style:paragraph-properties fo:margin-left="0cm" fo:margin-right="-1.199cm" fo:text-indent="0cm" style:auto-text-indent="false" fo:background-color="transparent"/>
      <style:text-properties style:font-name="Source Sans Pro" style:text-underline-style="none" fo:font-weight="bold" officeooo:rsid="004a19a2" officeooo:paragraph-rsid="004a19a2" style:font-weight-asian="bold" style:font-weight-complex="bold"/>
    </style:style>
    <style:style style:name="P131"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32" style:family="paragraph" style:parent-style-name="Standard">
      <style:paragraph-properties fo:margin-left="0cm" fo:margin-right="0cm" fo:text-align="start" style:justify-single-word="false" fo:text-indent="0cm" style:auto-text-indent="false"/>
      <style:text-properties style:font-name="Source Sans Pro" fo:font-size="8pt" style:text-underline-style="none" style:font-size-asian="8pt" style:font-size-complex="8pt"/>
    </style:style>
    <style:style style:name="P133" style:family="paragraph" style:parent-style-name="Standard">
      <style:paragraph-properties fo:margin-left="0cm" fo:margin-right="0cm" fo:text-align="start" style:justify-single-word="false" fo:text-indent="0cm" style:auto-text-indent="false"/>
      <style:text-properties style:font-name="Source Sans Pro" fo:font-size="8pt" style:text-underline-style="none" officeooo:paragraph-rsid="004b5a7a" style:font-size-asian="8pt" style:font-size-complex="8pt"/>
    </style:style>
    <style:style style:name="P134" style:family="paragraph" style:parent-style-name="Standard">
      <style:paragraph-properties fo:margin-left="0cm" fo:margin-right="0cm" fo:text-align="start" style:justify-single-word="false" fo:text-indent="0cm" style:auto-text-indent="false"/>
      <style:text-properties style:font-name="Monospace" fo:font-size="8pt" style:text-underline-style="none" style:font-size-asian="8pt" style:font-size-complex="8pt"/>
    </style:style>
    <style:style style:name="P135" style:family="paragraph" style:parent-style-name="Standard">
      <style:paragraph-properties fo:margin-left="0cm" fo:margin-right="0cm" fo:text-align="start" style:justify-single-word="false" fo:text-indent="0cm" style:auto-text-indent="false"/>
      <style:text-properties style:font-name="Monospace" fo:font-size="9pt" style:text-underline-style="none" style:font-size-asian="9pt" style:font-size-complex="9pt"/>
    </style:style>
    <style:style style:name="P136"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137" style:family="paragraph" style:parent-style-name="Table_20_Contents">
      <loext:graphic-properties draw:fill="none"/>
      <style:paragraph-properties fo:margin-left="-1cm" fo:margin-right="-1.199cm" fo:text-indent="0cm" style:auto-text-indent="false" fo:background-color="transparent"/>
      <style:text-properties style:font-name="Source Sans Pro" fo:font-size="13.5pt" style:text-underline-style="none" officeooo:rsid="004d3e56" officeooo:paragraph-rsid="004d3e56" style:font-size-asian="13.5pt" style:font-size-complex="13.5pt"/>
    </style:style>
    <style:style style:name="P138" style:family="paragraph" style:parent-style-name="Table_20_Contents">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4d3e56" officeooo:paragraph-rsid="004d3e56" style:font-size-asian="13.5pt" style:font-weight-asian="bold" style:font-size-complex="13.5pt" style:font-weight-complex="bold"/>
    </style:style>
    <style:style style:name="P139" style:family="paragraph" style:parent-style-name="Table_20_Contents">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4d49e2" officeooo:paragraph-rsid="004d49e2" style:font-size-asian="13.5pt" style:font-weight-asian="bold" style:font-size-complex="13.5pt" style:font-weight-complex="bold"/>
    </style:style>
    <style:style style:name="P140" style:family="paragraph" style:parent-style-name="Text_20_body">
      <style:text-properties style:text-underline-style="none"/>
    </style:style>
    <style:style style:name="P141" style:family="paragraph" style:parent-style-name="Text_20_body" style:list-style-name="L4">
      <style:paragraph-properties fo:margin-top="0cm" fo:margin-bottom="0cm" loext:contextual-spacing="false" fo:orphans="2" fo:widows="2" fo:padding="0cm" fo:border="none"/>
      <style:text-properties fo:font-variant="normal" fo:text-transform="none" style:font-name="Roboto" fo:font-size="14pt" fo:letter-spacing="normal" fo:font-style="normal" style:text-underline-style="none" fo:font-weight="normal"/>
    </style:style>
    <style:style style:name="P142"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 fo:font-size="14pt" fo:letter-spacing="normal" fo:font-style="normal" style:text-underline-style="none" fo:font-weight="normal"/>
    </style:style>
    <style:style style:name="P143" style:family="paragraph" style:parent-style-name="Text_20_body">
      <loext:graphic-properties draw:fill="none"/>
      <style:paragraph-properties fo:margin-left="-1cm" fo:margin-right="-1.199cm" fo:text-indent="0cm" style:auto-text-indent="false" fo:background-color="transparent"/>
      <style:text-properties fo:font-variant="normal" fo:text-transform="none" fo:color="#000000" style:font-name="Source Sans Pro" fo:font-size="13.5pt" fo:letter-spacing="normal" fo:font-style="normal" style:text-underline-style="none" fo:font-weight="normal" officeooo:paragraph-rsid="005576f2" style:font-size-asian="13.5pt" style:font-size-complex="13.5pt"/>
    </style:style>
    <style:style style:name="P144" style:family="paragraph" style:parent-style-name="Text_20_body">
      <loext:graphic-properties draw:fill="none"/>
      <style:paragraph-properties fo:margin-left="-1cm" fo:margin-right="-1.199cm" fo:text-indent="0cm" style:auto-text-indent="false" fo:background-color="transparent"/>
      <style:text-properties fo:font-variant="normal" fo:text-transform="none" style:font-name="Roboto" fo:font-size="14pt" fo:letter-spacing="normal" fo:font-style="normal" style:text-underline-style="none" fo:font-weight="normal" style:font-size-asian="13.5pt" style:font-size-complex="13.5pt"/>
    </style:style>
    <style:style style:name="P145"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037d47" style:font-size-asian="13.5pt" style:font-size-complex="13.5pt"/>
    </style:style>
    <style:style style:name="P146"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rsid="00037d47" officeooo:paragraph-rsid="00037d47" style:font-size-asian="13.5pt" style:font-size-complex="13.5pt"/>
    </style:style>
    <style:style style:name="P147"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05470c" style:font-size-asian="13.5pt" style:font-size-complex="13.5pt"/>
    </style:style>
    <style:style style:name="P148"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118c7b" style:font-size-asian="13.5pt" style:font-size-complex="13.5pt"/>
    </style:style>
    <style:style style:name="P149"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rsid="00130449" officeooo:paragraph-rsid="00149097" style:font-size-asian="13.5pt" style:font-size-complex="13.5pt"/>
    </style:style>
    <style:style style:name="P150"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rsid="00149097" officeooo:paragraph-rsid="00149097" style:font-size-asian="13.5pt" style:font-size-complex="13.5pt"/>
    </style:style>
    <style:style style:name="P151"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rsid="00149097" officeooo:paragraph-rsid="00168217" style:font-size-asian="13.5pt" style:font-size-complex="13.5pt"/>
    </style:style>
    <style:style style:name="P152"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rsid="00164d45" officeooo:paragraph-rsid="00168217" style:font-size-asian="13.5pt" style:font-size-complex="13.5pt"/>
    </style:style>
    <style:style style:name="P153"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officeooo:paragraph-rsid="005576f2" style:font-size-asian="13.5pt" style:font-size-complex="13.5pt"/>
    </style:style>
    <style:style style:name="P154"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05470c" style:font-size-asian="13.5pt" style:font-weight-asian="bold" style:font-size-complex="13.5pt" style:font-weight-complex="bold"/>
    </style:style>
    <style:style style:name="P155"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paragraph-rsid="00118c7b" style:font-size-asian="13.5pt" style:font-weight-asian="bold" style:font-size-complex="13.5pt" style:font-weight-complex="bold"/>
    </style:style>
    <style:style style:name="P156"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166d9c" officeooo:paragraph-rsid="00166d9c" style:font-size-asian="13.5pt" style:font-weight-asian="bold" style:font-size-complex="13.5pt" style:font-weight-complex="bold"/>
    </style:style>
    <style:style style:name="P157"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130449" officeooo:paragraph-rsid="00164d45" style:font-size-asian="13.5pt" style:font-weight-asian="bold" style:font-size-complex="13.5pt" style:font-weight-complex="bold"/>
    </style:style>
    <style:style style:name="P158" style:family="paragraph" style:parent-style-name="Text_20_body">
      <loext:graphic-properties draw:fill="none"/>
      <style:paragraph-properties fo:margin-left="-1cm" fo:margin-right="-1.199cm" fo:text-indent="0cm" style:auto-text-indent="false" fo:background-color="transparent"/>
      <style:text-properties style:font-name="Source Sans Pro" fo:font-size="13.5pt" style:text-underline-style="none" fo:font-weight="bold" officeooo:rsid="0016cabe" officeooo:paragraph-rsid="0016cabe" style:font-size-asian="13.5pt" style:font-weight-asian="bold" style:font-size-complex="13.5pt" style:font-weight-complex="bold"/>
    </style:style>
    <style:style style:name="P159" style:family="paragraph" style:parent-style-name="Text_20_body">
      <loext:graphic-properties draw:fill="none"/>
      <style:paragraph-properties fo:margin-left="-1cm" fo:margin-right="-1.199cm" fo:text-indent="0cm" style:auto-text-indent="false" fo:background-color="transparent"/>
      <style:text-properties style:font-name="Source Sans Pro" style:text-underline-style="none" officeooo:paragraph-rsid="004b5a7a"/>
    </style:style>
    <style:style style:name="P160" style:family="paragraph" style:parent-style-name="Text_20_body">
      <loext:graphic-properties draw:fill="none"/>
      <style:paragraph-properties fo:margin-left="-1cm" fo:margin-right="-1.199cm" fo:text-indent="0cm" style:auto-text-indent="false" fo:background-color="transparent"/>
      <style:text-properties style:font-name="Source Sans Pro" style:text-underline-style="none" fo:font-weight="bold" officeooo:paragraph-rsid="004c4e2c" style:font-weight-asian="bold" style:font-weight-complex="bold"/>
    </style:style>
    <style:style style:name="P161" style:family="paragraph" style:parent-style-name="Text_20_body">
      <loext:graphic-properties draw:fill="none"/>
      <style:paragraph-properties fo:margin-left="-1cm" fo:margin-right="-1.199cm" fo:text-indent="0cm" style:auto-text-indent="false" fo:background-color="transparent"/>
      <style:text-properties style:font-name="Source Sans Pro" style:text-underline-style="none" fo:font-weight="bold" officeooo:rsid="004b5a7a" officeooo:paragraph-rsid="004b5a7a" style:font-weight-asian="bold" style:font-weight-complex="bold"/>
    </style:style>
    <style:style style:name="P162" style:family="paragraph" style:parent-style-name="Text_20_body">
      <loext:graphic-properties draw:fill="none"/>
      <style:paragraph-properties fo:margin-left="-1cm" fo:margin-right="-1.199cm" fo:text-indent="0cm" style:auto-text-indent="false" fo:background-color="transparent"/>
      <style:text-properties style:font-name="Source Sans Pro" style:text-underline-style="none" officeooo:paragraph-rsid="004c4e2c"/>
    </style:style>
    <style:style style:name="P163" style:family="paragraph" style:parent-style-name="Text_20_body">
      <loext:graphic-properties draw:fill="none"/>
      <style:paragraph-properties fo:margin-left="-1cm" fo:margin-right="-1.199cm" fo:text-indent="0cm" style:auto-text-indent="false" fo:background-color="transparent"/>
      <style:text-properties officeooo:paragraph-rsid="005a0f5a"/>
    </style:style>
    <style:style style:name="P164" style:family="paragraph" style:parent-style-name="Text_20_body">
      <loext:graphic-properties draw:fill="none"/>
      <style:paragraph-properties fo:margin-left="-1cm" fo:margin-right="-1.199cm" fo:text-indent="0cm" style:auto-text-indent="false" fo:background-color="transparent"/>
      <style:text-properties officeooo:paragraph-rsid="005a5f03"/>
    </style:style>
    <style:style style:name="P165" style:family="paragraph" style:parent-style-name="Text_20_body">
      <loext:graphic-properties draw:fill="none"/>
      <style:paragraph-properties fo:margin-left="-1cm" fo:margin-right="-1.199cm" fo:text-indent="0cm" style:auto-text-indent="false" fo:background-color="transparent"/>
      <style:text-properties style:text-underline-style="none" officeooo:paragraph-rsid="005716ad"/>
    </style:style>
    <style:style style:name="P166" style:family="paragraph" style:parent-style-name="Text_20_body">
      <loext:graphic-properties draw:fill="none"/>
      <style:paragraph-properties fo:margin-left="-1cm" fo:margin-right="-1.199cm" fo:text-indent="0cm" style:auto-text-indent="false" fo:background-color="transparent"/>
      <style:text-properties style:text-underline-style="none" fo:font-weight="bold" officeooo:paragraph-rsid="005716ad" style:font-weight-asian="bold" style:font-weight-complex="bold"/>
    </style:style>
    <style:style style:name="P167" style:family="paragraph" style:parent-style-name="Text_20_body">
      <loext:graphic-properties draw:fill="none"/>
      <style:paragraph-properties fo:margin-left="-1cm" fo:margin-right="-1.199cm" fo:text-indent="0cm" style:auto-text-indent="false" fo:background-color="transparent"/>
      <style:text-properties style:text-underline-style="none" fo:font-weight="bold" officeooo:paragraph-rsid="005a5f03" style:font-weight-asian="bold" style:font-weight-complex="bold"/>
    </style:style>
    <style:style style:name="P168" style:family="paragraph" style:parent-style-name="Text_20_body">
      <loext:graphic-properties draw:fill="none"/>
      <style:paragraph-properties fo:margin-left="-1cm" fo:margin-right="-1.199cm" fo:text-indent="0cm" style:auto-text-indent="false" fo:background-color="transparent"/>
      <style:text-properties style:text-underline-style="none" officeooo:rsid="005716ad" officeooo:paragraph-rsid="0057b499"/>
    </style:style>
    <style:style style:name="P169" style:family="paragraph" style:parent-style-name="Text_20_body">
      <loext:graphic-properties draw:fill="none"/>
      <style:paragraph-properties fo:margin-left="-1cm" fo:margin-right="-1.199cm" fo:text-indent="0cm" style:auto-text-indent="false" fo:background-color="transparent"/>
      <style:text-properties style:text-underline-style="none" officeooo:paragraph-rsid="005a5f03"/>
    </style:style>
    <style:style style:name="T1" style:family="text">
      <style:text-properties fo:font-weight="bold" style:font-weight-asian="bold" style:font-weight-complex="bold"/>
    </style:style>
    <style:style style:name="T2" style:family="text">
      <style:text-properties fo:font-weight="bold" officeooo:rsid="0006df2c" style:font-weight-asian="bold" style:font-weight-complex="bold"/>
    </style:style>
    <style:style style:name="T3" style:family="text">
      <style:text-properties fo:font-weight="bold" officeooo:rsid="00054a0a" style:font-weight-asian="bold" style:font-weight-complex="bold"/>
    </style:style>
    <style:style style:name="T4" style:family="text">
      <style:text-properties fo:font-weight="bold" officeooo:rsid="000a1fce" style:font-weight-asian="bold" style:font-weight-complex="bold"/>
    </style:style>
    <style:style style:name="T5" style:family="text">
      <style:text-properties fo:font-weight="bold" officeooo:rsid="004a19a2" style:font-weight-asian="bold" style:font-weight-complex="bold"/>
    </style:style>
    <style:style style:name="T6" style:family="text">
      <style:text-properties fo:font-weight="bold" officeooo:rsid="000fb0ec" style:font-weight-asian="bold" style:font-weight-complex="bold"/>
    </style:style>
    <style:style style:name="T7" style:family="text">
      <style:text-properties fo:font-weight="bold" officeooo:rsid="00118c7b" style:font-weight-asian="bold" style:font-weight-complex="bold"/>
    </style:style>
    <style:style style:name="T8" style:family="text">
      <style:text-properties officeooo:rsid="00013d04"/>
    </style:style>
    <style:style style:name="T9" style:family="text">
      <style:text-properties officeooo:rsid="00022f57"/>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officeooo:rsid="00037d47"/>
    </style:style>
    <style:style style:name="T12" style:family="text">
      <style:text-properties fo:font-variant="normal" fo:text-transform="none" fo:color="#333333" fo:letter-spacing="normal" fo:font-style="normal" fo:font-weight="normal" officeooo:rsid="00054a0a"/>
    </style:style>
    <style:style style:name="T13" style:family="text">
      <style:text-properties fo:font-variant="normal" fo:text-transform="none" fo:color="#333333" fo:letter-spacing="normal" fo:font-style="normal" officeooo:rsid="0005470c"/>
    </style:style>
    <style:style style:name="T14" style:family="text">
      <style:text-properties fo:font-variant="normal" fo:text-transform="none" fo:color="#333333" fo:letter-spacing="normal" fo:font-style="normal" officeooo:rsid="00054a0a"/>
    </style:style>
    <style:style style:name="T15" style:family="text">
      <style:text-properties fo:font-variant="normal" fo:text-transform="none" fo:color="#333333" style:font-name="Source Sans Pro" fo:font-size="13.5pt" fo:letter-spacing="normal" fo:font-style="normal" fo:font-weight="normal" style:font-size-asian="13.5pt" style:font-size-complex="13.5pt"/>
    </style:style>
    <style:style style:name="T16" style:family="text">
      <style:text-properties fo:font-variant="normal" fo:text-transform="none" fo:color="#333333" style:font-name="Source Sans Pro" fo:font-size="13.5pt" fo:letter-spacing="normal" fo:font-style="normal" fo:font-weight="bold" style:font-size-asian="13.5pt" style:font-weight-asian="bold" style:font-size-complex="13.5pt" style:font-weight-complex="bold"/>
    </style:style>
    <style:style style:name="T17" style:family="text">
      <style:text-properties fo:font-variant="normal" fo:text-transform="none" fo:color="#333333" style:font-name="Source Sans Pro" fo:font-size="13.5pt" fo:letter-spacing="normal" fo:font-style="normal" fo:font-weight="bold" officeooo:rsid="0005470c" style:font-size-asian="13.5pt" style:font-weight-asian="bold" style:font-size-complex="13.5pt" style:font-weight-complex="bold"/>
    </style:style>
    <style:style style:name="T18" style:family="text">
      <style:text-properties fo:font-variant="normal" fo:text-transform="none" fo:color="#333333" style:font-name="Source Sans Pro" fo:font-size="13.5pt" fo:letter-spacing="normal" fo:font-style="normal" style:text-underline-style="solid" style:text-underline-width="auto" style:text-underline-color="font-color" fo:font-weight="normal" style:font-size-asian="13.5pt" style:font-size-complex="13.5pt"/>
    </style:style>
    <style:style style:name="T19" style:family="text">
      <style:text-properties fo:font-variant="normal" fo:text-transform="none" fo:color="#333333" style:font-name="Source Sans Pro" fo:font-size="13.5pt" fo:letter-spacing="normal" fo:font-style="normal" style:text-underline-style="solid" style:text-underline-width="auto" style:text-underline-color="font-color" fo:font-weight="bold" style:font-size-asian="13.5pt" style:font-weight-asian="bold" style:font-size-complex="13.5pt" style:font-weight-complex="bold"/>
    </style:style>
    <style:style style:name="T20" style:family="text">
      <style:text-properties fo:font-variant="normal" fo:text-transform="none" fo:color="#333333" style:font-name="Source Sans Pro" fo:font-size="13.5pt" fo:letter-spacing="normal" fo:font-style="normal" style:text-underline-style="solid" style:text-underline-width="auto" style:text-underline-color="font-color" fo:font-weight="bold" officeooo:rsid="0005470c" style:font-size-asian="13.5pt" style:font-weight-asian="bold" style:font-size-complex="13.5pt" style:font-weight-complex="bold"/>
    </style:style>
    <style:style style:name="T21" style:family="text">
      <style:text-properties fo:font-variant="normal" fo:text-transform="none" fo:color="#333333" style:font-name="Source Sans Pro" fo:font-size="13.5pt" fo:letter-spacing="normal" fo:font-style="normal" style:text-underline-style="none" fo:font-weight="normal" style:font-size-asian="13.5pt" style:font-size-complex="13.5pt"/>
    </style:style>
    <style:style style:name="T22" style:family="text">
      <style:text-properties fo:font-variant="normal" fo:text-transform="none" fo:color="#333333" style:font-name="Source Sans Pro" fo:font-size="13.5pt" fo:letter-spacing="normal" fo:font-style="normal" style:text-underline-style="none" fo:font-weight="bold" style:font-size-asian="13.5pt" style:font-weight-asian="bold" style:font-size-complex="13.5pt" style:font-weight-complex="bold"/>
    </style:style>
    <style:style style:name="T23" style:family="text">
      <style:text-properties fo:font-variant="normal" fo:text-transform="none" fo:color="#333333" style:font-name="Source Sans Pro" fo:font-size="13.5pt" fo:letter-spacing="normal" fo:font-style="normal" style:text-underline-style="none" fo:font-weight="bold" officeooo:rsid="0005470c" style:font-size-asian="13.5pt" style:font-weight-asian="bold" style:font-size-complex="13.5pt" style:font-weight-complex="bold"/>
    </style:style>
    <style:style style:name="T24" style:family="text">
      <style:text-properties fo:font-variant="normal" fo:text-transform="none" fo:color="#222222" style:text-line-through-style="none" style:text-line-through-type="none" style:font-name="Source Sans Pro" fo:font-size="13.5pt" fo:letter-spacing="normal" fo:font-style="normal" style:text-underline-style="none" fo:font-weight="normal" style:text-blinking="false" fo:background-color="transparent" loext:char-shading-value="0" style:font-size-asian="13.5pt" style:font-size-complex="13.5pt"/>
    </style:style>
    <style:style style:name="T25" style:family="text">
      <style:text-properties fo:font-variant="normal" fo:text-transform="none" fo:color="#222222" style:text-line-through-style="none" style:text-line-through-type="none" style:font-name="Source Sans Pro" fo:font-size="13.5pt" fo:letter-spacing="normal" fo:font-style="normal" fo:font-weight="normal" style:text-blinking="false" fo:background-color="transparent" loext:char-shading-value="0" style:font-size-asian="13.5pt" style:font-size-complex="13.5pt"/>
    </style:style>
    <style:style style:name="T26" style:family="text">
      <style:text-properties fo:font-variant="normal" fo:text-transform="none" fo:color="#222222" style:text-line-through-style="none" style:text-line-through-type="none" style:font-name="Source Sans Pro" fo:font-size="13.5pt" fo:letter-spacing="normal" fo:font-style="normal" style:text-underline-style="solid" style:text-underline-width="auto" style:text-underline-color="font-color" fo:font-weight="normal" style:text-blinking="false" fo:background-color="transparent" loext:char-shading-value="0" style:font-size-asian="13.5pt" style:font-size-complex="13.5pt"/>
    </style:style>
    <style:style style:name="T27" style:family="text">
      <style:text-properties fo:font-variant="normal" fo:text-transform="none" fo:color="#222222" fo:letter-spacing="normal" fo:font-style="normal" officeooo:rsid="000fb0ec"/>
    </style:style>
    <style:style style:name="T28" style:family="text">
      <style:text-properties fo:font-variant="normal" fo:text-transform="none" fo:color="#222222" style:font-name="Source Sans Pro" fo:font-size="13.5pt" fo:letter-spacing="normal" fo:font-style="normal" fo:font-weight="normal" style:font-size-asian="13.5pt" style:font-weight-asian="normal" style:font-size-complex="13.5pt" style:font-weight-complex="normal"/>
    </style:style>
    <style:style style:name="T29" style:family="text">
      <style:text-properties fo:font-variant="normal" fo:text-transform="none" fo:color="#222222" style:font-name="Source Sans Pro" fo:font-size="13.5pt" fo:letter-spacing="normal" fo:font-style="normal" fo:font-weight="normal" style:font-size-asian="13.5pt" style:font-size-complex="13.5pt"/>
    </style:style>
    <style:style style:name="T30" style:family="text">
      <style:text-properties fo:font-variant="normal" fo:text-transform="none" fo:color="#222222" style:font-name="Source Sans Pro" fo:font-size="13.5pt" fo:letter-spacing="normal" fo:font-style="normal" fo:font-weight="normal" officeooo:rsid="000fb0ec" style:font-size-asian="13.5pt" style:font-size-complex="13.5pt"/>
    </style:style>
    <style:style style:name="T31" style:family="text">
      <style:text-properties fo:font-variant="normal" fo:text-transform="none" fo:color="#222222" style:font-name="Source Sans Pro" fo:font-size="13.5pt" fo:letter-spacing="normal" fo:font-style="normal" fo:font-weight="bold" officeooo:rsid="00118c7b" style:font-size-asian="13.5pt" style:font-weight-asian="bold" style:font-size-complex="13.5pt" style:font-weight-complex="bold"/>
    </style:style>
    <style:style style:name="T32" style:family="text">
      <style:text-properties fo:font-variant="normal" fo:text-transform="none" fo:color="#222222" style:font-name="Source Sans Pro" fo:font-size="13.5pt" fo:letter-spacing="normal" fo:font-style="normal" fo:font-weight="bold" style:font-size-asian="13.5pt" style:font-size-complex="13.5pt"/>
    </style:style>
    <style:style style:name="T33" style:family="text">
      <style:text-properties fo:font-variant="normal" fo:text-transform="none" fo:color="#222222" style:font-name="Source Sans Pro" fo:font-size="13.5pt" fo:letter-spacing="normal" fo:font-style="normal" style:text-underline-style="solid" style:text-underline-width="auto" style:text-underline-color="font-color" fo:font-weight="normal" style:font-size-asian="13.5pt" style:font-weight-asian="normal" style:font-size-complex="13.5pt" style:font-weight-complex="normal"/>
    </style:style>
    <style:style style:name="T34" style:family="text">
      <style:text-properties fo:font-variant="normal" fo:text-transform="none" fo:color="#222222" style:font-name="Source Sans Pro" fo:font-size="13.5pt" fo:letter-spacing="normal" fo:font-style="normal" style:text-underline-style="solid" style:text-underline-width="auto" style:text-underline-color="font-color" fo:font-weight="normal" style:font-size-asian="13.5pt" style:font-size-complex="13.5pt"/>
    </style:style>
    <style:style style:name="T35" style:family="text">
      <style:text-properties fo:font-variant="normal" fo:text-transform="none" fo:color="#222222" style:font-name="Source Sans Pro" fo:font-size="13.5pt" fo:letter-spacing="normal" fo:font-style="normal" style:text-underline-style="solid" style:text-underline-width="auto" style:text-underline-color="font-color" fo:font-weight="normal" officeooo:rsid="000fb0ec" style:font-size-asian="13.5pt" style:font-size-complex="13.5pt"/>
    </style:style>
    <style:style style:name="T36" style:family="text">
      <style:text-properties fo:font-variant="normal" fo:text-transform="none" fo:color="#222222" style:font-name="Source Sans Pro" fo:font-size="13.5pt" fo:letter-spacing="normal" fo:font-style="normal" style:text-underline-style="solid" style:text-underline-width="auto" style:text-underline-color="font-color" fo:font-weight="bold" officeooo:rsid="00118c7b" style:font-size-asian="13.5pt" style:font-weight-asian="bold" style:font-size-complex="13.5pt" style:font-weight-complex="bold"/>
    </style:style>
    <style:style style:name="T37" style:family="text">
      <style:text-properties fo:font-variant="normal" fo:text-transform="none" fo:color="#222222" style:font-name="Source Sans Pro" fo:font-size="13.5pt" fo:letter-spacing="normal" fo:font-style="normal" style:text-underline-style="solid" style:text-underline-width="auto" style:text-underline-color="font-color" fo:font-weight="bold" style:font-size-asian="13.5pt" style:font-size-complex="13.5pt"/>
    </style:style>
    <style:style style:name="T38" style:family="text">
      <style:text-properties fo:font-variant="normal" fo:text-transform="none" fo:color="#222222" style:font-name="Source Sans Pro" fo:font-size="13.5pt" fo:letter-spacing="normal" fo:font-style="normal" style:text-underline-style="none" fo:font-weight="normal" style:font-size-asian="13.5pt" style:font-weight-asian="normal" style:font-size-complex="13.5pt" style:font-weight-complex="normal"/>
    </style:style>
    <style:style style:name="T39" style:family="text">
      <style:text-properties fo:font-variant="normal" fo:text-transform="none" fo:color="#222222" style:font-name="Source Sans Pro" fo:font-size="13.5pt" fo:letter-spacing="normal" fo:font-style="normal" style:text-underline-style="none" fo:font-weight="normal" style:font-size-asian="13.5pt" style:font-size-complex="13.5pt"/>
    </style:style>
    <style:style style:name="T40" style:family="text">
      <style:text-properties fo:font-variant="normal" fo:text-transform="none" fo:color="#222222" style:font-name="Source Sans Pro" fo:font-size="13.5pt" fo:letter-spacing="normal" fo:font-style="normal" style:text-underline-style="none" fo:font-weight="normal" officeooo:rsid="000fb0ec" style:font-size-asian="13.5pt" style:font-size-complex="13.5pt"/>
    </style:style>
    <style:style style:name="T41" style:family="text">
      <style:text-properties fo:font-variant="normal" fo:text-transform="none" fo:color="#222222" style:font-name="Source Sans Pro" fo:font-size="13.5pt" fo:letter-spacing="normal" fo:font-style="normal" style:text-underline-style="none" fo:font-weight="bold" officeooo:rsid="00118c7b" style:font-size-asian="13.5pt" style:font-weight-asian="bold" style:font-size-complex="13.5pt" style:font-weight-complex="bold"/>
    </style:style>
    <style:style style:name="T42" style:family="text">
      <style:text-properties fo:font-variant="normal" fo:text-transform="none" fo:color="#222222" style:font-name="Source Sans Pro" fo:font-size="13.5pt" fo:letter-spacing="normal" fo:font-style="normal" style:text-underline-style="none" fo:font-weight="bold" style:font-size-asian="13.5pt" style:font-size-complex="13.5pt"/>
    </style:style>
    <style:style style:name="T43" style:family="text">
      <style:text-properties fo:font-variant="normal" fo:text-transform="none" fo:color="#404040" fo:font-size="13.5pt" fo:letter-spacing="normal" fo:font-style="normal" fo:font-weight="normal" officeooo:rsid="004a19a2" style:font-size-asian="13.5pt" style:font-size-complex="13.5pt"/>
    </style:style>
    <style:style style:name="T44" style:family="text">
      <style:text-properties fo:font-variant="normal" fo:text-transform="none" fo:color="#404040" style:font-name="Source Sans Pro" fo:font-size="12.75pt" fo:letter-spacing="normal" fo:font-style="normal" fo:font-weight="normal"/>
    </style:style>
    <style:style style:name="T45" style:family="text">
      <style:text-properties fo:font-variant="normal" fo:text-transform="none" fo:color="#404040" style:font-name="Source Sans Pro" fo:font-size="12.75pt" fo:letter-spacing="normal" fo:font-style="normal" style:text-underline-style="solid" style:text-underline-width="auto" style:text-underline-color="font-color" fo:font-weight="normal"/>
    </style:style>
    <style:style style:name="T46" style:family="text">
      <style:text-properties fo:font-variant="normal" fo:text-transform="none" fo:color="#404040" style:font-name="Source Sans Pro" fo:font-size="12.75pt" fo:letter-spacing="normal" fo:font-style="normal" style:text-underline-style="none" fo:font-weight="normal"/>
    </style:style>
    <style:style style:name="T47" style:family="text">
      <style:text-properties fo:font-variant="normal" fo:text-transform="none" fo:color="#000000" fo:font-size="13.5pt" fo:letter-spacing="normal" fo:font-style="normal" fo:font-weight="normal" officeooo:rsid="004a19a2" style:font-size-asian="13.5pt" style:font-size-complex="13.5pt"/>
    </style:style>
    <style:style style:name="T48" style:family="text">
      <style:text-properties fo:font-variant="normal" fo:text-transform="none" fo:color="#000000" fo:font-size="13.5pt" fo:letter-spacing="normal" fo:font-style="normal" fo:font-weight="normal" officeooo:rsid="004b5a7a" style:font-size-asian="13.5pt" style:font-size-complex="13.5pt"/>
    </style:style>
    <style:style style:name="T49" style:family="text">
      <style:text-properties fo:font-variant="normal" fo:text-transform="none" fo:color="#000000" fo:font-size="13.5pt" fo:letter-spacing="normal" fo:font-style="normal" style:font-size-asian="13.5pt" style:font-size-complex="13.5pt"/>
    </style:style>
    <style:style style:name="T50" style:family="text">
      <style:text-properties fo:font-variant="normal" fo:text-transform="none" fo:color="#000000" fo:font-size="13.5pt" fo:letter-spacing="normal" fo:font-style="normal" officeooo:rsid="004a19a2" style:font-size-asian="13.5pt" style:font-size-complex="13.5pt"/>
    </style:style>
    <style:style style:name="T51" style:family="text">
      <style:text-properties fo:font-variant="normal" fo:text-transform="none" fo:color="#000000" fo:font-size="13.5pt" fo:letter-spacing="normal" fo:font-style="normal" officeooo:rsid="004b5a7a" style:font-size-asian="13.5pt" style:font-size-complex="13.5pt"/>
    </style:style>
    <style:style style:name="T52" style:family="text">
      <style:text-properties fo:font-variant="normal" fo:text-transform="none" fo:color="#000000" fo:font-size="13.5pt" fo:letter-spacing="normal" fo:font-style="normal" officeooo:rsid="004c4e2c" style:font-size-asian="13.5pt" style:font-size-complex="13.5pt"/>
    </style:style>
    <style:style style:name="T53" style:family="text">
      <style:text-properties fo:font-variant="normal" fo:text-transform="none" fo:color="#000000" fo:font-size="8pt" fo:letter-spacing="normal" fo:font-style="normal" fo:font-weight="normal" officeooo:rsid="004b5a7a" style:font-size-asian="8pt" style:font-weight-asian="bold" style:font-size-complex="8pt"/>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fo:letter-spacing="normal" fo:font-style="normal" fo:font-weight="normal" officeooo:rsid="005576f2"/>
    </style:style>
    <style:style style:name="T56" style:family="text">
      <style:text-properties fo:font-variant="normal" fo:text-transform="none" fo:color="#000000" style:font-name="Source Sans Pro" fo:font-size="13.5pt" fo:letter-spacing="normal" fo:font-style="normal" fo:font-weight="normal" style:font-size-asian="13.5pt" style:font-size-complex="13.5pt"/>
    </style:style>
    <style:style style:name="T57" style:family="text">
      <style:text-properties fo:font-variant="normal" fo:text-transform="none" fo:color="#000000" style:font-name="Source Sans Pro" fo:font-size="13.5pt" fo:letter-spacing="normal" fo:font-style="normal" fo:font-weight="normal" officeooo:rsid="005716ad" style:font-size-asian="13.5pt" style:font-size-complex="13.5pt"/>
    </style:style>
    <style:style style:name="T58" style:family="text">
      <style:text-properties fo:font-variant="normal" fo:text-transform="none" fo:color="#000000" style:font-name="Source Sans Pro" fo:font-size="13.5pt" fo:letter-spacing="normal" fo:font-style="normal" fo:font-weight="normal" officeooo:rsid="005716ad" style:font-size-asian="13.5pt" style:font-size-complex="13.5pt" loext:padding="0cm" loext:border="none"/>
    </style:style>
    <style:style style:name="T59" style:family="text">
      <style:text-properties fo:font-variant="normal" fo:text-transform="none" fo:color="#000000" style:font-name="Source Sans Pro" fo:font-size="13.5pt" fo:letter-spacing="normal" fo:font-style="normal" fo:font-weight="normal" style:font-size-asian="13.5pt" style:font-weight-asian="normal" style:font-size-complex="13.5pt" style:font-weight-complex="normal"/>
    </style:style>
    <style:style style:name="T60" style:family="text">
      <style:text-properties fo:font-variant="normal" fo:text-transform="none" fo:color="#000000" style:font-name="Source Sans Pro" fo:font-size="13.5pt" fo:letter-spacing="normal" fo:font-style="normal" officeooo:rsid="005716ad" style:font-size-asian="13.5pt" style:font-size-complex="13.5pt" loext:padding="0cm" loext:border="none"/>
    </style:style>
    <style:style style:name="T61" style:family="text">
      <style:text-properties fo:font-variant="normal" fo:text-transform="none" fo:color="#000000" style:font-name="Source Sans Pro" fo:font-size="13.5pt" fo:letter-spacing="normal" fo:font-style="normal" officeooo:rsid="005a5f03" style:font-size-asian="13.5pt" style:font-size-complex="13.5pt"/>
    </style:style>
    <style:style style:name="T62" style:family="text">
      <style:text-properties fo:font-variant="normal" fo:text-transform="none" fo:color="#000000" style:font-name="Source Sans Pro" fo:font-size="13.5pt" fo:letter-spacing="normal" fo:font-style="normal" style:text-underline-style="solid" style:text-underline-width="auto" style:text-underline-color="font-color" fo:font-weight="normal" style:font-size-asian="13.5pt" style:font-weight-asian="normal" style:font-size-complex="13.5pt" style:font-weight-complex="normal"/>
    </style:style>
    <style:style style:name="T63" style:family="text">
      <style:text-properties fo:font-variant="normal" fo:text-transform="none" fo:color="#000000" style:font-name="Source Sans Pro" fo:font-size="13.5pt" fo:letter-spacing="normal" fo:font-style="normal" style:text-underline-style="none" fo:font-weight="normal" style:font-size-asian="13.5pt" style:font-weight-asian="normal" style:font-size-complex="13.5pt" style:font-weight-complex="normal"/>
    </style:style>
    <style:style style:name="T64" style:family="text">
      <style:text-properties fo:font-variant="normal" fo:text-transform="none" fo:color="#000000" style:font-name="Raleway" fo:font-size="13.5pt" fo:letter-spacing="normal" fo:font-style="normal" fo:font-weight="bold" style:font-size-asian="13.5pt" style:font-weight-asian="normal" style:font-size-complex="13.5pt" style:font-weight-complex="normal"/>
    </style:style>
    <style:style style:name="T65" style:family="text">
      <style:text-properties fo:font-variant="normal" fo:text-transform="none" fo:color="#000000" style:font-name="Raleway" fo:font-size="13.5pt" fo:letter-spacing="normal" fo:font-style="normal" style:text-underline-style="solid" style:text-underline-width="auto" style:text-underline-color="font-color" fo:font-weight="bold" style:font-size-asian="13.5pt" style:font-weight-asian="normal" style:font-size-complex="13.5pt" style:font-weight-complex="normal"/>
    </style:style>
    <style:style style:name="T66" style:family="text">
      <style:text-properties fo:font-variant="normal" fo:text-transform="none" fo:color="#000000" style:font-name="Raleway" fo:font-size="13.5pt" fo:letter-spacing="normal" fo:font-style="normal" style:text-underline-style="none" fo:font-weight="bold" style:font-size-asian="13.5pt" style:font-weight-asian="normal" style:font-size-complex="13.5pt" style:font-weight-complex="normal"/>
    </style:style>
    <style:style style:name="T67" style:family="text">
      <style:text-properties fo:font-variant="normal" fo:text-transform="none" fo:letter-spacing="normal" fo:font-style="normal"/>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letter-spacing="normal" fo:font-style="normal" fo:font-weight="normal" officeooo:rsid="005c2265"/>
    </style:style>
    <style:style style:name="T70" style:family="text">
      <style:text-properties fo:font-variant="normal" fo:text-transform="none" fo:letter-spacing="normal" fo:font-style="normal" officeooo:rsid="005c2265"/>
    </style:style>
    <style:style style:name="T71" style:family="text">
      <style:text-properties fo:font-variant="normal" fo:text-transform="none" fo:color="#7f0055" fo:letter-spacing="normal" fo:font-style="normal" fo:font-weight="bold" style:font-weight-asian="bold"/>
    </style:style>
    <style:style style:name="T72" style:family="text">
      <style:text-properties fo:font-variant="normal" fo:text-transform="none" fo:color="#7f0055" style:font-name="Monospace1" fo:font-size="16pt" fo:letter-spacing="normal" fo:font-style="normal" fo:font-weight="bold" style:font-size-asian="16pt" style:font-weight-asian="bold" style:font-size-complex="13.5pt"/>
    </style:style>
    <style:style style:name="T73" style:family="text">
      <style:text-properties fo:font-variant="normal" fo:text-transform="none" fo:color="#202124" style:font-name="arial" fo:font-size="12pt" fo:letter-spacing="normal" fo:font-style="normal" fo:font-weight="normal"/>
    </style:style>
    <style:style style:name="T74" style:family="text">
      <style:text-properties fo:font-variant="normal" fo:text-transform="none" fo:color="#202124" style:font-name="arial" fo:letter-spacing="normal" fo:font-style="normal" fo:font-weight="normal"/>
    </style:style>
    <style:style style:name="T75" style:family="text">
      <style:text-properties fo:font-variant="normal" fo:text-transform="none" fo:color="#202124" fo:letter-spacing="normal" fo:font-style="normal" fo:font-weight="normal"/>
    </style:style>
    <style:style style:name="T76" style:family="text">
      <style:text-properties fo:font-variant="normal" fo:text-transform="none" fo:color="#202124" style:font-name="Source Sans Pro" fo:font-size="13.5pt" fo:letter-spacing="normal" fo:font-style="normal" fo:font-weight="normal" style:font-size-asian="13.5pt" style:font-size-complex="13.5pt"/>
    </style:style>
    <style:style style:name="T77" style:family="text">
      <style:text-properties fo:font-variant="normal" fo:text-transform="none" fo:color="#202124" style:font-name="Source Sans Pro" fo:font-size="13.5pt" fo:letter-spacing="normal" fo:font-style="normal" fo:font-weight="normal" officeooo:rsid="005ebbb4" style:font-size-asian="13.5pt" style:font-size-complex="13.5pt"/>
    </style:style>
    <style:style style:name="T78" style:family="text">
      <style:text-properties fo:font-variant="normal" fo:text-transform="none" fo:color="#202124" style:font-name="Source Sans Pro" fo:font-size="13.5pt" fo:letter-spacing="normal" fo:font-style="normal" style:font-size-asian="13.5pt" style:font-size-complex="13.5pt"/>
    </style:style>
    <style:style style:name="T79" style:family="text">
      <style:text-properties fo:font-variant="normal" fo:text-transform="none" fo:color="#202124" style:font-name="Source Sans Pro" fo:font-size="13.5pt" fo:letter-spacing="normal" fo:font-style="normal" officeooo:rsid="005ebbb4" style:font-size-asian="13.5pt" style:font-size-complex="13.5pt"/>
    </style:style>
    <style:style style:name="T80" style:family="text">
      <style:text-properties fo:font-variant="normal" fo:text-transform="none" fo:color="#202124" style:font-name="Source Sans Pro" fo:font-size="12pt" fo:letter-spacing="normal" fo:font-style="normal" fo:font-weight="normal"/>
    </style:style>
    <style:style style:name="T81" style:family="text">
      <style:text-properties fo:font-variant="normal" fo:text-transform="none" fo:color="#202124" style:font-name="Source Sans Pro" fo:letter-spacing="normal" fo:font-style="normal" fo:font-weight="normal"/>
    </style:style>
    <style:style style:name="T82" style:family="text">
      <style:text-properties fo:font-variant="normal" fo:text-transform="none" style:font-name="Source Sans Pro" fo:font-size="13.5pt" fo:letter-spacing="normal" fo:font-style="normal" style:text-underline-style="none" fo:font-weight="normal" style:font-size-asian="13.5pt" style:font-size-complex="13.5pt"/>
    </style:style>
    <style:style style:name="T83" style:family="text">
      <style:text-properties fo:font-variant="normal" fo:text-transform="none" style:font-name="Source Sans Pro" fo:font-size="13.5pt" fo:letter-spacing="normal" fo:font-style="normal" style:text-underline-style="none" fo:font-weight="normal" officeooo:rsid="000fb0ec" style:font-size-asian="13.5pt" style:font-size-complex="13.5pt"/>
    </style:style>
    <style:style style:name="T84" style:family="text">
      <style:text-properties fo:font-variant="normal" fo:text-transform="none" style:font-name="Source Sans Pro" fo:font-size="13.5pt" fo:letter-spacing="normal" fo:font-style="normal" style:text-underline-style="none" fo:font-weight="normal" style:font-size-asian="13.5pt" style:font-weight-asian="normal" style:font-size-complex="13.5pt" style:font-weight-complex="normal"/>
    </style:style>
    <style:style style:name="T85" style:family="text">
      <style:text-properties fo:font-variant="normal" fo:text-transform="none" style:font-name="Source Sans Pro" fo:font-size="13.5pt" fo:letter-spacing="normal" fo:font-style="normal" style:text-underline-style="none" fo:font-weight="bold" style:font-size-asian="13.5pt" style:font-weight-asian="bold" style:font-size-complex="13.5pt" style:font-weight-complex="bold"/>
    </style:style>
    <style:style style:name="T86" style:family="text">
      <style:text-properties fo:font-variant="normal" fo:text-transform="none" style:font-name="Source Sans Pro" fo:font-size="13.5pt" fo:letter-spacing="normal" fo:font-style="normal" style:text-underline-style="none" fo:font-weight="bold" officeooo:rsid="0005470c" style:font-size-asian="13.5pt" style:font-weight-asian="bold" style:font-size-complex="13.5pt" style:font-weight-complex="bold"/>
    </style:style>
    <style:style style:name="T87" style:family="text">
      <style:text-properties fo:font-variant="normal" fo:text-transform="none" style:font-name="Source Sans Pro" fo:font-size="13.5pt" fo:letter-spacing="normal" fo:font-style="normal" style:text-underline-style="none" fo:font-weight="bold" officeooo:rsid="00118c7b" style:font-size-asian="13.5pt" style:font-weight-asian="bold" style:font-size-complex="13.5pt" style:font-weight-complex="bold"/>
    </style:style>
    <style:style style:name="T88" style:family="text">
      <style:text-properties fo:font-variant="normal" fo:text-transform="none" style:font-name="Source Sans Pro" fo:font-size="13.5pt" fo:letter-spacing="normal" fo:font-style="normal" style:text-underline-style="none" fo:font-weight="bold" style:font-size-asian="13.5pt" style:font-size-complex="13.5pt"/>
    </style:style>
    <style:style style:name="T89" style:family="text">
      <style:text-properties fo:font-variant="normal" fo:text-transform="none" style:font-name="Source Sans Pro" fo:font-size="12.75pt" fo:letter-spacing="normal" fo:font-style="normal" style:text-underline-style="none" fo:font-weight="normal"/>
    </style:style>
    <style:style style:name="T90" style:family="text">
      <style:text-properties fo:font-variant="normal" fo:text-transform="none" fo:color="#030303" style:font-name="Roboto1" fo:font-size="10.5pt" fo:letter-spacing="normal" fo:font-style="normal" fo:font-weight="normal" fo:background-color="#f9f9f9" loext:char-shading-value="0" loext:padding="0cm" loext:border="none"/>
    </style:style>
    <style:style style:name="T91" style:family="text">
      <style:text-properties fo:font-variant="normal" fo:text-transform="none" fo:color="#030303" style:font-name="Roboto1" fo:font-size="10.5pt" fo:letter-spacing="normal" fo:font-style="normal" fo:background-color="#f9f9f9" loext:char-shading-value="0" loext:padding="0cm" loext:border="none"/>
    </style:style>
    <style:style style:name="T92" style:family="text">
      <style:text-properties fo:font-variant="normal" fo:text-transform="none" fo:color="#030303" style:font-name="Roboto1" fo:letter-spacing="normal" fo:font-style="normal" fo:background-color="#f9f9f9" loext:char-shading-value="0" loext:padding="0cm" loext:border="none"/>
    </style:style>
    <style:style style:name="T93" style:family="text">
      <style:text-properties fo:font-variant="normal" fo:text-transform="none" fo:color="#030303" fo:letter-spacing="normal" fo:background-color="#f9f9f9" loext:char-shading-value="0" loext:padding="0cm" loext:border="none"/>
    </style:style>
    <style:style style:name="T94" style:family="text">
      <style:text-properties fo:font-variant="normal" fo:text-transform="none" fo:color="#030303" fo:letter-spacing="normal" fo:font-style="normal" fo:background-color="#f9f9f9" loext:char-shading-value="0" loext:padding="0cm" loext:border="none"/>
    </style:style>
    <style:style style:name="T95" style:family="text">
      <style:text-properties fo:font-variant="normal" fo:text-transform="none" style:text-line-through-style="none" style:text-line-through-type="none" style:font-name="Source Sans Pro" fo:font-size="13.5pt" fo:letter-spacing="normal" fo:font-style="normal" style:text-underline-style="none" fo:font-weight="normal" style:text-blinking="false" fo:background-color="transparent" loext:char-shading-value="0" style:font-size-asian="13.5pt" style:font-size-complex="13.5pt"/>
    </style:style>
    <style:style style:name="T96" style:family="text">
      <style:text-properties fo:font-variant="normal" fo:text-transform="none" fo:font-size="13.5pt" fo:letter-spacing="normal" fo:font-style="normal" fo:font-weight="normal" officeooo:rsid="004a19a2" style:font-size-asian="13.5pt" style:font-size-complex="13.5pt"/>
    </style:style>
    <style:style style:name="T97" style:family="text">
      <style:text-properties fo:font-variant="normal" fo:text-transform="none" fo:font-size="13.5pt" fo:letter-spacing="normal" fo:font-style="normal" fo:font-weight="normal" officeooo:rsid="004b5a7a" style:font-size-asian="13.5pt" style:font-size-complex="13.5pt"/>
    </style:style>
    <style:style style:name="T98" style:family="text">
      <style:text-properties fo:font-variant="normal" fo:text-transform="none" fo:font-size="13.5pt" fo:letter-spacing="normal" fo:font-style="normal" officeooo:rsid="004a19a2" style:font-size-asian="13.5pt" style:font-size-complex="13.5pt"/>
    </style:style>
    <style:style style:name="T99" style:family="text">
      <style:text-properties fo:font-variant="normal" fo:text-transform="none" fo:font-size="13.5pt" fo:letter-spacing="normal" fo:font-style="normal" officeooo:rsid="004b5a7a" style:font-size-asian="13.5pt" style:font-size-complex="13.5pt"/>
    </style:style>
    <style:style style:name="T100" style:family="text">
      <style:text-properties fo:font-variant="normal" fo:text-transform="none" fo:font-size="13.5pt" fo:letter-spacing="normal" fo:font-style="normal" officeooo:rsid="004c4e2c" style:font-size-asian="13.5pt" style:font-size-complex="13.5pt"/>
    </style:style>
    <style:style style:name="T101" style:family="text">
      <style:text-properties fo:font-variant="normal" fo:text-transform="none" style:font-name="Raleway" fo:font-size="13.5pt" fo:letter-spacing="normal" fo:font-style="normal" style:text-underline-style="none" fo:font-weight="bold" style:font-size-asian="13.5pt" style:font-weight-asian="normal" style:font-size-complex="13.5pt" style:font-weight-complex="normal"/>
    </style:style>
    <style:style style:name="T102" style:family="text">
      <style:text-properties fo:font-weight="normal" officeooo:rsid="000a1fce" style:font-weight-asian="normal" style:font-weight-complex="normal"/>
    </style:style>
    <style:style style:name="T103" style:family="text">
      <style:text-properties fo:font-weight="normal" officeooo:rsid="000bbfa2" style:font-weight-asian="normal" style:font-weight-complex="normal"/>
    </style:style>
    <style:style style:name="T104" style:family="text">
      <style:text-properties officeooo:rsid="00037d47"/>
    </style:style>
    <style:style style:name="T105" style:family="text">
      <style:text-properties officeooo:rsid="0005470c"/>
    </style:style>
    <style:style style:name="T106" style:family="text">
      <style:text-properties officeooo:rsid="00054a0a"/>
    </style:style>
    <style:style style:name="T107" style:family="text">
      <style:text-properties officeooo:rsid="0006df2c"/>
    </style:style>
    <style:style style:name="T108" style:family="text">
      <style:text-properties officeooo:rsid="0007c9c0"/>
    </style:style>
    <style:style style:name="T109" style:family="text">
      <style:text-properties officeooo:rsid="0009f7c6"/>
    </style:style>
    <style:style style:name="T110" style:family="text">
      <style:text-properties officeooo:rsid="000bbfa2"/>
    </style:style>
    <style:style style:name="T111" style:family="text">
      <style:text-properties officeooo:rsid="000cc977"/>
    </style:style>
    <style:style style:name="T112" style:family="text">
      <style:text-properties officeooo:rsid="000e4b38"/>
    </style:style>
    <style:style style:name="T113" style:family="text">
      <style:text-properties fo:color="#7f0055"/>
    </style:style>
    <style:style style:name="T114" style:family="text">
      <style:text-properties fo:color="#7f0055" style:font-name="Monospace" fo:font-size="16pt" fo:font-weight="bold" style:font-size-asian="16pt" style:font-weight-asian="bold"/>
    </style:style>
    <style:style style:name="T115" style:family="text">
      <style:text-properties fo:color="#7f0055" style:font-name="Monospace" fo:font-size="16pt" style:text-underline-style="solid" style:text-underline-width="auto" style:text-underline-color="font-color" fo:font-weight="bold" style:font-size-asian="16pt" style:font-weight-asian="bold"/>
    </style:style>
    <style:style style:name="T116" style:family="text">
      <style:text-properties fo:color="#7f0055" style:font-name="Monospace" fo:font-weight="bold" style:font-weight-asian="bold"/>
    </style:style>
    <style:style style:name="T117" style:family="text">
      <style:text-properties fo:color="#7f0055" style:font-name="Monospace" fo:font-size="8pt" fo:font-weight="bold" style:font-size-asian="8pt" style:font-weight-asian="bold" style:font-size-complex="8pt"/>
    </style:style>
    <style:style style:name="T118" style:family="text">
      <style:text-properties fo:color="#7f0055" style:font-name="Monospace" fo:font-size="8pt" style:text-underline-style="none" fo:font-weight="bold" style:font-size-asian="8pt" style:font-weight-asian="bold" style:font-size-complex="8pt"/>
    </style:style>
    <style:style style:name="T119" style:family="text">
      <style:text-properties fo:color="#7f0055" style:font-name="Monospace" style:text-underline-style="solid" style:text-underline-width="auto" style:text-underline-color="font-color" fo:font-weight="bold" style:font-weight-asian="bold"/>
    </style:style>
    <style:style style:name="T120" style:family="text">
      <style:text-properties fo:color="#7f0055" fo:font-weight="bold" style:font-weight-asian="bold"/>
    </style:style>
    <style:style style:name="T121" style:family="text">
      <style:text-properties fo:color="#7f0055" fo:font-weight="bold" officeooo:rsid="00166d9c" style:font-weight-asian="bold" style:font-weight-complex="normal"/>
    </style:style>
    <style:style style:name="T122" style:family="text">
      <style:text-properties fo:color="#7f0055" fo:font-weight="bold" style:font-weight-asian="bold"/>
    </style:style>
    <style:style style:name="T123" style:family="text">
      <style:text-properties fo:color="#7f0055" style:text-underline-style="solid" style:text-underline-width="auto" style:text-underline-color="font-color" fo:font-weight="bold" style:font-weight-asian="bold"/>
    </style:style>
    <style:style style:name="T124" style:family="text">
      <style:text-properties fo:color="#7f0055" fo:font-size="8pt" fo:font-weight="bold" style:font-size-asian="8pt" style:font-weight-asian="bold" style:font-size-complex="8pt"/>
    </style:style>
    <style:style style:name="T125" style:family="text">
      <style:text-properties fo:color="#7f0055" fo:font-size="8pt" fo:font-weight="bold" style:font-size-asian="8pt" style:font-weight-asian="bold" style:font-size-complex="8pt"/>
    </style:style>
    <style:style style:name="T126" style:family="text">
      <style:text-properties fo:color="#7f0055" style:font-name="Monospace2" fo:font-weight="bold" style:font-weight-asian="bold"/>
    </style:style>
    <style:style style:name="T127" style:family="text">
      <style:text-properties fo:color="#000000"/>
    </style:style>
    <style:style style:name="T128" style:family="text">
      <style:text-properties fo:color="#000000" style:font-name="Monospace" fo:font-size="16pt" style:font-size-asian="16pt"/>
    </style:style>
    <style:style style:name="T129" style:family="text">
      <style:text-properties fo:color="#000000" style:font-name="Monospace" fo:font-size="16pt" fo:font-style="italic" style:font-size-asian="16pt" style:font-style-asian="italic"/>
    </style:style>
    <style:style style:name="T130" style:family="text">
      <style:text-properties fo:color="#000000" style:font-name="Monospace" fo:font-size="16pt" fo:font-style="italic" style:text-underline-style="solid" style:text-underline-width="auto" style:text-underline-color="font-color" style:font-size-asian="16pt" style:font-style-asian="italic"/>
    </style:style>
    <style:style style:name="T131" style:family="text">
      <style:text-properties fo:color="#000000" style:font-name="Monospace" fo:font-size="16pt" style:text-underline-style="solid" style:text-underline-width="auto" style:text-underline-color="font-color" style:font-size-asian="16pt"/>
    </style:style>
    <style:style style:name="T132" style:family="text">
      <style:text-properties fo:color="#000000" style:font-name="Monospace" fo:font-size="16pt" style:text-underline-style="solid" style:text-underline-width="auto" style:text-underline-color="font-color" fo:background-color="#d4d4d4" loext:char-shading-value="0" style:font-size-asian="16pt"/>
    </style:style>
    <style:style style:name="T133" style:family="text">
      <style:text-properties fo:color="#000000" style:font-name="Monospace" fo:font-size="16pt" style:text-underline-style="none" fo:font-weight="bold" officeooo:rsid="005ebbb4" style:font-size-asian="16pt" style:font-weight-asian="bold" style:font-size-complex="8pt"/>
    </style:style>
    <style:style style:name="T134" style:family="text">
      <style:text-properties fo:color="#000000" style:font-name="Monospace" fo:font-size="16pt" fo:background-color="#d4d4d4" loext:char-shading-value="0" style:font-size-asian="16pt"/>
    </style:style>
    <style:style style:name="T135" style:family="text">
      <style:text-properties fo:color="#000000" style:font-name="Monospace" fo:font-style="italic" style:font-style-asian="italic"/>
    </style:style>
    <style:style style:name="T136" style:family="text">
      <style:text-properties fo:color="#000000" style:font-name="Monospace" fo:font-style="italic" style:text-underline-style="solid" style:text-underline-width="auto" style:text-underline-color="font-color" style:font-style-asian="italic"/>
    </style:style>
    <style:style style:name="T137" style:family="text">
      <style:text-properties fo:color="#000000" style:font-name="Monospace" fo:font-size="8pt" style:font-size-asian="8pt" style:font-size-complex="8pt"/>
    </style:style>
    <style:style style:name="T138" style:family="text">
      <style:text-properties fo:color="#000000" style:font-name="Monospace" fo:font-size="8pt" style:text-underline-style="solid" style:text-underline-width="auto" style:text-underline-color="font-color" style:font-size-asian="8pt" style:font-size-complex="8pt"/>
    </style:style>
    <style:style style:name="T139" style:family="text">
      <style:text-properties fo:color="#000000" style:font-name="Monospace" fo:font-size="8pt" style:text-underline-style="none" style:font-size-asian="8pt" style:font-size-complex="8pt"/>
    </style:style>
    <style:style style:name="T140" style:family="text">
      <style:text-properties fo:color="#000000" style:font-name="Monospace"/>
    </style:style>
    <style:style style:name="T141" style:family="text">
      <style:text-properties fo:color="#000000" style:font-name="Monospace" style:text-underline-style="solid" style:text-underline-width="auto" style:text-underline-color="font-color"/>
    </style:style>
    <style:style style:name="T142" style:family="text">
      <style:text-properties fo:color="#000000" style:font-name="Monospace" style:text-underline-style="solid" style:text-underline-width="auto" style:text-underline-color="font-color" fo:background-color="#d4d4d4" loext:char-shading-value="0"/>
    </style:style>
    <style:style style:name="T143" style:family="text">
      <style:text-properties fo:color="#000000" style:font-name="Monospace" fo:background-color="#d4d4d4" loext:char-shading-value="0"/>
    </style:style>
    <style:style style:name="T144" style:family="text">
      <style:text-properties fo:color="#000000" style:font-name="Monospace" style:text-underline-style="none"/>
    </style:style>
    <style:style style:name="T145" style:family="text">
      <style:text-properties fo:color="#000000" style:font-name="Monospace" officeooo:rsid="0061cf69"/>
    </style:style>
    <style:style style:name="T146" style:family="text">
      <style:text-properties fo:color="#000000" style:text-line-through-style="solid" style:text-line-through-type="single" style:text-underline-style="solid" style:text-underline-width="auto" style:text-underline-color="font-color"/>
    </style:style>
    <style:style style:name="T147" style:family="text">
      <style:text-properties fo:color="#000000" style:text-line-through-style="solid" style:text-line-through-type="single"/>
    </style:style>
    <style:style style:name="T148" style:family="text">
      <style:text-properties fo:color="#000000" fo:font-size="13.5pt" fo:font-weight="bold" officeooo:rsid="000fb0ec" style:font-size-asian="13.5pt" style:font-weight-asian="bold" style:font-size-complex="13.5pt" style:font-weight-complex="bold"/>
    </style:style>
    <style:style style:name="T149" style:family="text">
      <style:text-properties fo:color="#000000" officeooo:rsid="001cbadc"/>
    </style:style>
    <style:style style:name="T150" style:family="text">
      <style:text-properties fo:color="#000000" fo:font-style="italic" style:font-style-asian="italic"/>
    </style:style>
    <style:style style:name="T151" style:family="text">
      <style:text-properties fo:color="#000000"/>
    </style:style>
    <style:style style:name="T152" style:family="text">
      <style:text-properties fo:color="#000000" style:text-underline-style="solid" style:text-underline-width="auto" style:text-underline-color="font-color"/>
    </style:style>
    <style:style style:name="T153" style:family="text">
      <style:text-properties fo:color="#000000" fo:font-size="8pt" style:font-size-asian="8pt" style:font-size-complex="8pt"/>
    </style:style>
    <style:style style:name="T154" style:family="text">
      <style:text-properties fo:color="#000000" fo:font-size="8pt" style:font-size-asian="8pt" style:font-size-complex="8pt"/>
    </style:style>
    <style:style style:name="T155" style:family="text">
      <style:text-properties fo:color="#000000" fo:font-size="16pt" style:font-size-asian="16pt"/>
    </style:style>
    <style:style style:name="T156" style:family="text">
      <style:text-properties fo:color="#000000" style:font-name="Source Sans Pro" fo:font-size="13.5pt" style:text-underline-style="none" officeooo:rsid="004a19a2" style:font-size-asian="13.5pt" style:font-size-complex="13.5pt"/>
    </style:style>
    <style:style style:name="T157" style:family="text">
      <style:text-properties fo:color="#000000" style:font-name="Source Sans Pro" fo:font-size="13.5pt" style:text-underline-style="none" officeooo:rsid="004c4e2c" style:font-size-asian="13.5pt" style:font-size-complex="13.5pt"/>
    </style:style>
    <style:style style:name="T158" style:family="text">
      <style:text-properties fo:color="#000000" officeooo:rsid="005d2b27"/>
    </style:style>
    <style:style style:name="T159" style:family="text">
      <style:text-properties fo:color="#0000c0"/>
    </style:style>
    <style:style style:name="T160" style:family="text">
      <style:text-properties fo:color="#0000c0" style:font-name="Monospace" fo:font-size="16pt" style:font-size-asian="16pt"/>
    </style:style>
    <style:style style:name="T161" style:family="text">
      <style:text-properties fo:color="#0000c0" style:font-name="Monospace" fo:font-size="16pt" fo:font-style="italic" fo:font-weight="bold" style:font-size-asian="16pt" style:font-style-asian="italic" style:font-weight-asian="bold"/>
    </style:style>
    <style:style style:name="T162" style:family="text">
      <style:text-properties fo:color="#0000c0" style:font-name="Monospace" fo:font-style="italic" fo:font-weight="bold" style:font-style-asian="italic" style:font-weight-asian="bold"/>
    </style:style>
    <style:style style:name="T163" style:family="text">
      <style:text-properties fo:color="#0000c0" style:font-name="Monospace"/>
    </style:style>
    <style:style style:name="T164" style:family="text">
      <style:text-properties fo:color="#0000c0" fo:font-style="italic" fo:font-weight="bold" style:font-style-asian="italic" style:font-weight-asian="bold"/>
    </style:style>
    <style:style style:name="T165" style:family="text">
      <style:text-properties fo:color="#0000c0" fo:font-style="italic" fo:font-weight="bold" style:font-style-asian="italic" style:font-weight-asian="bold"/>
    </style:style>
    <style:style style:name="T166" style:family="text">
      <style:text-properties fo:color="#2a00ff"/>
    </style:style>
    <style:style style:name="T167" style:family="text">
      <style:text-properties fo:color="#2a00ff" style:font-name="Monospace" fo:font-size="16pt" style:font-size-asian="16pt"/>
    </style:style>
    <style:style style:name="T168" style:family="text">
      <style:text-properties fo:color="#2a00ff" style:font-name="Monospace"/>
    </style:style>
    <style:style style:name="T169" style:family="text">
      <style:text-properties fo:color="#2a00ff"/>
    </style:style>
    <style:style style:name="T170" style:family="text">
      <style:text-properties fo:color="#6a3e3e"/>
    </style:style>
    <style:style style:name="T171" style:family="text">
      <style:text-properties fo:color="#6a3e3e" style:font-name="Monospace" fo:font-size="16pt" style:font-size-asian="16pt"/>
    </style:style>
    <style:style style:name="T172" style:family="text">
      <style:text-properties fo:color="#6a3e3e" style:font-name="Monospace" fo:font-size="16pt" style:text-underline-style="solid" style:text-underline-width="auto" style:text-underline-color="font-color" style:font-size-asian="16pt"/>
    </style:style>
    <style:style style:name="T173" style:family="text">
      <style:text-properties fo:color="#6a3e3e" style:font-name="Monospace" style:text-underline-style="solid" style:text-underline-width="auto" style:text-underline-color="font-color"/>
    </style:style>
    <style:style style:name="T174" style:family="text">
      <style:text-properties fo:color="#6a3e3e" style:font-name="Monospace"/>
    </style:style>
    <style:style style:name="T175" style:family="text">
      <style:text-properties fo:color="#6a3e3e" fo:background-color="#f0d8a8" loext:char-shading-value="0"/>
    </style:style>
    <style:style style:name="T176" style:family="text">
      <style:text-properties fo:color="#6a3e3e" fo:background-color="#d4d4d4" loext:char-shading-value="0"/>
    </style:style>
    <style:style style:name="T177" style:family="text">
      <style:text-properties fo:color="#6a3e3e"/>
    </style:style>
    <style:style style:name="T178" style:family="text">
      <style:text-properties fo:color="#6a3e3e" style:text-underline-style="solid" style:text-underline-width="auto" style:text-underline-color="font-color"/>
    </style:style>
    <style:style style:name="T179" style:family="text">
      <style:text-properties fo:color="#6a3e3e" fo:font-size="8pt" style:font-size-asian="8pt" style:font-size-complex="8pt"/>
    </style:style>
    <style:style style:name="T180" style:family="text">
      <style:text-properties officeooo:rsid="001db6e9"/>
    </style:style>
    <style:style style:name="T181" style:family="text">
      <style:text-properties officeooo:rsid="00215d70"/>
    </style:style>
    <style:style style:name="T182" style:family="text">
      <style:text-properties officeooo:rsid="00232866"/>
    </style:style>
    <style:style style:name="T183" style:family="text">
      <style:text-properties officeooo:rsid="0024ca91"/>
    </style:style>
    <style:style style:name="T184" style:family="text">
      <style:text-properties officeooo:rsid="002a261d"/>
    </style:style>
    <style:style style:name="T185" style:family="text">
      <style:text-properties officeooo:rsid="002b7a5f"/>
    </style:style>
    <style:style style:name="T186" style:family="text">
      <style:text-properties officeooo:rsid="002bef19"/>
    </style:style>
    <style:style style:name="T187" style:family="text">
      <style:text-properties fo:font-size="8pt" style:font-size-asian="8pt" style:font-size-complex="8pt"/>
    </style:style>
    <style:style style:name="T188" style:family="text">
      <style:text-properties officeooo:rsid="00309696"/>
    </style:style>
    <style:style style:name="T189" style:family="text">
      <style:text-properties officeooo:rsid="004665dc"/>
    </style:style>
    <style:style style:name="T190" style:family="text">
      <style:text-properties fo:font-size="12.5pt"/>
    </style:style>
    <style:style style:name="T191" style:family="text">
      <style:text-properties fo:font-size="12.5pt" fo:font-weight="normal"/>
    </style:style>
    <style:style style:name="T192" style:family="text">
      <style:text-properties fo:font-size="12.5pt" fo:font-weight="normal" officeooo:rsid="00480bcf"/>
    </style:style>
    <style:style style:name="T193" style:family="text">
      <style:text-properties fo:font-size="12.5pt" fo:font-weight="normal" officeooo:rsid="004935cf"/>
    </style:style>
    <style:style style:name="T194" style:family="text">
      <style:text-properties officeooo:rsid="00480bcf"/>
    </style:style>
    <style:style style:name="T195" style:family="text">
      <style:text-properties officeooo:rsid="004a19a2"/>
    </style:style>
    <style:style style:name="T196" style:family="text">
      <style:text-properties officeooo:rsid="004b5a7a"/>
    </style:style>
    <style:style style:name="T197" style:family="text">
      <style:text-properties fo:color="#3f7f5f" style:font-name="Monospace" fo:font-size="16pt" style:font-size-asian="16pt"/>
    </style:style>
    <style:style style:name="T198" style:family="text">
      <style:text-properties fo:color="#3f7f5f" style:font-name="Monospace"/>
    </style:style>
    <style:style style:name="T199" style:family="text">
      <style:text-properties fo:color="#3f7f5f"/>
    </style:style>
    <style:style style:name="T200" style:family="text">
      <style:text-properties officeooo:rsid="004d49e2"/>
    </style:style>
    <style:style style:name="T201" style:family="text">
      <style:text-properties officeooo:rsid="000fb0ec"/>
    </style:style>
    <style:style style:name="T202" style:family="text">
      <style:text-properties officeooo:rsid="00118c7b"/>
    </style:style>
    <style:style style:name="T203" style:family="text">
      <style:text-properties officeooo:rsid="00149097"/>
    </style:style>
    <style:style style:name="T204" style:family="text">
      <style:text-properties officeooo:rsid="00164d45"/>
    </style:style>
    <style:style style:name="T205" style:family="text">
      <style:text-properties fo:font-size="13.5pt" fo:font-weight="bold" officeooo:rsid="000fb0ec" style:font-size-asian="13.5pt" style:font-weight-asian="bold" style:font-size-complex="13.5pt" style:font-weight-complex="bold"/>
    </style:style>
    <style:style style:name="T206" style:family="text">
      <style:text-properties fo:font-size="13.5pt" style:font-size-asian="13.5pt" style:font-size-complex="13.5pt"/>
    </style:style>
    <style:style style:name="T207" style:family="text">
      <style:text-properties fo:font-size="13.5pt" officeooo:rsid="000fb0ec" style:font-size-asian="13.5pt" style:font-size-complex="13.5pt"/>
    </style:style>
    <style:style style:name="T208" style:family="text">
      <style:text-properties fo:font-size="13.5pt" officeooo:rsid="00118c7b" style:font-size-asian="13.5pt" style:font-size-complex="13.5pt"/>
    </style:style>
    <style:style style:name="T209" style:family="text">
      <style:text-properties fo:font-size="13.5pt" officeooo:rsid="00130449" style:font-size-asian="13.5pt" style:font-size-complex="13.5pt"/>
    </style:style>
    <style:style style:name="T210" style:family="text">
      <style:text-properties fo:font-size="13.5pt" officeooo:rsid="00149097" style:font-size-asian="13.5pt" style:font-size-complex="13.5pt"/>
    </style:style>
    <style:style style:name="T211" style:family="text">
      <style:text-properties fo:font-size="13.5pt" officeooo:rsid="001db6e9" style:font-size-asian="13.5pt" style:font-size-complex="13.5pt"/>
    </style:style>
    <style:style style:name="T212" style:family="text">
      <style:text-properties fo:font-size="13.5pt" officeooo:rsid="00200c7d" style:font-size-asian="13.5pt" style:font-size-complex="13.5pt"/>
    </style:style>
    <style:style style:name="T213" style:family="text">
      <style:text-properties fo:font-size="13.5pt" officeooo:rsid="001ee127" style:font-size-asian="13.5pt" style:font-size-complex="13.5pt"/>
    </style:style>
    <style:style style:name="T214" style:family="text">
      <style:text-properties fo:font-size="13.5pt" officeooo:rsid="004a19a2" style:font-size-asian="13.5pt" style:font-size-complex="13.5pt"/>
    </style:style>
    <style:style style:name="T215" style:family="text">
      <style:text-properties style:font-name="Source Sans Pro"/>
    </style:style>
    <style:style style:name="T216" style:family="text">
      <style:text-properties style:font-name="Source Sans Pro" fo:font-size="13.5pt" style:font-size-asian="13.5pt" style:font-size-complex="13.5pt"/>
    </style:style>
    <style:style style:name="T217" style:family="text">
      <style:text-properties style:font-name="Source Sans Pro" fo:font-size="13.5pt" officeooo:rsid="004a19a2" style:font-size-asian="13.5pt" style:font-size-complex="13.5pt"/>
    </style:style>
    <style:style style:name="T218" style:family="text">
      <style:text-properties style:font-name="Source Sans Pro" fo:font-size="13.5pt" officeooo:rsid="004c4e2c" style:font-size-asian="13.5pt" style:font-size-complex="13.5pt"/>
    </style:style>
    <style:style style:name="T219" style:family="text">
      <style:text-properties style:font-name="Source Sans Pro" fo:font-size="13.5pt" officeooo:rsid="0057b499" style:font-size-asian="13.5pt" style:font-size-complex="13.5pt"/>
    </style:style>
    <style:style style:name="T220" style:family="text">
      <style:text-properties style:font-name="Source Sans Pro" fo:font-size="13.5pt" officeooo:rsid="005a5f03" style:font-size-asian="13.5pt" style:font-size-complex="13.5pt"/>
    </style:style>
    <style:style style:name="T221" style:family="text">
      <style:text-properties style:font-name="Source Sans Pro" fo:font-size="13.5pt" officeooo:rsid="005c2265" style:font-size-asian="13.5pt" style:font-size-complex="13.5pt"/>
    </style:style>
    <style:style style:name="T222" style:family="text">
      <style:text-properties style:font-name="Source Sans Pro" fo:font-size="13.5pt" fo:font-weight="bold" style:font-size-asian="13.5pt" style:font-weight-asian="bold" style:font-size-complex="13.5pt" style:font-weight-complex="bold"/>
    </style:style>
    <style:style style:name="T223" style:family="text">
      <style:text-properties style:font-name="Source Sans Pro" fo:font-size="13.5pt" style:text-underline-style="solid" style:text-underline-width="auto" style:text-underline-color="font-color" officeooo:rsid="004a19a2" style:font-size-asian="13.5pt" style:font-size-complex="13.5pt"/>
    </style:style>
    <style:style style:name="T224" style:family="text">
      <style:text-properties style:font-name="Source Sans Pro" fo:font-size="13.5pt" style:text-underline-style="solid" style:text-underline-width="auto" style:text-underline-color="font-color" officeooo:rsid="004c4e2c" style:font-size-asian="13.5pt" style:font-size-complex="13.5pt"/>
    </style:style>
    <style:style style:name="T225" style:family="text">
      <style:text-properties style:font-name="Source Sans Pro" fo:font-size="13.5pt" style:text-underline-style="none" officeooo:rsid="004a19a2" style:font-size-asian="13.5pt" style:font-size-complex="13.5pt"/>
    </style:style>
    <style:style style:name="T226" style:family="text">
      <style:text-properties style:font-name="Source Sans Pro" fo:font-size="13.5pt" style:text-underline-style="none" officeooo:rsid="004c4e2c" style:font-size-asian="13.5pt" style:font-size-complex="13.5pt"/>
    </style:style>
    <style:style style:name="T227" style:family="text">
      <style:text-properties style:font-name="inter-regular"/>
    </style:style>
    <style:style style:name="T228" style:family="text">
      <style:text-properties style:font-name="inter-regular" fo:font-size="12pt"/>
    </style:style>
    <style:style style:name="T229" style:family="text">
      <style:text-properties style:font-name="inter-regular" fo:font-size="12pt" officeooo:rsid="004d49e2"/>
    </style:style>
    <style:style style:name="T230" style:family="text">
      <style:text-properties officeooo:rsid="0051cae3"/>
    </style:style>
    <style:style style:name="T231" style:family="text">
      <style:text-properties officeooo:rsid="0053b15c"/>
    </style:style>
    <style:style style:name="T232" style:family="text">
      <style:text-properties officeooo:rsid="005576f2"/>
    </style:style>
    <style:style style:name="T233" style:family="text">
      <style:text-properties officeooo:rsid="005716ad"/>
    </style:style>
    <style:style style:name="T234" style:family="text">
      <style:text-properties officeooo:rsid="0057b499"/>
    </style:style>
    <style:style style:name="T235" style:family="text">
      <style:text-properties officeooo:rsid="00587592"/>
    </style:style>
    <style:style style:name="T236" style:family="text">
      <style:text-properties officeooo:rsid="0059a4c3"/>
    </style:style>
    <style:style style:name="T237" style:family="text">
      <style:text-properties officeooo:rsid="005a0f5a"/>
    </style:style>
    <style:style style:name="T238" style:family="text">
      <style:text-properties officeooo:rsid="005c2265"/>
    </style:style>
    <style:style style:name="T239" style:family="text">
      <style:text-properties officeooo:rsid="005d2b27"/>
    </style:style>
    <style:style style:name="T240" style:family="text">
      <style:text-properties officeooo:rsid="005ebbb4"/>
    </style:style>
    <style:style style:name="T241" style:family="text">
      <style:text-properties officeooo:rsid="005f1d27"/>
    </style:style>
    <style:style style:name="T242" style:family="text">
      <style:text-properties officeooo:rsid="0060673d"/>
    </style:style>
    <style:style style:name="T243" style:family="text">
      <style:text-properties style:text-underline-style="solid" style:text-underline-width="auto" style:text-underline-color="font-color"/>
    </style:style>
    <style:style style:name="T244" style:family="text">
      <style:text-properties style:text-underline-style="none"/>
    </style:style>
    <style:style style:name="T245" style:family="text">
      <style:text-properties fo:font-size="9pt" style:text-underline-style="none" style:font-size-asian="9pt" style:font-size-complex="9pt"/>
    </style:style>
    <style:style style:name="T246" style:family="text">
      <style:text-properties fo:font-size="9pt" style:text-underline-style="solid" style:text-underline-width="auto" style:text-underline-color="font-color" style:font-size-asian="9pt" style:font-size-complex="9pt"/>
    </style:style>
    <style:style style:name="T247" style:family="text">
      <style:text-properties officeooo:rsid="0061cf69"/>
    </style:style>
    <style:style style:name="T248" style:family="text">
      <style:text-properties officeooo:rsid="001cbadc"/>
    </style:style>
    <style:style style:name="T249" style:family="text">
      <style:text-properties style:font-name="Monospace"/>
    </style:style>
    <style:style style:name="T250" style:family="text">
      <style:text-properties style:font-name="Monospace" officeooo:rsid="0061cf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1) <text:span text:style-name="T105">A.</text:span>What is String constant pool?</text:p>
      <text:p text:style-name="P44"><text:tab/>Ans- <text:span text:style-name="T9">It is storage area in java heap where string literals are stored.</text:span></text:p>
      <text:p text:style-name="P45"><text:span text:style-name="T9">In this heap area the size of SCP we can increase or Decrease. </text:span><text:span text:style-name="T10">Whenever we create a string the string object occupies some space in the heap memory. Creating a number of strings may increase the cost and memory too which may reduce the performance also.</text:span></text:p>
      <text:p text:style-name="P145">String str1 = "<text:span text:style-name="T104">Vineela</text:span>";</text:p>
      <text:p text:style-name="P145">String str2 = "<text:span text:style-name="T104">Bala</text:span>";</text:p>
      <text:p text:style-name="P145">String str3 = "<text:span text:style-name="T104">Vineela</text:span>";</text:p>
      <text:p text:style-name="P146">Using a “new’ keyword we also create the String</text:p>
      <text:p text:style-name="P145">String str1 = new String ("<text:span text:style-name="T104">Raghu</text:span>");</text:p>
      <text:p text:style-name="P145">String str2 = new String ("<text:span text:style-name="T104">Pawan</text:span>");</text:p>
      <text:p text:style-name="P147"><text:span text:style-name="T10">String str3 = new String ("</text:span><text:span text:style-name="T11">Bala”</text:span><text:span text:style-name="T10">);</text:span></text:p>
      <text:p text:style-name="P1"><text:span text:style-name="T21">First, we have created a string literal </text:span><text:span text:style-name="Strong_20_Emphasis"><text:span text:style-name="T23">Vineela </text:span></text:span><text:span text:style-name="T21">and it takes place in the pool.After that, the string</text:span><text:span text:style-name="T22"> </text:span><text:span text:style-name="Strong_20_Emphasis"><text:span text:style-name="T23">Bala </text:span></text:span><text:span text:style-name="T21">is created, it also takes place in the pool. At last, again we have created the string </text:span><text:span text:style-name="T23">Vineela</text:span><text:span text:style-name="T21">. But at this time, JVM checks for the string and found that string literal is already present. Instead of taking a new instance in the String pool, it returns the reference of the pooled instance </text:span><text:span text:style-name="Strong_20_Emphasis"><text:span text:style-name="T21">str1</text:span></text:span><text:span text:style-name="T21">.</text:span></text:p>
      <text:p text:style-name="P154"><text:span text:style-name="T13">B.</text:span>Why string is immutable?</text:p>
      <text:p text:style-name="P46"><text:span text:style-name="T106"><text:tab/></text:span><text:span text:style-name="T3">Ans.</text:span><text:span text:style-name="T106"> String Immutable means unchangable or unmodifiable. </text:span><text:span text:style-name="T10">As Java uses the concept of String literal. Suppose there are 5 reference variables, all refer to one object "</text:span><text:span text:style-name="T12">Vineela</text:span><text:span text:style-name="T10">". If one reference variable changes the value of the object, it will be affected by all the reference variables. That is why String objects are immutable in Java.</text:span></text:p>
      <text:p text:style-name="P32"/>
      <text:p text:style-name="P75"><text:span text:style-name="T14">C.</text:span><text:span text:style-name="T8">D</text:span>ifference between String,StringBuffer,StringBuilder?</text:p>
      <text:p text:style-name="P46"><text:tab/><text:span text:style-name="T4">Ans. </text:span><text:span text:style-name="T2">String</text:span><text:span text:style-name="T107">:- </text:span><text:span text:style-name="T108">Strings are store in the string pool.It is immutable in java.It is not used in thread Environment.The performance of string is slow.</text:span></text:p>
      <text:p text:style-name="P47"><text:tab/><text:span text:style-name="T1">String Buffer</text:span>:- <text:span text:style-name="T108">String Buffer are store in th Heap area.</text:span>It is a Synchronized the thread safe.Using string buffer we cannot call the method of two thread simultaneously.It is less efficient than the string builder.<text:span text:style-name="T108">It is usen when multiple thread are working on the same string.The performance of stringBuffer is slower than string Builder but faster than string</text:span></text:p>
      <text:p text:style-name="P47"><text:tab/><text:span text:style-name="T1">String Builder:</text:span>-<text:span text:style-name="T108">String Buffer are store in th Heap area.</text:span>It is a Non-Synchronized not thread safe.Using string Builder we can call the method of two thread simultaneously.It is more efficient than the string builder.<text:span text:style-name="T108">It is use in the single thread environment. The performance of string Builder but faster than string Buffer</text:span></text:p>
      <text:p text:style-name="P47"><text:tab/></text:p>
      <text:p text:style-name="P76"><text:span text:style-name="T109">D.</text:span>Difference between == operator and .equals() method?</text:p>
      <text:p text:style-name="P77"><text:tab/>Ans.</text:p>
      <text:p text:style-name="P48"><text:span text:style-name="T4"><text:tab/>== Operator:-</text:span><text:span text:style-name="T102">Its is Operator in Java.</text:span><text:span text:style-name="T103">It mainly used to compare the reference value and the object. We can use the == operator with object and the perimitive.It cannot be overridden. The ==Operator cant compare conflicting objects,so at that time the compiler surrenders the compile-time error.</text:span></text:p>
      <text:p text:style-name="P48"><text:span text:style-name="T103"><text:tab/></text:span><text:span text:style-name="T4">.Equals():-</text:span><text:span text:style-name="T102">Its is </text:span><text:span text:style-name="T103">Method</text:span><text:span text:style-name="T102"> in Java.</text:span><text:span text:style-name="T103">It mainly used to compare the actual content of the object.We cannot use the .equal() with object and the perimitive.It can be overridden. The .Equal() cant compare conflicting objects,utilise the .equals method and return ‘false’</text:span></text:p>
      <text:p text:style-name="P104"/>
      <text:p text:style-name="P78"><text:span text:style-name="T110">E.</text:span>Explain the diffrence between jdk,jre,jvm?</text:p>
      <text:p text:style-name="P49"><text:span text:style-name="T1"><text:tab/>JDK:-</text:span> JDK (Java Development Kit) is a software development kit to develop applications in Java. In addition to JRE, JDK also contains number of development tools (compilers, JavaDoc, Java Debugger etc.).</text:p>
      <text:p text:style-name="P50"><text:tab/>* <text:span text:style-name="T111">It is a flatform dependent i.e different platforms <text:s/>different JDK required.It is mainly used in code execution and has prime funcationality of development.</text:span></text:p>
      <text:p text:style-name="P50"><text:tab/><text:span text:style-name="T1">JRE:-</text:span> JRE (Java Runtime Environment) is the implementation of JVM and is defined as a software package that provides Java class libraries, along with Java Virtual Machine (JVM), and other components to run applications written in Java programming.</text:p>
      <text:p text:style-name="P50"><text:tab/>*<text:span text:style-name="T111">It is also a platform dependent.It is majorly responsible for creating environment for code execution</text:span></text:p>
      <text:p text:style-name="P50"><text:span text:style-name="T1"><text:tab/>JVM:-</text:span>J VM (Java Virtual Machine) is an abstract machine that is platform-dependent and has three notions as a specification, a document that describes requirement of JVM implementation, implementation, a computer program that meets JVM requirements, and instance, an implementation that executes Java byte code provides a runtime environment for executing Java byte code.</text:p>
      <text:p text:style-name="P51"><text:span text:style-name="T110"><text:tab/>*</text:span><text:span text:style-name="T111">It is a platform independent.on the other hand all the implementations and responsible to provide these implementations to JVM.</text:span></text:p>
      <text:p text:style-name="P51"/>
      <text:p text:style-name="P79"><text:span text:style-name="T111">F.</text:span>why java is platform independent?</text:p>
      <text:p text:style-name="P40"><text:tab/>Java is platform-independent because it uses a virtual machine. The Java programming language and all APIs are compiled into bytecodes. Bytecodes are effectively platform-independent. The virtual machine takes care of the differences between the bytecodes for the different platforms.</text:p>
      <text:p text:style-name="P40"/>
      <text:p text:style-name="P80"><text:soft-page-break/>2)<text:span text:style-name="T112">A. </text:span>Difference between Class and Object?</text:p>
      <text:p text:style-name="P52"><text:span text:style-name="T1">Class:-</text:span> * It is a blueprint or template of which object is created <text:span text:style-name="T112">and it is a logical entity.</text:span></text:p>
      <text:p text:style-name="P52"><text:tab/>* It is a group of similar object.</text:p>
      <text:p text:style-name="P52"><text:tab/>* It does not allocated memory when it is created. </text:p>
      <text:p text:style-name="P54"><text:tab/>* There is only one way to define the class in java using class keyword.</text:p>
      <text:p text:style-name="P52"><text:tab/>* <text:span text:style-name="T112">It is declared once by using class keyword.</text:span></text:p>
      <text:p text:style-name="P53"><text:span text:style-name="T1">Object:-</text:span> * It is instance of the object.</text:p>
      <text:p text:style-name="P53"><text:tab/>* <text:span text:style-name="T112">It is a real world entity,like pen,pencile,car e.t.c. and it is a physical entity.</text:span></text:p>
      <text:p text:style-name="P52"><text:tab/>* It allocated memory when it is created.</text:p>
      <text:p text:style-name="P52"><text:tab/>* <text:span text:style-name="T112">There is a many ways to create a object like newkeyword,method,clone().</text:span></text:p>
      <text:p text:style-name="P52"><text:tab/>* <text:span text:style-name="T112">It is created many times as per the requirement,and it is created through new keyword.</text:span></text:p>
      <text:p text:style-name="P52"/>
      <text:p text:style-name="P80"><text:span text:style-name="T112">B.</text:span>Explain in detail OOP's Concept?</text:p>
      <text:p text:style-name="P2"><text:span text:style-name="Strong_20_Emphasis"><text:span text:style-name="T38"><text:tab/></text:span></text:span><text:span text:style-name="Strong_20_Emphasis"><text:span text:style-name="T41">Ans:- </text:span></text:span><text:span text:style-name="Strong_20_Emphasis"><text:span text:style-name="T38">Object-Oriented Programming System (OOPs)</text:span></text:span><text:span text:style-name="Strong_20_Emphasis"><text:span text:style-name="T42"> </text:span></text:span><text:span text:style-name="T39">is a programming concept. It allows users to create objects they want and create methods to handle those objects. The basic concept of OOPs is to create objects, re-use them throughout the program, and manipulate these objects to get results.</text:span><text:span text:style-name="T40">It is </text:span><text:span text:style-name="T39">widely used concept in modern programming languages like </text:span><text:a xlink:type="simple" xlink:href="https://www.guru99.com/java-tutorial.html" text:style-name="Internet_20_link" text:visited-style-name="Visited_20_Internet_20_Link"><text:span text:style-name="T24">Java</text:span></text:a><text:span text:style-name="T39">.</text:span></text:p>
      <text:p text:style-name="P155"><text:span text:style-name="T27">C.</text:span>Explain static and dynamic polymorphism with examples?</text:p>
      <text:p text:style-name="P148"><text:span text:style-name="T6"><text:tab/>Static Polymorphism:- </text:span><text:span text:style-name="T201">It is also known as compile time <text:s/>polymorphism</text:span><text:span text:style-name="T202">.</text:span><text:span text:style-name="T203">We can achive through methodoverloding.</text:span></text:p>
      <text:p text:style-name="P149"><text:span text:style-name="T7">M</text:span><text:span text:style-name="T1">ethodoverloding:-</text:span> </text:p>
      <text:p text:style-name="P150"><text:tab/>* We can create multiple methods by using same name.</text:p>
      <text:p text:style-name="P150"><text:tab/>* Two methods are should be in the same class.</text:p>
      <text:p text:style-name="P150"><text:tab/>* <text:span text:style-name="T204">Different arguments:- N0 of argument,Sequence of argument,Type of argument.</text:span></text:p>
      <text:p text:style-name="P156"><text:span text:style-name="T204">E</text:span>xample:-</text:p>
      <text:p text:style-name="P106"><text:span text:style-name="T121"><text:tab/></text:span><text:span text:style-name="T120">public</text:span><text:span text:style-name="T127"> </text:span><text:span text:style-name="T120">class</text:span><text:span text:style-name="T127"> Employ {</text:span></text:p>
      <text:p text:style-name="P9"/>
      <text:p text:style-name="P9"><text:span text:style-name="T127"><text:tab/></text:span><text:span text:style-name="T120">int</text:span><text:span text:style-name="T127"> </text:span><text:span text:style-name="T159">a</text:span><text:span text:style-name="T127">;</text:span></text:p>
      <text:p text:style-name="P9"><text:span text:style-name="T127"><text:tab/>String </text:span><text:span text:style-name="T159">Name</text:span><text:span text:style-name="T127">;</text:span></text:p>
      <text:p text:style-name="P9"><text:span text:style-name="T127"><text:tab/></text:span><text:span text:style-name="T120">double</text:span><text:span text:style-name="T127"> </text:span><text:span text:style-name="T159">rank</text:span><text:span text:style-name="T127">;</text:span></text:p>
      <text:p text:style-name="P9"/>
      <text:p text:style-name="P9"><text:span text:style-name="T127"><text:tab/></text:span><text:span text:style-name="T120">void</text:span><text:span text:style-name="T127"> sum() {</text:span></text:p>
      <text:p text:style-name="P9"><text:span text:style-name="T127"><text:tab/><text:tab/></text:span><text:span text:style-name="T159">a</text:span><text:span text:style-name="T127"> = 9;</text:span></text:p>
      <text:p text:style-name="P9"><text:span text:style-name="T127"><text:tab/><text:tab/></text:span><text:span text:style-name="T159">Name</text:span><text:span text:style-name="T127"> = </text:span><text:span text:style-name="T166">"Vineela"</text:span><text:span text:style-name="T127">;</text:span></text:p>
      <text:p text:style-name="P9"><text:span text:style-name="T127"><text:tab/><text:tab/>System.</text:span><text:span text:style-name="T164">out</text:span><text:span text:style-name="T127">.println(</text:span><text:span text:style-name="T159">a</text:span><text:span text:style-name="T127"> + </text:span><text:span text:style-name="T159">Name</text:span><text:span text:style-name="T127">);</text:span></text:p>
      <text:p text:style-name="P3"><text:tab/>}</text:p>
      <text:p text:style-name="P9"/>
      <text:p text:style-name="P9"><text:span text:style-name="T127"><text:tab/></text:span><text:span text:style-name="T120">void</text:span><text:span text:style-name="T127"> sum(</text:span><text:span text:style-name="T120">int</text:span><text:span text:style-name="T127"> </text:span><text:span text:style-name="T170">a</text:span><text:span text:style-name="T127">, String </text:span><text:span text:style-name="T170">Name</text:span><text:span text:style-name="T127">) {</text:span></text:p>
      <text:p text:style-name="P9"><text:span text:style-name="T127"><text:tab/><text:tab/>System.</text:span><text:span text:style-name="T164">out</text:span><text:span text:style-name="T127">.println(</text:span><text:span text:style-name="T170">a</text:span><text:span text:style-name="T127"> + </text:span><text:span text:style-name="T170">Name</text:span><text:span text:style-name="T127">);</text:span></text:p>
      <text:p text:style-name="P3"><text:tab/>}</text:p>
      <text:p text:style-name="P9"/>
      <text:p text:style-name="P9"><text:span text:style-name="T127"><text:tab/></text:span><text:span text:style-name="T120">void</text:span><text:span text:style-name="T127"> display(</text:span><text:span text:style-name="T120">int</text:span><text:span text:style-name="T127"> </text:span><text:span text:style-name="T170">x</text:span><text:span text:style-name="T127">, String </text:span><text:span text:style-name="T170">z</text:span><text:span text:style-name="T127">, </text:span><text:span text:style-name="T120">double</text:span><text:span text:style-name="T127"> </text:span><text:span text:style-name="T170">y</text:span><text:span text:style-name="T127">) {</text:span></text:p>
      <text:p text:style-name="P9"><text:span text:style-name="T127"><text:tab/><text:tab/></text:span><text:span text:style-name="T159">a</text:span><text:span text:style-name="T127"> = </text:span><text:span text:style-name="T170">x</text:span><text:span text:style-name="T127">;</text:span></text:p>
      <text:p text:style-name="P9"><text:span text:style-name="T127"><text:tab/><text:tab/></text:span><text:span text:style-name="T159">rank</text:span><text:span text:style-name="T127"> = </text:span><text:span text:style-name="T170">y</text:span><text:span text:style-name="T127">;</text:span></text:p>
      <text:p text:style-name="P9"><text:span text:style-name="T127"><text:tab/><text:tab/></text:span><text:span text:style-name="T159">Name</text:span><text:span text:style-name="T127"> = </text:span><text:span text:style-name="T170">z</text:span><text:span text:style-name="T127">;</text:span></text:p>
      <text:p text:style-name="P9"><text:span text:style-name="T127"><text:tab/><text:tab/>System.</text:span><text:span text:style-name="T164">out</text:span><text:span text:style-name="T127">.println(</text:span><text:span text:style-name="T159">a</text:span><text:span text:style-name="T127"> + </text:span><text:span text:style-name="T159">Name</text:span><text:span text:style-name="T127"> + </text:span><text:span text:style-name="T159">rank</text:span><text:span text:style-name="T127">);</text:span></text:p>
      <text:p text:style-name="P3"><text:tab/>}</text:p>
      <text:p text:style-name="P9"/>
      <text:p text:style-name="P9"><text:span text:style-name="T127"><text:tab/></text:span><text:span text:style-name="T120">void</text:span><text:span text:style-name="T127"> run(String </text:span><text:span text:style-name="T170">x</text:span><text:span text:style-name="T127">, </text:span><text:span text:style-name="T120">int</text:span><text:span text:style-name="T127"> </text:span><text:span text:style-name="T170">y</text:span><text:span text:style-name="T127">, </text:span><text:span text:style-name="T120">int</text:span><text:span text:style-name="T127"> </text:span><text:span text:style-name="T170">z</text:span><text:span text:style-name="T127">) {</text:span></text:p>
      <text:p text:style-name="P9"><text:span text:style-name="T127"><text:tab/><text:tab/>System.</text:span><text:span text:style-name="T164">out</text:span><text:span text:style-name="T127">.println(</text:span><text:span text:style-name="T170">x</text:span><text:span text:style-name="T127"> + </text:span><text:span text:style-name="T166">" <text:s text:c="2"/>"</text:span><text:span text:style-name="T127"> + </text:span><text:span text:style-name="T170">y</text:span><text:span text:style-name="T127"> + </text:span><text:span text:style-name="T166">" <text:s text:c="5"/>"</text:span><text:span text:style-name="T127"> + </text:span><text:span text:style-name="T170">z</text:span><text:span text:style-name="T127">);</text:span></text:p>
      <text:p text:style-name="P3"><text:tab/>}</text:p>
      <text:p text:style-name="P9"/>
      <text:p text:style-name="P9"><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9"/>
      <text:p text:style-name="P9"><text:span text:style-name="T127"><text:tab/><text:tab/>Employ </text:span><text:span text:style-name="T170">eo</text:span><text:span text:style-name="T127"> = </text:span><text:span text:style-name="T120">new</text:span><text:span text:style-name="T127"> Employ();</text:span></text:p>
      <text:p text:style-name="P9"><text:span text:style-name="T127"><text:tab/><text:tab/></text:span><text:span text:style-name="T170">eo</text:span><text:span text:style-name="T127">.sum();</text:span></text:p>
      <text:p text:style-name="P9"><text:span text:style-name="T127"><text:tab/><text:tab/></text:span><text:span text:style-name="T170">eo</text:span><text:span text:style-name="T127">.sum(90, </text:span><text:span text:style-name="T166">"Pawan"</text:span><text:span text:style-name="T127">); </text:span></text:p>
      <text:p text:style-name="P9"><text:span text:style-name="T127"><text:tab/><text:tab/></text:span><text:span text:style-name="T170">eo</text:span><text:span text:style-name="T127">.display(101, </text:span><text:span text:style-name="T166">"Pawan"</text:span><text:span text:style-name="T127">, 35.5);</text:span></text:p>
      <text:p text:style-name="P9"><text:span text:style-name="T127"><text:tab/><text:tab/></text:span><text:span text:style-name="T170">eo</text:span><text:span text:style-name="T127">.run(</text:span><text:span text:style-name="T166">"Bala"</text:span><text:span text:style-name="T127">, 103, 98);</text:span></text:p>
      <text:p text:style-name="P9"/>
      <text:p text:style-name="P3"><text:tab/>}</text:p>
      <text:p text:style-name="P9"/>
      <text:p text:style-name="P4">}</text:p>
      <text:p text:style-name="P10"><text:span text:style-name="T148"><text:tab/></text:span><text:span text:style-name="T205">Dynamic Polymorphism:-</text:span><text:span text:style-name="T207">It is also known as </text:span><text:span text:style-name="T208">run</text:span><text:span text:style-name="T207"> time polymorphism. </text:span><text:span text:style-name="T208">It is a process in which a overridden method is resolve in run time or compile time.</text:span><text:span text:style-name="T209">It is required subject class object is assigined to super class object.</text:span><text:span text:style-name="T210">We can achive through methodoverriding.</text:span></text:p>
      <text:p text:style-name="P157">Methodoverriding:-</text:p>
      <text:p text:style-name="P55"><text:tab/>* We can create multiple methods by using same name.</text:p>
      <text:p text:style-name="P151"><text:tab/>* Two methods are should be in the <text:span text:style-name="T204">different</text:span> class.</text:p>
      <text:p text:style-name="P152"><text:tab/>* Same arguments:- N0 of argument,Sequence of argument,Type of argument.</text:p>
      <text:p text:style-name="P158"><text:span text:style-name="T204">E</text:span>xample:-</text:p>
      <text:p text:style-name="P108"><text:span text:style-name="T120">package</text:span><text:span text:style-name="T127"> Methodoverriding;</text:span></text:p>
      <text:p text:style-name="P108"><text:span text:style-name="T120">class</text:span><text:span text:style-name="T127"> hostel</text:span></text:p>
      <text:p text:style-name="P11"><text:span text:style-name="T127">{</text:span><text:span text:style-name="T120">void</text:span><text:span text:style-name="T127"> room(</text:span><text:span text:style-name="T120">int</text:span><text:span text:style-name="T127"> </text:span><text:span text:style-name="T170">a</text:span><text:span text:style-name="T127">,String </text:span><text:span text:style-name="T170">b</text:span><text:span text:style-name="T127">,</text:span><text:span text:style-name="T120">int</text:span><text:span text:style-name="T127"> </text:span><text:span text:style-name="T170">c</text:span><text:span text:style-name="T127">) </text:span></text:p>
      <text:p text:style-name="P11"><text:span text:style-name="T127"><text:tab/>{</text:span><text:span text:style-name="T170">a</text:span><text:span text:style-name="T127">=105;</text:span></text:p>
      <text:p text:style-name="P11"><text:span text:style-name="T127"><text:tab/><text:tab/></text:span><text:span text:style-name="T170">b</text:span><text:span text:style-name="T127">=</text:span><text:span text:style-name="T166">"vineela"</text:span><text:span text:style-name="T127">;</text:span></text:p>
      <text:p text:style-name="P11"><text:span text:style-name="T127"><text:tab/><text:tab/></text:span><text:span text:style-name="T170">c</text:span><text:span text:style-name="T127">=15;</text:span></text:p>
      <text:p text:style-name="P11"><text:span text:style-name="T127"><text:tab/><text:tab/>System.</text:span><text:span text:style-name="T164">out</text:span><text:span text:style-name="T127">.println(</text:span><text:span text:style-name="T170">a</text:span><text:span text:style-name="T127">+</text:span><text:span text:style-name="T170">b</text:span><text:span text:style-name="T127">+</text:span><text:span text:style-name="T170">c</text:span><text:span text:style-name="T127">);}</text:span><text:span text:style-name="T149">}</text:span></text:p>
      <text:p text:style-name="P11"/>
      <text:p text:style-name="P108"><text:span text:style-name="T120">package</text:span><text:span text:style-name="T127"> Methodoverriding;</text:span></text:p>
      <text:p text:style-name="P108"><text:span text:style-name="T120">public</text:span><text:span text:style-name="T127"> </text:span><text:span text:style-name="T120">class</text:span><text:span text:style-name="T127"> Student </text:span><text:span text:style-name="T120">extends</text:span><text:span text:style-name="T127"> hostel</text:span></text:p>
      <text:p text:style-name="P11"><text:span text:style-name="T127">{</text:span><text:span text:style-name="T120">void</text:span><text:span text:style-name="T127"> room(</text:span><text:span text:style-name="T120">int</text:span><text:span text:style-name="T127"> </text:span><text:span text:style-name="T170">a</text:span><text:span text:style-name="T127">,String </text:span><text:span text:style-name="T170">b</text:span><text:span text:style-name="T127">,</text:span><text:span text:style-name="T120">int</text:span><text:span text:style-name="T127"> </text:span><text:span text:style-name="T170">c</text:span><text:span text:style-name="T127">)</text:span></text:p>
      <text:p text:style-name="P11"><text:span text:style-name="T127">{System.</text:span><text:span text:style-name="T164">out</text:span><text:span text:style-name="T127">.println(</text:span><text:span text:style-name="T170">a</text:span><text:span text:style-name="T127">+</text:span><text:span text:style-name="T170">b</text:span><text:span text:style-name="T127">+</text:span><text:span text:style-name="T170">c</text:span><text:span text:style-name="T127">);}</text:span></text:p>
      <text:p text:style-name="P11"><text:soft-page-break/><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11"><text:span text:style-name="T127">hostel </text:span><text:span text:style-name="T170">h</text:span><text:span text:style-name="T127">=</text:span><text:span text:style-name="T120">new</text:span><text:span text:style-name="T127"> Student();</text:span></text:p>
      <text:p text:style-name="P11"><text:span text:style-name="T170">h</text:span><text:span text:style-name="T127">.room(105,</text:span><text:span text:style-name="T166">"vineela"</text:span><text:span text:style-name="T127">,15);</text:span></text:p>
      <text:p text:style-name="P11"><text:span text:style-name="T127">Student </text:span><text:span text:style-name="T175">s</text:span><text:span text:style-name="T127">=</text:span><text:span text:style-name="T120">new</text:span><text:span text:style-name="T127"> Student();</text:span></text:p>
      <text:p text:style-name="P12"><text:span text:style-name="T176">s</text:span><text:span text:style-name="T127">.room(102,</text:span><text:span text:style-name="T166">"pawan"</text:span><text:span text:style-name="T127">,12);</text:span></text:p>
      <text:p text:style-name="P5">}</text:p>
      <text:p text:style-name="P6">}</text:p>
      <text:p text:style-name="P16"/>
      <text:p text:style-name="P15"><text:span text:style-name="T211">E. </text:span><text:span text:style-name="T206">Difference between static and instance method with examples?</text:span></text:p>
      <text:p text:style-name="P19">Instance Method:-</text:p>
      <text:p text:style-name="P13"><text:span text:style-name="T206"><text:tab/>* The method define in the class which </text:span><text:span text:style-name="T212">is only accessiable through the object of the class.</text:span></text:p>
      <text:p text:style-name="P17"><text:tab/>* To access an instance method the fully qualified method should be required.</text:p>
      <text:p text:style-name="P20">Example:-</text:p>
      <text:p text:style-name="P22"><text:span text:style-name="T120">class</text:span><text:span text:style-name="T127"> Instancemethod {</text:span></text:p>
      <text:p text:style-name="P23"/>
      <text:p text:style-name="P23"><text:span text:style-name="T127"><text:tab/><text:tab/></text:span><text:span text:style-name="T120">void</text:span><text:span text:style-name="T127"> display() {</text:span></text:p>
      <text:p text:style-name="P23"><text:span text:style-name="T127"><text:tab/><text:tab/><text:tab/></text:span><text:span text:style-name="T120">int</text:span><text:span text:style-name="T127"> </text:span><text:span text:style-name="T170">a</text:span><text:span text:style-name="T127"> = 7;</text:span></text:p>
      <text:p text:style-name="P23"><text:span text:style-name="T127"><text:tab/><text:tab/><text:tab/></text:span><text:span text:style-name="T120">double</text:span><text:span text:style-name="T127"> </text:span><text:span text:style-name="T170">b</text:span><text:span text:style-name="T127"> = 97.87;</text:span></text:p>
      <text:p text:style-name="P23"><text:span text:style-name="T127"><text:tab/><text:tab/><text:tab/>String </text:span><text:span text:style-name="T170">c</text:span><text:span text:style-name="T127">=</text:span><text:span text:style-name="T166">"Vineela"</text:span><text:span text:style-name="T127">;</text:span></text:p>
      <text:p text:style-name="P23"><text:span text:style-name="T127"><text:tab/><text:tab/><text:tab/>System.</text:span><text:span text:style-name="T164">out</text:span><text:span text:style-name="T127">.println(</text:span><text:span text:style-name="T166">"Display the results"</text:span><text:span text:style-name="T127">);</text:span></text:p>
      <text:p text:style-name="P23"><text:span text:style-name="T127"><text:tab/><text:tab/><text:tab/>System.</text:span><text:span text:style-name="T164">out</text:span><text:span text:style-name="T127">.println(</text:span><text:span text:style-name="T166">"Name of the Condiate:- "</text:span><text:span text:style-name="T127">+</text:span><text:span text:style-name="T170">c</text:span><text:span text:style-name="T127">);</text:span></text:p>
      <text:p text:style-name="P23"><text:span text:style-name="T127"><text:tab/><text:tab/><text:tab/>System.</text:span><text:span text:style-name="T164">out</text:span><text:span text:style-name="T127">.println(</text:span><text:span text:style-name="T170">a</text:span><text:span text:style-name="T127"> + </text:span><text:span text:style-name="T170">b</text:span><text:span text:style-name="T127">);</text:span></text:p>
      <text:p text:style-name="P7"><text:tab/><text:tab/>}</text:p>
      <text:p text:style-name="P23"/>
      <text:p text:style-name="P23"><text:span text:style-name="T127"><text:tab/><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text:tab/>Instancemethod </text:span><text:span text:style-name="T170">im</text:span><text:span text:style-name="T127">=</text:span><text:span text:style-name="T120">new</text:span><text:span text:style-name="T127"> Instancemethod();</text:span></text:p>
      <text:p text:style-name="P23"><text:span text:style-name="T127"><text:tab/><text:tab/><text:tab/></text:span><text:span text:style-name="T170">im</text:span><text:span text:style-name="T127">.display();</text:span></text:p>
      <text:p text:style-name="P7"><text:tab/><text:tab/>}</text:p>
      <text:p text:style-name="P7"><text:tab/>}</text:p>
      <text:p text:style-name="P23"/>
      <text:p text:style-name="P21">Static Method:-</text:p>
      <text:p text:style-name="P18"><text:tab/>* Static method belongs to class not the object.</text:p>
      <text:p text:style-name="P18"><text:tab/>* Static method can be called directly by class name.</text:p>
      <text:p text:style-name="P14"><text:span text:style-name="T206"><text:tab/>* </text:span><text:span text:style-name="T213">It can access/call the static data and cannot access/call the non-static data.</text:span></text:p>
      <text:p text:style-name="P19">Example:-</text:p>
      <text:p text:style-name="P25"><text:span text:style-name="T120">class</text:span><text:span text:style-name="T127"> staticMethod {</text:span></text:p>
      <text:p text:style-name="P23"/>
      <text:p text:style-name="P23"><text:span text:style-name="T127"><text:tab/></text:span><text:span text:style-name="T120">static</text:span><text:span text:style-name="T127"> </text:span><text:span text:style-name="T120">void</text:span><text:span text:style-name="T127"> display() {</text:span></text:p>
      <text:p text:style-name="P23"><text:span text:style-name="T127"><text:tab/><text:tab/></text:span><text:span text:style-name="T120">int</text:span><text:span text:style-name="T127"> </text:span><text:span text:style-name="T170">a</text:span><text:span text:style-name="T127"> = 7;</text:span></text:p>
      <text:p text:style-name="P23"><text:span text:style-name="T127"><text:tab/><text:tab/></text:span><text:span text:style-name="T120">double</text:span><text:span text:style-name="T127"> </text:span><text:span text:style-name="T170">b</text:span><text:span text:style-name="T127"> = 97.87;</text:span></text:p>
      <text:p text:style-name="P23"><text:span text:style-name="T127"><text:tab/><text:tab/>System.</text:span><text:span text:style-name="T164">out</text:span><text:span text:style-name="T127">.println(</text:span><text:span text:style-name="T166">"Display the results"</text:span><text:span text:style-name="T127">);</text:span></text:p>
      <text:p text:style-name="P23"><text:span text:style-name="T127"><text:tab/><text:tab/>System.</text:span><text:span text:style-name="T164">out</text:span><text:span text:style-name="T127">.println(</text:span><text:span text:style-name="T170">a</text:span><text:span text:style-name="T127"> + </text:span><text:span text:style-name="T170">b</text:span><text:span text:style-name="T127">);</text:span></text:p>
      <text:p text:style-name="P7"><text:tab/>}</text:p>
      <text:p text:style-name="P23"/>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staticMethod.</text:span><text:span text:style-name="T150">display</text:span><text:span text:style-name="T127">();</text:span></text:p>
      <text:p text:style-name="P7"><text:tab/>}</text:p>
      <text:p text:style-name="P7">}</text:p>
      <text:p text:style-name="P25"/>
      <text:p text:style-name="P80"><text:span text:style-name="T181">F.</text:span>Difference between this and super?</text:p>
      <text:p text:style-name="P81">Super keyword:-</text:p>
      <text:p text:style-name="P56"><text:tab/>* <text:span text:style-name="T181">It is the reference variable that refers to the </text:span><text:span text:style-name="T182">immediate parent class object.</text:span></text:p>
      <text:p text:style-name="P82">Example:-</text:p>
      <text:p text:style-name="P110"><text:span text:style-name="T120">class</text:span><text:span text:style-name="T127"> SuperParent {</text:span></text:p>
      <text:p text:style-name="P23"><text:span text:style-name="T127"><text:tab/></text:span><text:span text:style-name="T120">int</text:span><text:span text:style-name="T127"> </text:span><text:span text:style-name="T159">a</text:span><text:span text:style-name="T127">=15;</text:span></text:p>
      <text:p text:style-name="P23"><text:span text:style-name="T127"><text:tab/>String </text:span><text:span text:style-name="T159">b</text:span><text:span text:style-name="T127">=</text:span><text:span text:style-name="T166">"Pawan"</text:span><text:span text:style-name="T127">;</text:span></text:p>
      <text:p text:style-name="P23"><text:span text:style-name="T127"><text:tab/></text:span><text:span text:style-name="T120">double</text:span><text:span text:style-name="T127"> </text:span><text:span text:style-name="T159">c</text:span><text:span text:style-name="T127">=78.90;</text:span></text:p>
      <text:p text:style-name="P7">}</text:p>
      <text:p text:style-name="P110"><text:span text:style-name="T120">class</text:span><text:span text:style-name="T127"> SuperChild </text:span><text:span text:style-name="T120">extends</text:span><text:span text:style-name="T127"> SuperParent {</text:span></text:p>
      <text:p text:style-name="P23"><text:span text:style-name="T127"><text:tab/></text:span><text:span text:style-name="T120">int</text:span><text:span text:style-name="T127"> </text:span><text:span text:style-name="T159">a</text:span><text:span text:style-name="T127">=20;</text:span></text:p>
      <text:p text:style-name="P23"><text:span text:style-name="T127"><text:tab/>String </text:span><text:span text:style-name="T159">b</text:span><text:span text:style-name="T127">=</text:span><text:span text:style-name="T166">"Vineela"</text:span><text:span text:style-name="T127">;</text:span></text:p>
      <text:p text:style-name="P23"><text:span text:style-name="T127"><text:tab/></text:span><text:span text:style-name="T120">double</text:span><text:span text:style-name="T127"> </text:span><text:span text:style-name="T159">c</text:span><text:span text:style-name="T127">=87.99;</text:span></text:p>
      <text:p text:style-name="P7"><text:tab/></text:p>
      <text:p text:style-name="P23"><text:span text:style-name="T127"><text:tab/></text:span><text:span text:style-name="T120">void</text:span><text:span text:style-name="T127"> show(</text:span><text:span text:style-name="T120">int</text:span><text:span text:style-name="T127"> </text:span><text:span text:style-name="T170">a</text:span><text:span text:style-name="T127">,String </text:span><text:span text:style-name="T170">b</text:span><text:span text:style-name="T127">,</text:span><text:span text:style-name="T120">double</text:span><text:span text:style-name="T127"> </text:span><text:span text:style-name="T170">c</text:span><text:span text:style-name="T127">) {</text:span></text:p>
      <text:p text:style-name="P23"><text:span text:style-name="T127"><text:tab/><text:tab/>System.</text:span><text:span text:style-name="T164">out</text:span><text:span text:style-name="T127">.println(</text:span><text:span text:style-name="T170">a</text:span><text:span text:style-name="T127">);</text:span></text:p>
      <text:p text:style-name="P23"><text:span text:style-name="T127"><text:tab/><text:tab/>System.</text:span><text:span text:style-name="T164">out</text:span><text:span text:style-name="T127">.println(</text:span><text:span text:style-name="T120">this</text:span><text:span text:style-name="T127">.</text:span><text:span text:style-name="T159">b</text:span><text:span text:style-name="T127">);</text:span></text:p>
      <text:p text:style-name="P23"><text:span text:style-name="T127"><text:tab/><text:tab/>System.</text:span><text:span text:style-name="T164">out</text:span><text:span text:style-name="T127">.println(</text:span><text:span text:style-name="T120">super</text:span><text:span text:style-name="T127">.</text:span><text:span text:style-name="T159">c</text:span><text:span text:style-name="T127">);</text:span></text:p>
      <text:p text:style-name="P7"><text:tab/><text:tab/></text:p>
      <text:p text:style-name="P7"><text:tab/>}</text:p>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7"><text:tab/><text:tab/></text:p>
      <text:p text:style-name="P23"><text:span text:style-name="T127"><text:tab/><text:tab/>SuperChild </text:span><text:span text:style-name="T170">sc</text:span><text:span text:style-name="T127">=</text:span><text:span text:style-name="T120">new</text:span><text:span text:style-name="T127"> SuperChild();</text:span></text:p>
      <text:p text:style-name="P23"><text:span text:style-name="T127"><text:tab/><text:tab/></text:span><text:span text:style-name="T170">sc</text:span><text:span text:style-name="T127">.show(40,</text:span><text:span text:style-name="T166">"Pawan"</text:span><text:span text:style-name="T127">,90.09);</text:span></text:p>
      <text:p text:style-name="P7"><text:tab/>}</text:p>
      <text:p text:style-name="P23"/>
      <text:p text:style-name="P7"><text:tab/></text:p>
      <text:p text:style-name="P7">}</text:p>
      <text:p text:style-name="P110"/>
      <text:p text:style-name="P83">This keyword:-</text:p>
      <text:p text:style-name="P57"><text:tab/>* It is the reference variable that refers to the current object.</text:p>
      <text:p text:style-name="P81">Example:-</text:p>
      <text:p text:style-name="P23"><text:span text:style-name="T120">class</text:span><text:span text:style-name="T127"> This {</text:span></text:p>
      <text:p text:style-name="P23"><text:span text:style-name="T127"><text:tab/></text:span><text:span text:style-name="T120">int</text:span><text:span text:style-name="T127"> </text:span><text:span text:style-name="T159">x</text:span><text:span text:style-name="T127">;</text:span></text:p>
      <text:p text:style-name="P23"><text:span text:style-name="T127"><text:tab/></text:span><text:span text:style-name="T120">char</text:span><text:span text:style-name="T127"> </text:span><text:span text:style-name="T159">y</text:span><text:span text:style-name="T127">;</text:span></text:p>
      <text:p text:style-name="P23"><text:span text:style-name="T127"><text:tab/></text:span><text:span text:style-name="T120">double</text:span><text:span text:style-name="T127"> </text:span><text:span text:style-name="T159">z</text:span><text:span text:style-name="T127">;</text:span></text:p>
      <text:p text:style-name="P23"><text:span text:style-name="T127"><text:tab/></text:span><text:span text:style-name="T120">void</text:span><text:span text:style-name="T127"> value(</text:span><text:span text:style-name="T120">int</text:span><text:span text:style-name="T127"> </text:span><text:span text:style-name="T170">x</text:span><text:span text:style-name="T127">,</text:span><text:span text:style-name="T120">char</text:span><text:span text:style-name="T127"> </text:span><text:span text:style-name="T170">y</text:span><text:span text:style-name="T127">,</text:span><text:span text:style-name="T120">double</text:span><text:span text:style-name="T127"> </text:span><text:span text:style-name="T170">z</text:span><text:span text:style-name="T127">) </text:span></text:p>
      <text:p text:style-name="P23"><text:span text:style-name="T127"><text:tab/>{</text:span><text:span text:style-name="T120">this</text:span><text:span text:style-name="T127">.</text:span><text:span text:style-name="T159">x</text:span><text:span text:style-name="T127">=</text:span><text:span text:style-name="T170">x</text:span><text:span text:style-name="T127">;</text:span></text:p>
      <text:p text:style-name="P23"><text:span text:style-name="T127"><text:tab/></text:span><text:span text:style-name="T120">this</text:span><text:span text:style-name="T127">.</text:span><text:span text:style-name="T159">y</text:span><text:span text:style-name="T127">=</text:span><text:span text:style-name="T170">y</text:span><text:span text:style-name="T127">;</text:span></text:p>
      <text:p text:style-name="P23"><text:span text:style-name="T127"><text:tab/></text:span><text:span text:style-name="T120">this</text:span><text:span text:style-name="T127">.</text:span><text:span text:style-name="T159">z</text:span><text:span text:style-name="T127">=</text:span><text:span text:style-name="T170">z</text:span><text:span text:style-name="T127">;</text:span></text:p>
      <text:p text:style-name="P7"><text:tab/>}</text:p>
      <text:p text:style-name="P23"><text:span text:style-name="T127"><text:tab/></text:span><text:span text:style-name="T120">void</text:span><text:span text:style-name="T127"> show() </text:span></text:p>
      <text:p text:style-name="P23"><text:span text:style-name="T127"><text:tab/>{System.</text:span><text:span text:style-name="T164">out</text:span><text:span text:style-name="T127">.println(</text:span><text:span text:style-name="T159">x</text:span><text:span text:style-name="T127">);</text:span></text:p>
      <text:p text:style-name="P23"><text:span text:style-name="T127"><text:tab/>System.</text:span><text:span text:style-name="T164">out</text:span><text:span text:style-name="T127">.println(</text:span><text:span text:style-name="T159">y</text:span><text:span text:style-name="T127">);</text:span></text:p>
      <text:p text:style-name="P23"><text:span text:style-name="T127"><text:tab/>System.</text:span><text:span text:style-name="T164">out</text:span><text:span text:style-name="T127">.println(</text:span><text:span text:style-name="T159">z</text:span><text:span text:style-name="T127">);}</text:span></text:p>
      <text:p text:style-name="P23"><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text:tab/>This </text:span><text:span text:style-name="T170">t</text:span><text:span text:style-name="T127">=</text:span><text:span text:style-name="T120">new</text:span><text:span text:style-name="T127"> This();</text:span></text:p>
      <text:p text:style-name="P23"><text:span text:style-name="T127"><text:tab/><text:tab/><text:tab/></text:span><text:span text:style-name="T170">t</text:span><text:span text:style-name="T127">.value(55,</text:span><text:span text:style-name="T166">'V'</text:span><text:span text:style-name="T127">,98.98);</text:span></text:p>
      <text:p text:style-name="P23"><text:span text:style-name="T127"><text:tab/><text:tab/><text:tab/></text:span><text:span text:style-name="T170">t</text:span><text:span text:style-name="T127">.show();</text:span></text:p>
      <text:p text:style-name="P7"><text:tab/><text:tab/>}}}</text:p>
      <text:p text:style-name="P111"/>
      <text:p text:style-name="P58"/>
      <text:p text:style-name="P80"><text:soft-page-break/><text:span text:style-name="T183">G.</text:span>Difference between method and constructor?</text:p>
      <text:p text:style-name="P84">Ans </text:p>
      <text:p text:style-name="P85">Constructor:-</text:p>
      <text:p text:style-name="P59">* It is block having same name as a class name.</text:p>
      <text:p text:style-name="P59">* It does not have any return type,not even void.</text:p>
      <text:p text:style-name="P59">* the only modifiers for the constructor are public,private,protected,default.</text:p>
      <text:p text:style-name="P59">* It is execute automatically when you create the object.</text:p>
      <text:p text:style-name="P84">Method:-</text:p>
      <text:p text:style-name="P60">* It is a block of code to perfome perticular task.</text:p>
      <text:p text:style-name="P60">* It reduce the length of the repetitive code.</text:p>
      <text:p text:style-name="P60">* It may or may return the value.</text:p>
      <text:p text:style-name="P59"/>
      <text:p text:style-name="P61"/>
      <text:p text:style-name="P80"><text:span text:style-name="T189">H.</text:span>What is the significance of public,private,protected classes?</text:p>
      <text:p text:style-name="P86">Public Class:-</text:p>
      <text:p text:style-name="P63"><text:tab/>* It <text:span text:style-name="T191">is applicable for both top-level classes and interfaces.</text:span></text:p>
      <text:p text:style-name="P63"><text:span text:style-name="T191"><text:tab/>* <text:s/>Accessed from the child class </text:span><text:span text:style-name="T192">and non-child class</text:span><text:span text:style-name="T191"> of the same package.</text:span></text:p>
      <text:p text:style-name="P64"><text:span text:style-name="T191"><text:tab/>* </text:span><text:span text:style-name="T192">A</text:span><text:span text:style-name="T191">ccessed from the child class of </text:span><text:span text:style-name="T192">and non-child class </text:span><text:span text:style-name="T191">outside package.</text:span></text:p>
      <text:p text:style-name="P65"><text:span text:style-name="T191"><text:tab/>* </text:span><text:span text:style-name="T193">It is the most accessible modifier among all modifiers.</text:span></text:p>
      <text:p text:style-name="P86"><text:span text:style-name="T190">Private Class:-</text:span></text:p>
      <text:p text:style-name="P63"><text:span text:style-name="T191"><text:tab/>* It is not applicable for both top-level classes and interfaces.</text:span></text:p>
      <text:p text:style-name="P64"><text:span text:style-name="T191"><text:tab/>* <text:s/></text:span><text:span text:style-name="T192">C</text:span><text:span text:style-name="T191">annot be accessed from the child class </text:span><text:span text:style-name="T192">and non-child class</text:span><text:span text:style-name="T191"> of the same package.</text:span></text:p>
      <text:p text:style-name="P65"><text:span text:style-name="T191"><text:tab/>* </text:span><text:span text:style-name="T192">A</text:span><text:span text:style-name="T191">ccessed from the child class </text:span><text:span text:style-name="T193">and cannot access non-child class </text:span><text:span text:style-name="T191">of outside package.</text:span></text:p>
      <text:p text:style-name="P65"><text:span text:style-name="T191"><text:tab/>* </text:span><text:span text:style-name="T193">It is the most restricted modifier among all modifiers.</text:span></text:p>
      <text:p text:style-name="P86"><text:span text:style-name="T190">Protected Class:-</text:span></text:p>
      <text:p text:style-name="P63"><text:span text:style-name="T191"><text:tab/>* It is not applicable for both top-level classes and interfaces.</text:span></text:p>
      <text:p text:style-name="P64"><text:span text:style-name="T191"><text:tab/>* </text:span><text:span text:style-name="T192">A</text:span><text:span text:style-name="T191">ccessed from the child class </text:span><text:span text:style-name="T192">and non-child class </text:span><text:span text:style-name="T191">of the same package.</text:span></text:p>
      <text:p text:style-name="P66"><text:tab/>* <text:span text:style-name="T194">A</text:span><text:span text:style-name="T191">ccessed from the child class of the outside package, but we should use child reference only </text:span><text:span text:style-name="T193">and accessed from the <text:tab/><text:tab/><text:tab/>non-child class of outside package.</text:span></text:p>
      <text:p text:style-name="P66"><text:span text:style-name="T193"><text:tab/>* It s more accessible than the package and private modifier but less accessible than public modifier.</text:span></text:p>
      <text:p text:style-name="P87"><text:span text:style-name="T200">I.</text:span>Difference interface and Abstract class?</text:p>
      <text:p text:style-name="P88">Abstract:-</text:p>
      <text:p text:style-name="P62">*Hiding internal implimentation and just highligting the set up services that we are offering.</text:p>
      <text:p text:style-name="P62">* <text:span text:style-name="T184">A method without body is called abstraction method.</text:span></text:p>
      <text:p text:style-name="P62">* <text:span text:style-name="T184">A method which always be declared as a abstract class. We can say that is the method is declared if the class has an abstract method it should be decleared abstract as well</text:span></text:p>
      <text:p text:style-name="P62">* <text:span text:style-name="T185">If a regular class extends an abstract class then the class must have to implement the all the abstract </text:span><text:span text:style-name="T186">methods of the abstract class or it has to be declare abstract as well</text:span></text:p>
      <text:p text:style-name="P62"><text:span text:style-name="T193"/></text:p>
      <text:p text:style-name="P58"/>
      <text:p text:style-name="P89">3)<text:span text:style-name="T195">A.</text:span>Difference between Checked and unchecked exceptions?Give 1 example on each?</text:p>
      <text:p text:style-name="P90">Checked Exceptions:-</text:p>
      <text:p text:style-name="P137">* It occur at compile time and checked by the compiler.</text:p>
      <text:p text:style-name="P137">* These types of exceptions can be handled at the time of compilation and <text:s/>sub-class of the exception class.</text:p>
      <text:p text:style-name="P137">* JVM needs the exception to catch and handle.</text:p>
      <text:p text:style-name="P138">Unchecked Exceptions:-</text:p>
      <text:p text:style-name="P137">* Unchecked exceptions occur at runtime and does not check these type of exceptions.</text:p>
      <text:p text:style-name="P137">* It cannot be a catch or handle at the time of compilation, because they get generated by the mistakes in the program.</text:p>
      <text:p text:style-name="P137">* Runtime exceptions and hence are not a part of the Exception class.</text:p>
      <text:p text:style-name="P137">* JVM does not require the exception to catch and handle.</text:p>
      <text:p text:style-name="P139">Example:-</text:p>
      <text:p text:style-name="P112"><text:span text:style-name="T120">public</text:span><text:span text:style-name="T127"> </text:span><text:span text:style-name="T120">static</text:span><text:span text:style-name="T127"> </text:span><text:span text:style-name="T120">void</text:span><text:span text:style-name="T127"> main(String[] args) {</text:span></text:p>
      <text:p text:style-name="P23"><text:span text:style-name="T127"><text:tab/> </text:span></text:p>
      <text:p text:style-name="P23"><text:span text:style-name="T127"><text:tab/> </text:span><text:span text:style-name="T199">/* checked vs unchecked exception example */</text:span></text:p>
      <text:p text:style-name="P23"><text:span text:style-name="T127"><text:tab/> </text:span><text:span text:style-name="T120">try</text:span><text:span text:style-name="T127"> {</text:span></text:p>
      <text:p text:style-name="P23"><text:span text:style-name="T127"><text:tab/> <text:s/>Class.forName(</text:span><text:span text:style-name="T166">"com.mcnz.Example"</text:span><text:span text:style-name="T127">);</text:span></text:p>
      <text:p text:style-name="P23"><text:span text:style-name="T127"><text:tab/> } </text:span><text:span text:style-name="T120">catch</text:span><text:span text:style-name="T127"> (ClassNotFoundException e) {</text:span></text:p>
      <text:p text:style-name="P23"><text:span text:style-name="T127"><text:tab/> <text:s/>System.out.println(</text:span><text:span text:style-name="T166">"Class was not found."</text:span><text:span text:style-name="T127">);</text:span></text:p>
      <text:p text:style-name="P23"><text:span text:style-name="T127"><text:tab/> }</text:span></text:p>
      <text:p text:style-name="P23"><text:span text:style-name="T127"><text:tab/> <text:s text:c="3"/></text:span></text:p>
      <text:p text:style-name="P23"><text:span text:style-name="T127"><text:tab/> String input = </text:span><text:span text:style-name="T120">null</text:span><text:span text:style-name="T127">;</text:span></text:p>
      <text:p text:style-name="P23"><text:span text:style-name="T127"><text:tab/> input.length(); </text:span><text:span text:style-name="T199">// throws an unchecked exception</text:span></text:p>
      <text:p text:style-name="P23"><text:span text:style-name="T127"><text:tab/> <text:s text:c="3"/></text:span></text:p>
      <text:p text:style-name="P112"><text:span text:style-name="T127"><text:tab/>}</text:span></text:p>
      <text:p text:style-name="P128"><text:span text:style-name="T5"/></text:p>
      <text:p text:style-name="P128"><text:span text:style-name="T5">B.</text:span><text:span text:style-name="T1">Difference between final,finally,finalize()?</text:span></text:p>
      <text:p text:style-name="P91">Final:-</text:p>
      <text:p text:style-name="P123"><text:span text:style-name="T214">* It is a keyword</text:span></text:p>
      <text:p text:style-name="P123"><text:span text:style-name="T214">* It can be used with method,class,variable.</text:span></text:p>
      <text:p text:style-name="P159"><text:span text:style-name="T43">* </text:span><text:span text:style-name="T47">We can not override </text:span><text:span text:style-name="T48">and cannot change the value</text:span><text:span text:style-name="T47"> the final method.</text:span></text:p>
      <text:p text:style-name="P160"><text:span text:style-name="T50">E</text:span><text:span text:style-name="T51">xample:-</text:span><text:span text:style-name="T52">With Class</text:span></text:p>
      <text:p text:style-name="P113"><text:span text:style-name="T120">final</text:span><text:span text:style-name="T127"> </text:span><text:span text:style-name="T120">public</text:span><text:span text:style-name="T127"> </text:span><text:span text:style-name="T120">class </text:span><text:span text:style-name="T127">{</text:span></text:p>
      <text:p text:style-name="P23"><text:span text:style-name="T127"><text:s text:c="4"/></text:span></text:p>
      <text:p text:style-name="P23"><text:soft-page-break/><text:span text:style-name="T127"><text:tab/> <text:s/></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 <text:s text:c="5"/>System.</text:span><text:span text:style-name="T164">out</text:span><text:span text:style-name="T127">.println(</text:span><text:span text:style-name="T166">"final keyword with class"</text:span><text:span text:style-name="T127">);</text:span></text:p>
      <text:p text:style-name="P23"><text:span text:style-name="T127"><text:tab/> <text:s/>}</text:span></text:p>
      <text:p text:style-name="P113"><text:span text:style-name="T127"><text:tab/>}</text:span></text:p>
      <text:p text:style-name="P160"><text:span text:style-name="T51">With Method</text:span></text:p>
      <text:p text:style-name="P162"><text:span text:style-name="T53"><text:tab/><text:tab/></text:span><text:span text:style-name="T124">class</text:span><text:span text:style-name="T153"> A {</text:span></text:p>
      <text:p text:style-name="P23"><text:span text:style-name="T127"><text:tab/><text:tab/> <text:s/></text:span><text:span text:style-name="T120">void</text:span><text:span text:style-name="T127"> method() { </text:span><text:span text:style-name="T199">// final method</text:span></text:p>
      <text:p text:style-name="P23"><text:span text:style-name="T127"><text:tab/><text:tab/> <text:s text:c="3"/>System.</text:span><text:span text:style-name="T164">out</text:span><text:span text:style-name="T127">.println(</text:span><text:span text:style-name="T166">"final method."</text:span><text:span text:style-name="T127">);</text:span></text:p>
      <text:p text:style-name="P23"><text:span text:style-name="T127"><text:tab/><text:tab/> <text:s/>}</text:span></text:p>
      <text:p text:style-name="P23"><text:span text:style-name="T127"><text:tab/><text:tab/>}</text:span></text:p>
      <text:p text:style-name="P23"><text:span text:style-name="T127"><text:tab/><text:tab/></text:span><text:span text:style-name="T120">public</text:span><text:span text:style-name="T127"> </text:span><text:span text:style-name="T120">class</text:span><text:span text:style-name="T127"> B </text:span><text:span text:style-name="T120">extends</text:span><text:span text:style-name="T127"> A {</text:span></text:p>
      <text:p text:style-name="P23"><text:span text:style-name="T127"><text:tab/><text:tab/> <text:s/></text:span><text:span text:style-name="T120">void</text:span><text:span text:style-name="T127"> method() { </text:span><text:span text:style-name="T199">// Unable to override</text:span></text:p>
      <text:p text:style-name="P23"><text:span text:style-name="T127"><text:tab/><text:tab/> <text:s text:c="3"/>System.</text:span><text:span text:style-name="T164">out</text:span><text:span text:style-name="T127">.println(</text:span><text:span text:style-name="T166">"Unnable to override"</text:span><text:span text:style-name="T127">);</text:span></text:p>
      <text:p text:style-name="P23"><text:span text:style-name="T127"><text:tab/><text:tab/> <text:s/>}</text:span></text:p>
      <text:p text:style-name="P23"><text:span text:style-name="T127"><text:tab/><text:tab/>}</text:span></text:p>
      <text:p text:style-name="P114"><text:span text:style-name="T54"/></text:p>
      <text:p text:style-name="P161"><text:span text:style-name="T49">With Variable</text:span></text:p>
      <text:p text:style-name="P114"><text:span text:style-name="T71">public</text:span><text:span text:style-name="T127"> </text:span><text:span text:style-name="T120">class</text:span><text:span text:style-name="T127"> FinalWithVariable {</text:span></text:p>
      <text:p text:style-name="P23"><text:span text:style-name="T127"><text:tab/></text:span></text:p>
      <text:p text:style-name="P23"><text:span text:style-name="T127"><text:tab/><text:tab/> <text:s/></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 <text:s text:c="3"/></text:span><text:span text:style-name="T120">final</text:span><text:span text:style-name="T127"> </text:span><text:span text:style-name="T120">int</text:span><text:span text:style-name="T127"> </text:span><text:span text:style-name="T170">variable</text:span><text:span text:style-name="T127"> = 200;</text:span></text:p>
      <text:p text:style-name="P23"><text:span text:style-name="T127"><text:tab/><text:tab/> <text:s text:c="3"/>System.</text:span><text:span text:style-name="T164">out</text:span><text:span text:style-name="T127">.println(</text:span><text:span text:style-name="T166">"Value:-"</text:span><text:span text:style-name="T127"> +</text:span><text:span text:style-name="T170">variable</text:span><text:span text:style-name="T127">);</text:span></text:p>
      <text:p text:style-name="P23"><text:span text:style-name="T127"><text:tab/><text:tab/> <text:s/>}</text:span></text:p>
      <text:p text:style-name="P133"><text:span text:style-name="T127"><text:tab/><text:tab/>}</text:span></text:p>
      <text:p text:style-name="P133"><text:span text:style-name="T127"/></text:p>
      <text:p text:style-name="P133"><text:span text:style-name="T127"/></text:p>
      <text:p text:style-name="P133"><text:span text:style-name="T127"/></text:p>
      <text:p text:style-name="P129"><text:span text:style-name="T206"/></text:p>
      <text:p text:style-name="P130"><text:span text:style-name="T206">Finally:-</text:span></text:p>
      <text:p text:style-name="P67"><text:tab/>* It is a block.</text:p>
      <text:p text:style-name="P67"><text:tab/>* It can be used <text:span text:style-name="T196">create the block of the code that follows a try block.</text:span></text:p>
      <text:p text:style-name="P30"><text:span text:style-name="T225"><text:tab/>* </text:span><text:span text:style-name="T46">The </text:span><text:span text:style-name="Strong_20_Emphasis"><text:span text:style-name="T46">finally </text:span></text:span><text:span text:style-name="T46">block is optional, although writing one after a try…catch block is a recommended practice.</text:span></text:p>
      <text:p text:style-name="P92">Example:-</text:p>
      <text:p text:style-name="P115"><text:span text:style-name="T120">public</text:span><text:span text:style-name="T127"> </text:span><text:span text:style-name="T120">class</text:span><text:span text:style-name="T127"> <text:s/>{</text:span></text:p>
      <text:p text:style-name="P23"><text:span text:style-name="T127"><text:tab/> <text:s/></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 <text:s text:c="3"/></text:span><text:span text:style-name="T120">try</text:span><text:span text:style-name="T127"> {</text:span></text:p>
      <text:p text:style-name="P23"><text:span text:style-name="T127"><text:tab/> <text:s text:c="5"/></text:span><text:span text:style-name="T199">// Code here</text:span></text:p>
      <text:p text:style-name="P23"><text:span text:style-name="T127"><text:tab/> <text:s text:c="3"/>} </text:span><text:span text:style-name="T120">catch</text:span><text:span text:style-name="T127"> (Exception </text:span><text:span text:style-name="T170">ex</text:span><text:span text:style-name="T127">) {</text:span></text:p>
      <text:p text:style-name="P23"><text:span text:style-name="T127"><text:tab/> <text:s text:c="5"/></text:span><text:span text:style-name="T199">// Handle exception here</text:span></text:p>
      <text:p text:style-name="P23"><text:span text:style-name="T127"><text:tab/> <text:s text:c="3"/>} </text:span><text:span text:style-name="T120">finally</text:span><text:span text:style-name="T127"> {</text:span></text:p>
      <text:p text:style-name="P23"><text:span text:style-name="T127"><text:tab/> <text:s text:c="5"/></text:span><text:span text:style-name="T199">// Always executed this code block</text:span></text:p>
      <text:p text:style-name="P23"><text:span text:style-name="T127"><text:tab/> <text:s text:c="3"/>}</text:span></text:p>
      <text:p text:style-name="P23"><text:span text:style-name="T127"><text:tab/> <text:s/>}</text:span></text:p>
      <text:p text:style-name="P115"><text:span text:style-name="T127"><text:tab/>}</text:span></text:p>
      <text:p text:style-name="P91">Finalize:-</text:p>
      <text:p text:style-name="P67"><text:tab/>* It is method.</text:p>
      <text:p text:style-name="P67"><text:tab/>* <text:span text:style-name="T196">It is use to before the object is destroyed.</text:span></text:p>
      <text:p text:style-name="P30"><text:span text:style-name="T225"><text:tab/>* </text:span><text:span text:style-name="T226">T</text:span><text:span text:style-name="T46">he finalize method is protected, which means you can’t use it </text:span><text:span text:style-name="Strong_20_Emphasis"><text:span text:style-name="T46">outside </text:span></text:span><text:span text:style-name="T46">of the class.</text:span></text:p>
      <text:p text:style-name="P92">Example:-</text:p>
      <text:p text:style-name="P116"/>
      <text:p text:style-name="P23"><text:span text:style-name="T120">public</text:span><text:span text:style-name="T127"> </text:span><text:span text:style-name="T120">class</text:span><text:span text:style-name="T127"> <text:s/>{</text:span></text:p>
      <text:p text:style-name="P23"><text:span text:style-name="T127"><text:s text:c="4"/></text:span></text:p>
      <text:p text:style-name="P23"><text:span text:style-name="T127"><text:tab/> <text:s/></text:span><text:span text:style-name="T120">protected</text:span><text:span text:style-name="T127"> </text:span><text:span text:style-name="T120">void</text:span><text:span text:style-name="T127"> finalize() {</text:span></text:p>
      <text:p text:style-name="P23"><text:span text:style-name="T127"><text:tab/> <text:s text:c="2"/></text:span><text:span text:style-name="T199">// Free resources here</text:span></text:p>
      <text:p text:style-name="P23"><text:span text:style-name="T127"><text:tab/> <text:s text:c="2"/></text:span><text:span text:style-name="T120">super</text:span><text:span text:style-name="T127">.</text:span><text:span text:style-name="T147">finalize</text:span><text:span text:style-name="T127">();</text:span></text:p>
      <text:p text:style-name="P23"><text:span text:style-name="T127"><text:tab/> <text:s/>}</text:span></text:p>
      <text:p text:style-name="P116"><text:span text:style-name="T127"><text:tab/>}</text:span></text:p>
      <text:p text:style-name="P93"><text:span text:style-name="T195">C.</text:span>Give 1 example on each?Difference between throw and throws?</text:p>
      <text:p text:style-name="P94">Throw</text:p>
      <text:p text:style-name="P33">* <text:span text:style-name="T200">It</text:span> is used throw an exception explicitly in the code, inside the function or the block of code.</text:p>
      <text:p text:style-name="P33">* <text:span text:style-name="T200">It </text:span>followed by an instance of Exception to be thrown <text:span text:style-name="T200">and used with in the method.</text:span></text:p>
      <text:p text:style-name="P33"><text:span text:style-name="T200">* It allowed to throw only one exception at a time i.e. we cannot throw multiple exceptions.</text:span></text:p>
      <text:p text:style-name="P36">Example:-</text:p>
      <text:p text:style-name="P38"><text:span text:style-name="T116">public</text:span><text:span text:style-name="T140"> </text:span><text:span text:style-name="T116">class</text:span><text:span text:style-name="T140"> throew {</text:span></text:p>
      <text:p text:style-name="P131"><text:span text:style-name="T140"><text:tab/></text:span><text:span text:style-name="T116">int</text:span><text:span text:style-name="T140"> </text:span><text:span text:style-name="T163">a</text:span><text:span text:style-name="T140">=12;</text:span></text:p>
      <text:p text:style-name="P131"><text:span text:style-name="T140"><text:tab/></text:span><text:span text:style-name="T116">int</text:span><text:span text:style-name="T140"> </text:span><text:span text:style-name="T163">b</text:span><text:span text:style-name="T140">=5;</text:span></text:p>
      <text:p text:style-name="P131"><text:span text:style-name="T140"><text:tab/></text:span><text:span text:style-name="T116">void</text:span><text:span text:style-name="T140"> divide() {</text:span></text:p>
      <text:p text:style-name="P131"><text:span text:style-name="T140"><text:tab/><text:tab/></text:span><text:span text:style-name="T116">if</text:span><text:span text:style-name="T140">(</text:span><text:span text:style-name="T163">b</text:span><text:span text:style-name="T140">==5) {</text:span></text:p>
      <text:p text:style-name="P131"><text:span text:style-name="T140"><text:tab/><text:tab/><text:tab/></text:span><text:span text:style-name="T116">throw</text:span><text:span text:style-name="T140"> </text:span><text:span text:style-name="T116">new</text:span><text:span text:style-name="T140"> ArithmeticException(</text:span><text:span text:style-name="T168">"Cannot Divide by 5"</text:span><text:span text:style-name="T140">);</text:span></text:p>
      <text:p text:style-name="P131"><text:span text:style-name="T140"><text:tab/><text:tab/>}</text:span></text:p>
      <text:p text:style-name="P131"><text:span text:style-name="T140"><text:tab/><text:tab/></text:span><text:span text:style-name="T116">else</text:span><text:span text:style-name="T140"> {</text:span></text:p>
      <text:p text:style-name="P131"><text:span text:style-name="T140"><text:tab/><text:tab/><text:tab/></text:span><text:span text:style-name="T116">int</text:span><text:span text:style-name="T140"> </text:span><text:span text:style-name="T174">res</text:span><text:span text:style-name="T140">=</text:span><text:span text:style-name="T163">a</text:span><text:span text:style-name="T140">/</text:span><text:span text:style-name="T163">b</text:span><text:span text:style-name="T140">;</text:span></text:p>
      <text:p text:style-name="P131"><text:span text:style-name="T140"><text:tab/><text:tab/><text:tab/>System.</text:span><text:span text:style-name="T162">out</text:span><text:span text:style-name="T140">.println(</text:span><text:span text:style-name="T174">res</text:span><text:span text:style-name="T140">);</text:span></text:p>
      <text:p text:style-name="P131"><text:span text:style-name="T140"><text:tab/><text:tab/>}</text:span></text:p>
      <text:p text:style-name="P131"><text:span text:style-name="T140"><text:tab/>}</text:span></text:p>
      <text:p text:style-name="P131"><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hroew </text:span><text:span text:style-name="T174">t</text:span><text:span text:style-name="T140">=</text:span><text:span text:style-name="T116">new</text:span><text:span text:style-name="T140"> throew();</text:span></text:p>
      <text:p text:style-name="P131"><text:span text:style-name="T140"><text:tab/></text:span><text:span text:style-name="T116">try</text:span><text:span text:style-name="T140"> {</text:span></text:p>
      <text:p text:style-name="P131"><text:span text:style-name="T140"><text:tab/><text:tab/></text:span></text:p>
      <text:p text:style-name="P131"><text:span text:style-name="T140"><text:tab/></text:span><text:span text:style-name="T174">t</text:span><text:span text:style-name="T140">.divide();</text:span></text:p>
      <text:p text:style-name="P131"><text:span text:style-name="T140"><text:tab/>}</text:span></text:p>
      <text:p text:style-name="P131"><text:span text:style-name="T140"><text:tab/></text:span><text:span text:style-name="T116">catch</text:span><text:span text:style-name="T140">(ArithmeticException </text:span><text:span text:style-name="T174">e</text:span><text:span text:style-name="T140">) {</text:span></text:p>
      <text:p text:style-name="P131"><text:span text:style-name="T140"><text:tab/><text:tab/>System.</text:span><text:span text:style-name="T162">out</text:span><text:span text:style-name="T140">.println(</text:span><text:span text:style-name="T174">e</text:span><text:span text:style-name="T140">);</text:span></text:p>
      <text:p text:style-name="P131"><text:span text:style-name="T140"><text:tab/><text:tab/></text:span></text:p>
      <text:p text:style-name="P131"><text:span text:style-name="T140"><text:tab/>}</text:span></text:p>
      <text:p text:style-name="P131"><text:span text:style-name="T140"><text:tab/></text:span></text:p>
      <text:p text:style-name="P131"><text:span text:style-name="T140">}</text:span></text:p>
      <text:p text:style-name="P131"><text:span text:style-name="T140">}</text:span></text:p>
      <text:p text:style-name="P38"/>
      <text:p text:style-name="P36">Throws:-</text:p>
      <text:p text:style-name="P34"><text:span text:style-name="T200">* It </text:span>is used in the method signature to declare an exception which might be thrown by the function while the execution of the code.</text:p>
      <text:p text:style-name="P34">* <text:span text:style-name="T200">It </text:span>followed by class names of Exceptions to be thrown <text:span text:style-name="T200">and used with the method signature.</text:span></text:p>
      <text:p text:style-name="P34"><text:span text:style-name="T200">* It declare multiple exceptions using throws keyword that can be thrown by the method.</text:span></text:p>
      <text:p text:style-name="P34"/>
      <text:p text:style-name="P37"><text:soft-page-break/><text:span text:style-name="T229">E</text:span><text:span text:style-name="T228">xample:-</text:span></text:p>
      <text:p text:style-name="P39"><text:span text:style-name="T126">public</text:span><text:span text:style-name="T140"> </text:span><text:span text:style-name="T116">class</text:span><text:span text:style-name="T140"> throwsexapmle {</text:span></text:p>
      <text:p text:style-name="P131"><text:span text:style-name="T140"><text:tab/></text:span></text:p>
      <text:p text:style-name="P131"><text:span text:style-name="T140"><text:tab/><text:tab/></text:span><text:span text:style-name="T116">int</text:span><text:span text:style-name="T140"> </text:span><text:span text:style-name="T163">a</text:span><text:span text:style-name="T140">=12;</text:span></text:p>
      <text:p text:style-name="P131"><text:span text:style-name="T140"><text:tab/><text:tab/></text:span><text:span text:style-name="T116">int</text:span><text:span text:style-name="T140"> </text:span><text:span text:style-name="T163">b</text:span><text:span text:style-name="T140">=0;</text:span></text:p>
      <text:p text:style-name="P131"><text:span text:style-name="T140"><text:tab/><text:tab/></text:span><text:span text:style-name="T116">void</text:span><text:span text:style-name="T140"> divide() throws1 ArithmeticException </text:span></text:p>
      <text:p text:style-name="P131"><text:span text:style-name="T140"><text:tab/><text:tab/>{</text:span></text:p>
      <text:p text:style-name="P131"><text:span text:style-name="T140"><text:tab/><text:tab/><text:tab/></text:span><text:span text:style-name="T163">if</text:span><text:span text:style-name="T140">(b==0) {</text:span></text:p>
      <text:p text:style-name="P131"><text:span text:style-name="T140"><text:tab/><text:tab/><text:tab/><text:tab/></text:span><text:span text:style-name="T116">throw</text:span><text:span text:style-name="T140"> </text:span><text:span text:style-name="T116">new</text:span><text:span text:style-name="T140"> ArithmeticException();</text:span></text:p>
      <text:p text:style-name="P131"><text:span text:style-name="T140"><text:tab/><text:tab/><text:tab/>}</text:span></text:p>
      <text:p text:style-name="P131"><text:span text:style-name="T140"><text:tab/><text:tab/><text:tab/></text:span><text:span text:style-name="T116">else</text:span><text:span text:style-name="T140"> {</text:span></text:p>
      <text:p text:style-name="P131"><text:span text:style-name="T140"><text:tab/><text:tab/><text:tab/><text:tab/></text:span><text:span text:style-name="T116">int</text:span><text:span text:style-name="T140"> </text:span><text:span text:style-name="T174">res</text:span><text:span text:style-name="T140">=</text:span><text:span text:style-name="T163">a</text:span><text:span text:style-name="T140">/</text:span><text:span text:style-name="T163">b</text:span><text:span text:style-name="T140">;</text:span></text:p>
      <text:p text:style-name="P131"><text:span text:style-name="T140"><text:tab/><text:tab/><text:tab/><text:tab/>System.</text:span><text:span text:style-name="T162">out</text:span><text:span text:style-name="T140">.println(</text:span><text:span text:style-name="T174">res</text:span><text:span text:style-name="T140">);</text:span></text:p>
      <text:p text:style-name="P131"><text:span text:style-name="T140"><text:tab/><text:tab/><text:tab/>}</text:span></text:p>
      <text:p text:style-name="P131"><text:span text:style-name="T140"><text:tab/><text:tab/>}</text:span></text:p>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throew </text:span><text:span text:style-name="T174">t</text:span><text:span text:style-name="T140">=</text:span><text:span text:style-name="T116">new</text:span><text:span text:style-name="T140"> throew();</text:span></text:p>
      <text:p text:style-name="P131"><text:span text:style-name="T140"><text:tab/><text:tab/></text:span><text:span text:style-name="T116">try</text:span><text:span text:style-name="T140"> {</text:span></text:p>
      <text:p text:style-name="P131"><text:span text:style-name="T140"><text:tab/><text:tab/><text:tab/></text:span></text:p>
      <text:p text:style-name="P131"><text:span text:style-name="T140"><text:tab/><text:tab/></text:span><text:span text:style-name="T174">t</text:span><text:span text:style-name="T140">.divide();</text:span></text:p>
      <text:p text:style-name="P131"><text:span text:style-name="T140"><text:tab/><text:tab/>}</text:span></text:p>
      <text:p text:style-name="P131"><text:span text:style-name="T140"><text:tab/><text:tab/></text:span><text:span text:style-name="T116">catch</text:span><text:span text:style-name="T140">(ArithmeticException </text:span><text:span text:style-name="T174">e</text:span><text:span text:style-name="T140">) {</text:span></text:p>
      <text:p text:style-name="P131"><text:span text:style-name="T140"><text:tab/><text:tab/><text:tab/>System.</text:span><text:span text:style-name="T162">out</text:span><text:span text:style-name="T140">.println(</text:span><text:span text:style-name="T174">e</text:span><text:span text:style-name="T140">);</text:span></text:p>
      <text:p text:style-name="P131"><text:span text:style-name="T140"><text:tab/><text:tab/><text:tab/></text:span></text:p>
      <text:p text:style-name="P131"><text:span text:style-name="T140"><text:tab/><text:tab/>}</text:span></text:p>
      <text:p text:style-name="P131"><text:span text:style-name="T140"><text:tab/><text:tab/></text:span></text:p>
      <text:p text:style-name="P131"><text:span text:style-name="T140"><text:tab/>}</text:span></text:p>
      <text:p text:style-name="P131"><text:span text:style-name="T140"><text:tab/>}</text:span></text:p>
      <text:p text:style-name="P134"><text:span text:style-name="T120">class</text:span><text:span text:style-name="T127"> throws1 </text:span><text:span text:style-name="T120">extends</text:span><text:span text:style-name="T127"> throwsexapmle {</text:span></text:p>
      <text:p text:style-name="P134"/>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throew </text:span><text:span text:style-name="T174">t1</text:span><text:span text:style-name="T140">=</text:span><text:span text:style-name="T116">new</text:span><text:span text:style-name="T140"> throew();</text:span></text:p>
      <text:p text:style-name="P131"><text:span text:style-name="T140"><text:tab/><text:tab/></text:span><text:span text:style-name="T116">try</text:span><text:span text:style-name="T140"> {</text:span></text:p>
      <text:p text:style-name="P131"><text:span text:style-name="T140"><text:tab/><text:tab/></text:span><text:span text:style-name="T174">t1</text:span><text:span text:style-name="T140">.divide();</text:span></text:p>
      <text:p text:style-name="P131"><text:span text:style-name="T140"><text:tab/><text:tab/>}</text:span></text:p>
      <text:p text:style-name="P131"><text:span text:style-name="T140"><text:tab/><text:tab/></text:span><text:span text:style-name="T116">catch</text:span><text:span text:style-name="T140">(ArithmeticException </text:span><text:span text:style-name="T174">e</text:span><text:span text:style-name="T140">) {</text:span></text:p>
      <text:p text:style-name="P131"><text:span text:style-name="T140"><text:tab/><text:tab/><text:tab/>System.</text:span><text:span text:style-name="T162">out</text:span><text:span text:style-name="T140">.println(</text:span><text:span text:style-name="T174">e</text:span><text:span text:style-name="T140">);</text:span></text:p>
      <text:p text:style-name="P131"><text:span text:style-name="T140"><text:tab/><text:tab/><text:tab/></text:span></text:p>
      <text:p text:style-name="P131"><text:span text:style-name="T140"><text:tab/><text:tab/>}</text:span></text:p>
      <text:p text:style-name="P131"><text:span text:style-name="T140"><text:tab/><text:tab/></text:span><text:span text:style-name="T116">finally</text:span><text:span text:style-name="T140"> {</text:span></text:p>
      <text:p text:style-name="P131"><text:span text:style-name="T140"><text:tab/><text:tab/><text:tab/>System.</text:span><text:span text:style-name="T162">out</text:span><text:span text:style-name="T140">.println(</text:span><text:span text:style-name="T168">"final"</text:span><text:span text:style-name="T140">);</text:span></text:p>
      <text:p text:style-name="P131"><text:span text:style-name="T140"><text:tab/><text:tab/>}</text:span></text:p>
      <text:p text:style-name="P131"><text:span text:style-name="T140"><text:tab/>}</text:span></text:p>
      <text:p text:style-name="P134"/>
      <text:p text:style-name="P131"><text:span text:style-name="T140">}</text:span></text:p>
      <text:p text:style-name="P134"/>
      <text:p text:style-name="P35"><text:span text:style-name="T228"/></text:p>
      <text:p text:style-name="P35"><text:span text:style-name="T228"/></text:p>
      <text:p text:style-name="P93"><text:span text:style-name="T195">D.</text:span>Give 1 example on each?Write a code to show NullPointerException?</text:p>
      <text:p text:style-name="P68"><text:tab/>* <text:span text:style-name="T230">Performs operations on object with in null.</text:span></text:p>
      <text:p text:style-name="P68"><text:tab/>* <text:span text:style-name="T230">Calling Instance method of null.</text:span></text:p>
      <text:p text:style-name="P95">Example:-</text:p>
      <text:p text:style-name="P69"><text:span text:style-name="T128"><text:s/></text:span><text:span text:style-name="T117">public</text:span><text:span text:style-name="T137"> </text:span><text:span text:style-name="T117">class</text:span><text:span text:style-name="T137"> NullPointException{</text:span></text:p>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String </text:span><text:span text:style-name="T174">s</text:span><text:span text:style-name="T140">=</text:span><text:span text:style-name="T168">""</text:span><text:span text:style-name="T140">;</text:span></text:p>
      <text:p text:style-name="P131"><text:span text:style-name="T140"><text:tab/><text:tab/>System.</text:span><text:span text:style-name="T162">out</text:span><text:span text:style-name="T140">.print(</text:span><text:span text:style-name="T174">s</text:span><text:span text:style-name="T140">.length());</text:span></text:p>
      <text:p text:style-name="P131"><text:span text:style-name="T140"><text:tab/>}</text:span></text:p>
      <text:p text:style-name="P117"><text:span text:style-name="T140">}</text:span></text:p>
      <text:p text:style-name="P118"/>
      <text:p text:style-name="P96">4)<text:span text:style-name="T230">A.</text:span>How many ways we can create a thread <text:span text:style-name="T233">and what is the </text:span><text:span text:style-name="T180">B</text:span>est approach?</text:p>
      <text:p text:style-name="P68"><text:tab/>* <text:span text:style-name="T231">There are two ways to create a thread.</text:span></text:p>
      <text:p text:style-name="P143"><text:tab/><text:span text:style-name="T232">1.</text:span>extends Thread class</text:p>
      <text:p text:style-name="P153"><text:span text:style-name="T54"><text:tab/></text:span><text:span text:style-name="T55">2.</text:span><text:span text:style-name="T54">implement Runnable interface</text:span></text:p>
      <text:p text:style-name="P165"><text:span text:style-name="T56">* implement Runnable interface </text:span><text:span text:style-name="T57">is the best approach to create the thread </text:span><text:span text:style-name="T58">because you don't usually create a new "kind" of Thread, but simply want to run some code in a dedicated thread.</text:span></text:p>
      <text:p text:style-name="P166"><text:span text:style-name="T60">B.</text:span><text:span text:style-name="T216">Difference between sleep and wait methods?</text:span></text:p>
      <text:p text:style-name="P168"><text:span text:style-name="T222">Sleep:-</text:span><text:span text:style-name="T216">It belongs to thread class.There is no need of sleep class when we use sync</text:span><text:span text:style-name="T219">h</text:span><text:span text:style-name="T216">r</text:span><text:span text:style-name="T219">o</text:span><text:span text:style-name="T216">nization context. It does not release lock on an object during <text:s/>sync</text:span><text:span text:style-name="T219">h</text:span><text:span text:style-name="T216">r</text:span><text:span text:style-name="T219">o</text:span><text:span text:style-name="T216">nization context</text:span></text:p>
      <text:p text:style-name="P168"><text:span text:style-name="T222">Method:-</text:span><text:span text:style-name="T216">It belongs to object class.It should be called in sync</text:span><text:span text:style-name="T219">h</text:span><text:span text:style-name="T216">r</text:span><text:span text:style-name="T219">o</text:span><text:span text:style-name="T216">nization context.It release lock on an object during <text:s/>sync</text:span><text:span text:style-name="T219">h</text:span><text:span text:style-name="T216">r</text:span><text:span text:style-name="T219">o</text:span><text:span text:style-name="T216">nization context</text:span></text:p>
      <text:p text:style-name="P93"><text:span text:style-name="T234">C.</text:span>Explain difference methods present in Thread class?</text:p>
      <text:p text:style-name="P70"><text:span text:style-name="T235"><text:tab/>Start(),run,sleep(millisecond),join(),get id(),get name(),</text:span></text:p>
      <text:p text:style-name="P70"><text:span text:style-name="T236">set.name(string),get priority(),set priority(),is Alive()</text:span></text:p>
      <text:p text:style-name="P71"/>
      <text:p text:style-name="P97"><text:span text:style-name="T236">D.</text:span>How to Create a Deadlock Scenario Programatically?</text:p>
      <text:p text:style-name="P119"><text:span text:style-name="T116">public</text:span><text:span text:style-name="T140"> </text:span><text:span text:style-name="T116">class</text:span><text:span text:style-name="T140"> Deadlock {</text:span></text:p>
      <text:p text:style-name="P134"/>
      <text:p text:style-name="P131"><text:span text:style-name="T140"><text:tab/><text:tab/> <text:s/></text:span><text:span text:style-name="T116">static</text:span><text:span text:style-name="T140"> </text:span><text:span text:style-name="T116">final</text:span><text:span text:style-name="T140"> String </text:span><text:span text:style-name="T162">a</text:span><text:span text:style-name="T140">= </text:span><text:span text:style-name="T168">"Printer"</text:span><text:span text:style-name="T140">;</text:span></text:p>
      <text:p text:style-name="P131"><text:span text:style-name="T140"><text:tab/><text:tab/> <text:s/></text:span><text:span text:style-name="T116">static</text:span><text:span text:style-name="T140"> </text:span><text:span text:style-name="T116">final</text:span><text:span text:style-name="T140"> String </text:span><text:span text:style-name="T162">b</text:span><text:span text:style-name="T140">= </text:span><text:span text:style-name="T168">"Scanner"</text:span><text:span text:style-name="T140">;</text:span></text:p>
      <text:p text:style-name="P131"><text:span text:style-name="T140"><text:tab/><text:tab/> <text:s/></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 <text:s text:c="3"/>ThreadDemo1 </text:span><text:span text:style-name="T174">Thread1</text:span><text:span text:style-name="T140"> = </text:span><text:span text:style-name="T116">new</text:span><text:span text:style-name="T140"> ThreadDemo1();</text:span></text:p>
      <text:p text:style-name="P131"><text:span text:style-name="T140"><text:tab/><text:tab/> <text:s text:c="3"/>ThreadDemo2 </text:span><text:span text:style-name="T174">Thread2</text:span><text:span text:style-name="T140"> = </text:span><text:span text:style-name="T116">new</text:span><text:span text:style-name="T140"> ThreadDemo2();</text:span></text:p>
      <text:p text:style-name="P131"><text:span text:style-name="T140"><text:tab/><text:tab/> <text:s text:c="3"/></text:span><text:span text:style-name="T174">Thread1</text:span><text:span text:style-name="T140">.start();</text:span></text:p>
      <text:p text:style-name="P131"><text:span text:style-name="T140"><text:tab/><text:tab/> <text:s text:c="3"/></text:span><text:span text:style-name="T174">Thread2</text:span><text:span text:style-name="T140">.start();</text:span></text:p>
      <text:p text:style-name="P131"><text:span text:style-name="T140"><text:tab/><text:tab/> <text:s/>}</text:span></text:p>
      <text:p text:style-name="P131"><text:span text:style-name="T140"><text:tab/><text:tab/> <text:s/></text:span><text:span text:style-name="T116">private</text:span><text:span text:style-name="T140"> </text:span><text:span text:style-name="T116">static</text:span><text:span text:style-name="T140"> </text:span><text:span text:style-name="T116">class</text:span><text:span text:style-name="T140"> ThreadDemo1 </text:span><text:span text:style-name="T116">extends</text:span><text:span text:style-name="T140"> Thread {</text:span></text:p>
      <text:p text:style-name="P131"><text:span text:style-name="T140"><text:tab/><text:tab/> <text:s text:c="3"/></text:span><text:span text:style-name="T116">public</text:span><text:span text:style-name="T140"> </text:span><text:span text:style-name="T116">void</text:span><text:span text:style-name="T140"> run() {</text:span></text:p>
      <text:p text:style-name="P131"><text:span text:style-name="T140"><text:tab/><text:tab/> <text:s text:c="5"/></text:span><text:span text:style-name="T116">synchronized</text:span><text:span text:style-name="T140"> (</text:span><text:span text:style-name="T162">a</text:span><text:span text:style-name="T140">) {</text:span></text:p>
      <text:p text:style-name="P131"><text:span text:style-name="T140"><text:tab/><text:tab/> <text:s text:c="7"/>System.</text:span><text:span text:style-name="T162">out</text:span><text:span text:style-name="T140">.println(</text:span><text:span text:style-name="T168">"Desktop "</text:span><text:span text:style-name="T140">+ </text:span><text:span text:style-name="T168">": locked"</text:span><text:span text:style-name="T140"> + </text:span><text:span text:style-name="T162">a</text:span><text:span text:style-name="T140">);</text:span></text:p>
      <text:p text:style-name="P131"><text:span text:style-name="T140"><text:tab/><text:tab/> <text:s text:c="7"/></text:span><text:span text:style-name="T116">try</text:span><text:span text:style-name="T140"> {</text:span></text:p>
      <text:p text:style-name="P131"><text:span text:style-name="T140"><text:tab/><text:tab/> <text:s text:c="11"/>Thread.</text:span><text:span text:style-name="T135">sleep</text:span><text:span text:style-name="T140">(1000);</text:span></text:p>
      <text:p text:style-name="P131"><text:span text:style-name="T140"><text:tab/><text:tab/> <text:s text:c="7"/>} </text:span><text:span text:style-name="T116">catch</text:span><text:span text:style-name="T140"> (Exception </text:span><text:span text:style-name="T174">e</text:span><text:span text:style-name="T140">) {</text:span></text:p>
      <text:p text:style-name="P131"><text:soft-page-break/><text:span text:style-name="T140"><text:tab/><text:tab/> <text:s text:c="7"/>}</text:span></text:p>
      <text:p text:style-name="P131"><text:span text:style-name="T140"><text:tab/><text:tab/> <text:s text:c="5"/>}</text:span></text:p>
      <text:p text:style-name="P131"><text:span text:style-name="T140"><text:tab/><text:tab/> <text:s text:c="5"/>System.</text:span><text:span text:style-name="T162">out</text:span><text:span text:style-name="T140">.println(</text:span><text:span text:style-name="T168">"Desktop "</text:span><text:span text:style-name="T140"> + </text:span><text:span text:style-name="T168">": waiting for"</text:span><text:span text:style-name="T140"> + </text:span><text:span text:style-name="T162">b</text:span><text:span text:style-name="T140">+</text:span><text:span text:style-name="T168">"......"</text:span><text:span text:style-name="T140">);</text:span></text:p>
      <text:p text:style-name="P131"><text:span text:style-name="T140"><text:tab/><text:tab/> <text:s text:c="5"/></text:span><text:span text:style-name="T116">synchronized</text:span><text:span text:style-name="T140"> (</text:span><text:span text:style-name="T162">b</text:span><text:span text:style-name="T140">) {</text:span></text:p>
      <text:p text:style-name="P131"><text:span text:style-name="T140"><text:tab/><text:tab/> <text:s text:c="7"/>System.</text:span><text:span text:style-name="T162">out</text:span><text:span text:style-name="T140">.println(</text:span><text:span text:style-name="T168">"Desktop "</text:span><text:span text:style-name="T140">+ </text:span><text:span text:style-name="T168">": locked"</text:span><text:span text:style-name="T140"> + </text:span><text:span text:style-name="T162">b</text:span><text:span text:style-name="T140">);</text:span></text:p>
      <text:p text:style-name="P131"><text:span text:style-name="T140"><text:tab/><text:tab/> <text:s text:c="7"/>}</text:span></text:p>
      <text:p text:style-name="P131"><text:span text:style-name="T140"><text:tab/><text:tab/> <text:s text:c="5"/>}</text:span></text:p>
      <text:p text:style-name="P131"><text:span text:style-name="T140"><text:tab/><text:tab/> <text:s text:c="3"/>}</text:span></text:p>
      <text:p text:style-name="P131"><text:span text:style-name="T140"><text:tab/><text:tab/> <text:s/></text:span><text:span text:style-name="T116">private</text:span><text:span text:style-name="T140"> </text:span><text:span text:style-name="T116">static</text:span><text:span text:style-name="T140"> </text:span><text:span text:style-name="T116">class</text:span><text:span text:style-name="T140"> ThreadDemo2 </text:span><text:span text:style-name="T116">extends</text:span><text:span text:style-name="T140"> Thread {</text:span></text:p>
      <text:p text:style-name="P131"><text:span text:style-name="T140"><text:tab/><text:tab/> <text:s text:c="3"/></text:span><text:span text:style-name="T116">public</text:span><text:span text:style-name="T140"> </text:span><text:span text:style-name="T116">void</text:span><text:span text:style-name="T140"> run() {</text:span></text:p>
      <text:p text:style-name="P131"><text:span text:style-name="T140"><text:tab/><text:tab/> <text:s text:c="5"/></text:span><text:span text:style-name="T116">synchronized</text:span><text:span text:style-name="T140"> (</text:span><text:span text:style-name="T162">b</text:span><text:span text:style-name="T140">) {</text:span></text:p>
      <text:p text:style-name="P131"><text:span text:style-name="T140"><text:tab/><text:tab/> <text:s text:c="7"/>System.</text:span><text:span text:style-name="T162">out</text:span><text:span text:style-name="T140">.println(</text:span><text:span text:style-name="T168">"Laptop "</text:span><text:span text:style-name="T140">+</text:span><text:span text:style-name="T168">": locked"</text:span><text:span text:style-name="T140"> + </text:span><text:span text:style-name="T162">b</text:span><text:span text:style-name="T140">);</text:span></text:p>
      <text:p text:style-name="P131"><text:span text:style-name="T140"><text:tab/><text:tab/> <text:s text:c="7"/></text:span><text:span text:style-name="T116">try</text:span><text:span text:style-name="T140"> {</text:span></text:p>
      <text:p text:style-name="P131"><text:span text:style-name="T140"><text:tab/><text:tab/> <text:s text:c="9"/>Thread.</text:span><text:span text:style-name="T135">sleep</text:span><text:span text:style-name="T140">(100);</text:span></text:p>
      <text:p text:style-name="P131"><text:span text:style-name="T140"><text:tab/><text:tab/> <text:s text:c="7"/>} </text:span><text:span text:style-name="T116">catch</text:span><text:span text:style-name="T140"> (Exception </text:span><text:span text:style-name="T174">e</text:span><text:span text:style-name="T140">) {</text:span></text:p>
      <text:p text:style-name="P131"><text:span text:style-name="T140"><text:tab/><text:tab/> <text:s text:c="7"/>}</text:span></text:p>
      <text:p text:style-name="P131"><text:span text:style-name="T140"><text:tab/><text:tab/> <text:s text:c="5"/>}</text:span></text:p>
      <text:p text:style-name="P131"><text:span text:style-name="T140"><text:tab/><text:tab/> <text:s text:c="5"/>System.</text:span><text:span text:style-name="T162">out</text:span><text:span text:style-name="T140">.println(</text:span><text:span text:style-name="T168">"Laptop "</text:span><text:span text:style-name="T140"> + </text:span><text:span text:style-name="T168">": waiting for"</text:span><text:span text:style-name="T140"> + </text:span><text:span text:style-name="T162">a</text:span><text:span text:style-name="T140">+</text:span><text:span text:style-name="T168">"......"</text:span><text:span text:style-name="T140">);</text:span></text:p>
      <text:p text:style-name="P131"><text:span text:style-name="T140"><text:tab/><text:tab/> <text:s text:c="5"/></text:span><text:span text:style-name="T116">synchronized</text:span><text:span text:style-name="T140"> (</text:span><text:span text:style-name="T162">a</text:span><text:span text:style-name="T140">) {</text:span></text:p>
      <text:p text:style-name="P131"><text:span text:style-name="T140"><text:tab/><text:tab/> <text:s text:c="7"/>System.</text:span><text:span text:style-name="T162">out</text:span><text:span text:style-name="T140">.println(</text:span><text:span text:style-name="T168">"Laptop "</text:span><text:span text:style-name="T140">+ </text:span><text:span text:style-name="T168">": locked"</text:span><text:span text:style-name="T140"> + </text:span><text:span text:style-name="T162">a</text:span><text:span text:style-name="T140">);</text:span></text:p>
      <text:p text:style-name="P131"><text:span text:style-name="T140"><text:tab/><text:tab/> <text:s text:c="5"/>}</text:span></text:p>
      <text:p text:style-name="P131"><text:span text:style-name="T140"><text:tab/><text:tab/> <text:s text:c="3"/>}</text:span></text:p>
      <text:p text:style-name="P131"><text:span text:style-name="T140"><text:tab/><text:tab/> <text:s/>}</text:span></text:p>
      <text:p text:style-name="P131"><text:span text:style-name="T140"><text:tab/><text:tab/>}</text:span></text:p>
      <text:p text:style-name="P134"/>
      <text:p text:style-name="P119"/>
      <text:p text:style-name="P93"><text:span text:style-name="T237">E.</text:span>Explain THread life cycle with all methods?</text:p>
      <text:p text:style-name="P68"><text:span text:style-name="T75"><text:tab/>A thread goes through various stages in its lifecycle. For example, a thread is born, started, runs, and then dies. The following diagram shows the complete life cycle of a thread. Following are the stages of the life cycle</text:span></text:p>
      <text:p text:style-name="P163"><text:span text:style-name="Emphasis"><text:span text:style-name="T66">* </text:span></text:span><text:span text:style-name="Strong_20_Emphasis"><text:span text:style-name="Emphasis"><text:span text:style-name="T63">NEW –</text:span></text:span></text:span><text:span text:style-name="T63">a newly created thread that has not yet started the execution</text:span></text:p>
      <text:p text:style-name="P163"><text:span text:style-name="Strong_20_Emphasis"><text:span text:style-name="Emphasis"><text:span text:style-name="T63">* RUNNABLE –</text:span></text:span></text:span><text:span text:style-name="T63">either running or ready for execution but it's waiting for resource allocation</text:span></text:p>
      <text:p text:style-name="P163"><text:span text:style-name="Strong_20_Emphasis"><text:span text:style-name="Emphasis"><text:span text:style-name="T63">* BLOCKED –</text:span></text:span></text:span><text:span text:style-name="T63">waiting to acquire a monitor lock to enter or re-enter a synchronized block/method</text:span></text:p>
      <text:p text:style-name="P163"><text:span text:style-name="Strong_20_Emphasis"><text:span text:style-name="Emphasis"><text:span text:style-name="T63">* WAITING –</text:span></text:span></text:span><text:span text:style-name="T63">waiting for some other thread to perform a particular action without any time limit</text:span></text:p>
      <text:p text:style-name="P163"><text:span text:style-name="Strong_20_Emphasis"><text:span text:style-name="Emphasis"><text:span text:style-name="T63">* TIMED_WAITING –</text:span></text:span></text:span><text:span text:style-name="T63">waiting for some other thread to perform a specific action for a specified period</text:span></text:p>
      <text:p text:style-name="P164"><text:span text:style-name="Strong_20_Emphasis"><text:span text:style-name="Emphasis"><text:span text:style-name="T63">* TERMINATED –</text:span></text:span></text:span><text:span text:style-name="T63">has completed its execution</text:span></text:p>
      <text:p text:style-name="P167"><text:span text:style-name="T61">F.</text:span><text:span text:style-name="T216">Explain synchronization?</text:span></text:p>
      <text:p text:style-name="P169"><text:span text:style-name="T216"><text:tab/></text:span><text:span text:style-name="T220">T</text:span><text:span text:style-name="T76">he capability to control the access of multiple threads to any shared resource. Java Synchronization is better option where we want to allow only one thread to access the shared resource.</text:span></text:p>
      <text:p text:style-name="P27"><text:span text:style-name="T238">G.</text:span>Difference between static and synchronized block?</text:p>
      <text:p text:style-name="P28"><text:span text:style-name="T67">Static synchronized:-</text:span></text:p>
      <text:p text:style-name="P29"><text:span text:style-name="T68"><text:tab/></text:span><text:span text:style-name="T69">It is </text:span><text:span text:style-name="T68">methods synchronize on the class object. If one thread is executing a static synchronized method, all other threads trying to execute any static synchronized methods will be blocked.</text:span></text:p>
      <text:p text:style-name="P28"><text:span text:style-name="T70">Non-</text:span><text:span text:style-name="T67">static synchronized:-</text:span></text:p>
      <text:p text:style-name="P29"><text:span text:style-name="T68"><text:tab/></text:span><text:span text:style-name="T69">It is </text:span><text:span text:style-name="T68">methods synchronize on this ie the instance of the class. If one thread is executing a synchronized method, all other threads trying to execute any synchronized methods will be blocked.</text:span><text:line-break/></text:p>
      <text:p text:style-name="P98">5)<text:span text:style-name="T238">A.</text:span>Internal working of HashMap?</text:p>
      <text:p text:style-name="P124"><text:span text:style-name="T216"><text:tab/></text:span><text:span text:style-name="T221">It is </text:span><text:span text:style-name="T56">uses a hashCode of the key Object and this hashCode is further used by the hash function to find the index of the bucket where the new entry can be added.</text:span></text:p>
      <text:p text:style-name="P98"><text:span text:style-name="T158">B.</text:span>What is ConcurrentHashMap give one example program?</text:p>
      <text:p text:style-name="P125"><text:span text:style-name="T216"><text:tab/></text:span><text:span text:style-name="T221">It is </text:span><text:span text:style-name="T76">class of the Java collections framework provides a thread-safe map.</text:span></text:p>
      <text:p text:style-name="P126"><text:span text:style-name="T79">Example:-</text:span></text:p>
      <text:p text:style-name="P125"><text:span text:style-name="T117">import</text:span><text:span text:style-name="T137"> java.util.HashMap;</text:span></text:p>
      <text:p text:style-name="P131"><text:span text:style-name="T116">import</text:span><text:span text:style-name="T140"> java.util.Iterator;</text:span></text:p>
      <text:p text:style-name="P131"><text:span text:style-name="T116">import</text:span><text:span text:style-name="T140"> java.util.Map;</text:span></text:p>
      <text:p text:style-name="P131"><text:span text:style-name="T116">import</text:span><text:span text:style-name="T140"> java.util.concurrent.ConcurrentHashMap;</text:span></text:p>
      <text:p text:style-name="P131"><text:span text:style-name="T116">public</text:span><text:span text:style-name="T140"> </text:span><text:span text:style-name="T116">class</text:span><text:span text:style-name="T140"> CHashMap {</text:span></text:p>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s/>Map&lt;String,String&gt; </text:span><text:span text:style-name="T174">myMap</text:span><text:span text:style-name="T140"> = </text:span><text:span text:style-name="T116">new</text:span><text:span text:style-name="T140"> ConcurrentHashMap&lt;String,String&gt;();</text:span></text:p>
      <text:p text:style-name="P131"><text:span text:style-name="T140"><text:s text:c="8"/></text:span><text:span text:style-name="T174">myMap</text:span><text:span text:style-name="T140">.put(</text:span><text:span text:style-name="T168">"1"</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2"</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3"</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4"</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5"</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6"</text:span><text:span text:style-name="T140">, </text:span><text:span text:style-name="T168">"1"</text:span><text:span text:style-name="T140">);</text:span></text:p>
      <text:p text:style-name="P131"><text:span text:style-name="T140"><text:s text:c="8"/>System.</text:span><text:span text:style-name="T162">out</text:span><text:span text:style-name="T140">.println(</text:span><text:span text:style-name="T168">"ConcurrentHashMap before iterator: "</text:span><text:span text:style-name="T140">+</text:span><text:span text:style-name="T174">myMap</text:span><text:span text:style-name="T140">);</text:span></text:p>
      <text:p text:style-name="P131"><text:span text:style-name="T140"><text:s text:c="8"/></text:span><text:span text:style-name="T143">Iterator</text:span><text:span text:style-name="T140">&lt;String&gt; </text:span><text:span text:style-name="T174">itr1</text:span><text:span text:style-name="T140"> = </text:span><text:span text:style-name="T174">myMap</text:span><text:span text:style-name="T140">.keySet().iterator();</text:span></text:p>
      <text:p text:style-name="P134"/>
      <text:p text:style-name="P131"><text:span text:style-name="T140"><text:s text:c="8"/></text:span><text:span text:style-name="T116">while</text:span><text:span text:style-name="T140">(</text:span><text:span text:style-name="T174">itr1</text:span><text:span text:style-name="T140">.hasNext()){</text:span></text:p>
      <text:p text:style-name="P131"><text:span text:style-name="T140"><text:s text:c="12"/>String </text:span><text:span text:style-name="T174">key</text:span><text:span text:style-name="T140"> = </text:span><text:span text:style-name="T174">itr1</text:span><text:span text:style-name="T140">.next();</text:span></text:p>
      <text:p text:style-name="P131"><text:span text:style-name="T140"><text:s text:c="12"/></text:span><text:span text:style-name="T116">if</text:span><text:span text:style-name="T140">(</text:span><text:span text:style-name="T174">key</text:span><text:span text:style-name="T140">.equals(</text:span><text:span text:style-name="T168">"3"</text:span><text:span text:style-name="T140">)) </text:span><text:span text:style-name="T174">myMap</text:span><text:span text:style-name="T140">.put(</text:span><text:span text:style-name="T174">key</text:span><text:span text:style-name="T140">+</text:span><text:span text:style-name="T168">"new"</text:span><text:span text:style-name="T140">, </text:span><text:span text:style-name="T168">"new3"</text:span><text:span text:style-name="T140">);</text:span></text:p>
      <text:p text:style-name="P131"><text:span text:style-name="T140"><text:s text:c="8"/>}</text:span></text:p>
      <text:p text:style-name="P131"><text:span text:style-name="T140"><text:s text:c="8"/>System.</text:span><text:span text:style-name="T162">out</text:span><text:span text:style-name="T140">.println(</text:span><text:span text:style-name="T168">"ConcurrentHashMap after iterator: "</text:span><text:span text:style-name="T140">+</text:span><text:span text:style-name="T174">myMap</text:span><text:span text:style-name="T140">);</text:span></text:p>
      <text:p text:style-name="P131"><text:span text:style-name="T174">myMap</text:span><text:span text:style-name="T140"> = </text:span><text:span text:style-name="T116">new</text:span><text:span text:style-name="T140"> HashMap&lt;String,String&gt;();</text:span></text:p>
      <text:p text:style-name="P131"><text:span text:style-name="T140"><text:s text:c="8"/></text:span><text:span text:style-name="T174">myMap</text:span><text:span text:style-name="T140">.put(</text:span><text:span text:style-name="T168">"1"</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2"</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3"</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4"</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5"</text:span><text:span text:style-name="T140">, </text:span><text:span text:style-name="T168">"1"</text:span><text:span text:style-name="T140">);</text:span></text:p>
      <text:p text:style-name="P131"><text:span text:style-name="T140"><text:s text:c="8"/></text:span><text:span text:style-name="T174">myMap</text:span><text:span text:style-name="T140">.put(</text:span><text:span text:style-name="T168">"6"</text:span><text:span text:style-name="T140">, </text:span><text:span text:style-name="T168">"1"</text:span><text:span text:style-name="T140">);</text:span></text:p>
      <text:p text:style-name="P131"><text:span text:style-name="T140"><text:s text:c="8"/>System.</text:span><text:span text:style-name="T162">out</text:span><text:span text:style-name="T140">.println(</text:span><text:span text:style-name="T168">"HashMap before iterator: "</text:span><text:span text:style-name="T140">+</text:span><text:span text:style-name="T174">myMap</text:span><text:span text:style-name="T140">);</text:span></text:p>
      <text:p text:style-name="P131"><text:span text:style-name="T140"><text:s text:c="8"/></text:span><text:span text:style-name="T143">Iterator</text:span><text:span text:style-name="T140">&lt;String&gt; </text:span><text:span text:style-name="T174">itr2</text:span><text:span text:style-name="T140"> = </text:span><text:span text:style-name="T174">myMap</text:span><text:span text:style-name="T140">.keySet().iterator();</text:span></text:p>
      <text:p text:style-name="P134"/>
      <text:p text:style-name="P131"><text:span text:style-name="T140"><text:s text:c="8"/></text:span><text:span text:style-name="T116">while</text:span><text:span text:style-name="T140">(</text:span><text:span text:style-name="T174">itr2</text:span><text:span text:style-name="T140">.hasNext()){</text:span></text:p>
      <text:p text:style-name="P131"><text:span text:style-name="T140"><text:s text:c="12"/>String </text:span><text:span text:style-name="T174">key</text:span><text:span text:style-name="T140"> = </text:span><text:span text:style-name="T174">itr2</text:span><text:span text:style-name="T140">.next();</text:span></text:p>
      <text:p text:style-name="P131"><text:span text:style-name="T140"><text:s text:c="12"/></text:span><text:span text:style-name="T116">if</text:span><text:span text:style-name="T140">(</text:span><text:span text:style-name="T174">key</text:span><text:span text:style-name="T140">.equals(</text:span><text:span text:style-name="T168">"3"</text:span><text:span text:style-name="T140">)) </text:span><text:span text:style-name="T174">myMap</text:span><text:span text:style-name="T140">.put(</text:span><text:span text:style-name="T174">key</text:span><text:span text:style-name="T140">+</text:span><text:span text:style-name="T168">"new"</text:span><text:span text:style-name="T140">, </text:span><text:span text:style-name="T168">"new3"</text:span><text:span text:style-name="T140">);</text:span></text:p>
      <text:p text:style-name="P131"><text:span text:style-name="T140"><text:s text:c="8"/>}</text:span></text:p>
      <text:p text:style-name="P131"><text:span text:style-name="T140"><text:s text:c="8"/>System.</text:span><text:span text:style-name="T162">out</text:span><text:span text:style-name="T140">.println(</text:span><text:span text:style-name="T168">"HashMap after iterator: "</text:span><text:span text:style-name="T140">+</text:span><text:span text:style-name="T174">myMap</text:span><text:span text:style-name="T140">);}}</text:span></text:p>
      <text:p text:style-name="P31"><text:span text:style-name="T81"/></text:p>
      <text:p text:style-name="P98"><text:soft-page-break/><text:span text:style-name="T240">C.W</text:span>hen we go for list ,set,map?</text:p>
      <text:p text:style-name="P105"><text:span text:style-name="T94">Set: when you don't want duplicates</text:span><text:span text:style-name="T93"> </text:span></text:p>
      <text:p text:style-name="P105"><text:span text:style-name="T94">List: when you want the data to be sorted in some order</text:span><text:span text:style-name="T93"> </text:span></text:p>
      <text:p text:style-name="P105"><text:span text:style-name="T94">Map: when you want to be able to search through the data.</text:span></text:p>
      <text:p text:style-name="P72"/>
      <text:p text:style-name="P99">6)Explain java 8 features?</text:p>
      <text:p text:style-name="P144"><text:span text:style-name="T236">T</text:span>he important Java 8 features are;</text:p>
      <text:list xml:id="list3363930695" text:style-name="L4">
        <text:list-item>
          <text:p text:style-name="P142">forEach() method in Iterable interface</text:p>
        </text:list-item>
        <text:list-item>
          <text:p text:style-name="P141">default and static methods in Interfaces</text:p>
        </text:list-item>
        <text:list-item>
          <text:p text:style-name="P141">Functional Interfaces and Lambda Expressions</text:p>
        </text:list-item>
        <text:list-item>
          <text:p text:style-name="P141">Java Stream API for Bulk Data Operations on Collections</text:p>
        </text:list-item>
        <text:list-item>
          <text:p text:style-name="P141">Java Time API</text:p>
        </text:list-item>
        <text:list-item>
          <text:p text:style-name="P141">Collection API improvements</text:p>
        </text:list-item>
        <text:list-item>
          <text:p text:style-name="P141">Concurrency API improvements</text:p>
        </text:list-item>
        <text:list-item>
          <text:p text:style-name="P141">Java IO improvements</text:p>
        </text:list-item>
      </text:list>
      <text:p text:style-name="P140"><text:line-break/></text:p>
      <text:p text:style-name="P42"/>
      <text:p text:style-name="P42">7)Print the nearest prime to given number</text:p>
      <text:p text:style-name="P42">Input:10</text:p>
      <text:p text:style-name="P42">Output:7,11//10 below nearest palindrome 7 and 10 above 11</text:p>
      <text:p text:style-name="P118"><text:span text:style-name="T120">package</text:span><text:span text:style-name="T127"> NearestPrimeNumber;</text:span></text:p>
      <text:p text:style-name="P23"/>
      <text:p text:style-name="P23"><text:span text:style-name="T120">public</text:span><text:span text:style-name="T127"> </text:span><text:span text:style-name="T120">class</text:span><text:span text:style-name="T127"> NearestPrime {</text:span></text:p>
      <text:p text:style-name="P23"/>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
      <text:p text:style-name="P23"><text:span text:style-name="T127"><text:tab/><text:tab/></text:span><text:span text:style-name="T120">int</text:span><text:span text:style-name="T127"> </text:span><text:span text:style-name="T170">n</text:span><text:span text:style-name="T127"> = 10;</text:span></text:p>
      <text:p text:style-name="P23"><text:span text:style-name="T127"><text:tab/><text:tab/></text:span><text:span text:style-name="T120">for</text:span><text:span text:style-name="T127"> (</text:span><text:span text:style-name="T120">int</text:span><text:span text:style-name="T127"> </text:span><text:span text:style-name="T170">i</text:span><text:span text:style-name="T127"> = 1; </text:span><text:span text:style-name="T170">i</text:span><text:span text:style-name="T127"> &lt; </text:span><text:span text:style-name="T170">n</text:span><text:span text:style-name="T127">; </text:span><text:span text:style-name="T170">i</text:span><text:span text:style-name="T127">++) {</text:span></text:p>
      <text:p text:style-name="P23"><text:span text:style-name="T127"><text:tab/><text:tab/><text:tab/></text:span><text:span text:style-name="T120">int</text:span><text:span text:style-name="T127"> </text:span><text:span text:style-name="T170">num</text:span><text:span text:style-name="T127"> = </text:span><text:span text:style-name="T170">n</text:span><text:span text:style-name="T127"> + </text:span><text:span text:style-name="T170">i</text:span><text:span text:style-name="T127">;</text:span></text:p>
      <text:p text:style-name="P23"><text:span text:style-name="T127"><text:tab/><text:tab/><text:tab/></text:span><text:span text:style-name="T120">if</text:span><text:span text:style-name="T127"> (</text:span><text:span text:style-name="T150">isprimenumber</text:span><text:span text:style-name="T127">(</text:span><text:span text:style-name="T170">num</text:span><text:span text:style-name="T127">)) {</text:span></text:p>
      <text:p text:style-name="P23"><text:span text:style-name="T127"><text:tab/><text:tab/><text:tab/><text:tab/>System.</text:span><text:span text:style-name="T164">out</text:span><text:span text:style-name="T127">.println(</text:span><text:span text:style-name="T166">"This is the Nearest Prime Number"</text:span><text:span text:style-name="T127"> + </text:span><text:span text:style-name="T170">num</text:span><text:span text:style-name="T127">);</text:span></text:p>
      <text:p text:style-name="P23"><text:span text:style-name="T127"><text:tab/><text:tab/><text:tab/><text:tab/></text:span><text:span text:style-name="T120">break</text:span><text:span text:style-name="T127">;</text:span></text:p>
      <text:p text:style-name="P23"/>
      <text:p text:style-name="P7"><text:tab/><text:tab/><text:tab/>}</text:p>
      <text:p text:style-name="P23"><text:span text:style-name="T127"><text:tab/><text:tab/><text:tab/></text:span><text:span text:style-name="T170">num</text:span><text:span text:style-name="T127"> = </text:span><text:span text:style-name="T170">n</text:span><text:span text:style-name="T127"> - </text:span><text:span text:style-name="T170">i</text:span><text:span text:style-name="T127">;</text:span></text:p>
      <text:p text:style-name="P23"><text:span text:style-name="T127"><text:tab/><text:tab/><text:tab/></text:span><text:span text:style-name="T120">if</text:span><text:span text:style-name="T127"> (</text:span><text:span text:style-name="T150">isprimenumber</text:span><text:span text:style-name="T127">(</text:span><text:span text:style-name="T170">num</text:span><text:span text:style-name="T127">)) {</text:span></text:p>
      <text:p text:style-name="P23"><text:span text:style-name="T127"><text:tab/><text:tab/><text:tab/><text:tab/>System.</text:span><text:span text:style-name="T164">out</text:span><text:span text:style-name="T127">.println(</text:span><text:span text:style-name="T166">"This is the Nearest Prime Number"</text:span><text:span text:style-name="T127"> + </text:span><text:span text:style-name="T170">num</text:span><text:span text:style-name="T127">);</text:span></text:p>
      <text:p text:style-name="P23"><text:span text:style-name="T127"><text:tab/><text:tab/><text:tab/><text:tab/></text:span><text:span text:style-name="T120">break</text:span><text:span text:style-name="T127">;</text:span></text:p>
      <text:p text:style-name="P23"/>
      <text:p text:style-name="P7"><text:tab/><text:tab/><text:tab/>}</text:p>
      <text:p text:style-name="P23"/>
      <text:p text:style-name="P7"><text:tab/><text:tab/>}</text:p>
      <text:p text:style-name="P7"><text:tab/>}</text:p>
      <text:p text:style-name="P23"/>
      <text:p text:style-name="P23"><text:span text:style-name="T127"><text:tab/></text:span><text:span text:style-name="T120">private</text:span><text:span text:style-name="T127"> </text:span><text:span text:style-name="T120">static</text:span><text:span text:style-name="T127"> </text:span><text:span text:style-name="T120">boolean</text:span><text:span text:style-name="T127"> isprimenumber(</text:span><text:span text:style-name="T120">int</text:span><text:span text:style-name="T127"> </text:span><text:span text:style-name="T170">num</text:span><text:span text:style-name="T127">) {</text:span></text:p>
      <text:p text:style-name="P23"><text:span text:style-name="T127"><text:tab/><text:tab/></text:span><text:span text:style-name="T120">for</text:span><text:span text:style-name="T127"> (</text:span><text:span text:style-name="T120">int</text:span><text:span text:style-name="T127"> </text:span><text:span text:style-name="T170">i</text:span><text:span text:style-name="T127"> = 2; </text:span><text:span text:style-name="T170">i</text:span><text:span text:style-name="T127"> &lt;= (</text:span><text:span text:style-name="T170">num</text:span><text:span text:style-name="T127">-1); </text:span><text:span text:style-name="T170">i</text:span><text:span text:style-name="T127">++) {</text:span></text:p>
      <text:p text:style-name="P23"><text:span text:style-name="T127"><text:tab/><text:tab/><text:tab/></text:span><text:span text:style-name="T120">if</text:span><text:span text:style-name="T127"> (</text:span><text:span text:style-name="T170">num</text:span><text:span text:style-name="T127"> % 2 == 0) {</text:span></text:p>
      <text:p text:style-name="P23"><text:span text:style-name="T127"><text:tab/><text:tab/><text:tab/><text:tab/></text:span><text:span text:style-name="T120">return</text:span><text:span text:style-name="T127"> </text:span><text:span text:style-name="T120">true</text:span><text:span text:style-name="T127">;</text:span></text:p>
      <text:p text:style-name="P23"/>
      <text:p text:style-name="P7"><text:tab/><text:tab/><text:tab/>}</text:p>
      <text:p text:style-name="P7"><text:tab/><text:tab/>}</text:p>
      <text:p text:style-name="P23"/>
      <text:p text:style-name="P23"><text:span text:style-name="T127"><text:tab/><text:tab/></text:span><text:span text:style-name="T120">return</text:span><text:span text:style-name="T127"> </text:span><text:span text:style-name="T120">false</text:span><text:span text:style-name="T127">;</text:span></text:p>
      <text:p text:style-name="P7"><text:tab/>}</text:p>
      <text:p text:style-name="P23"/>
      <text:p text:style-name="P7">}</text:p>
      <text:p text:style-name="P118"/>
      <text:p text:style-name="P42"/>
      <text:p text:style-name="P73"/>
      <text:p text:style-name="P73">8)How to swap two numbers without using a third variable?</text:p>
      <text:p text:style-name="P120"><text:span text:style-name="T120">public</text:span><text:span text:style-name="T127"> </text:span><text:span text:style-name="T120">class</text:span><text:span text:style-name="T127"> swapNumbers {</text:span></text:p>
      <text:p text:style-name="P120"><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System.</text:span><text:span text:style-name="T164">out</text:span><text:span text:style-name="T127">.println(</text:span><text:span text:style-name="T166">"Before swaping the numbers:-"</text:span><text:span text:style-name="T127">);</text:span></text:p>
      <text:p text:style-name="P23"><text:span text:style-name="T127"><text:tab/><text:tab/>System.</text:span><text:span text:style-name="T164">out</text:span><text:span text:style-name="T127">.println(</text:span><text:span text:style-name="T166">"A = 10"</text:span><text:span text:style-name="T127">);</text:span></text:p>
      <text:p text:style-name="P23"><text:span text:style-name="T127"><text:tab/><text:tab/>System.</text:span><text:span text:style-name="T164">out</text:span><text:span text:style-name="T127">.println(</text:span><text:span text:style-name="T166">"B = 20"</text:span><text:span text:style-name="T127">);</text:span></text:p>
      <text:p text:style-name="P23"><text:span text:style-name="T127"><text:tab/><text:tab/></text:span><text:span text:style-name="T120">int</text:span><text:span text:style-name="T127"> </text:span><text:span text:style-name="T170">a</text:span><text:span text:style-name="T127">=10;</text:span></text:p>
      <text:p text:style-name="P23"><text:span text:style-name="T127"><text:tab/><text:tab/></text:span><text:span text:style-name="T120">int</text:span><text:span text:style-name="T127"> </text:span><text:span text:style-name="T170">b</text:span><text:span text:style-name="T127">=20;</text:span></text:p>
      <text:p text:style-name="P7"><text:tab/><text:tab/></text:p>
      <text:p text:style-name="P23"><text:span text:style-name="T127"><text:tab/><text:tab/></text:span><text:span text:style-name="T170">a</text:span><text:span text:style-name="T127">=</text:span><text:span text:style-name="T170">a</text:span><text:span text:style-name="T127">+</text:span><text:span text:style-name="T170">b</text:span><text:span text:style-name="T127">;</text:span></text:p>
      <text:p text:style-name="P23"><text:span text:style-name="T127"><text:tab/><text:tab/></text:span><text:span text:style-name="T170">b</text:span><text:span text:style-name="T127">=</text:span><text:span text:style-name="T170">a</text:span><text:span text:style-name="T127">-</text:span><text:span text:style-name="T170">b</text:span><text:span text:style-name="T127">;</text:span></text:p>
      <text:p text:style-name="P23"><text:span text:style-name="T127"><text:tab/><text:tab/></text:span><text:span text:style-name="T170">a</text:span><text:span text:style-name="T127">=</text:span><text:span text:style-name="T170">a</text:span><text:span text:style-name="T127">-</text:span><text:span text:style-name="T170">b</text:span><text:span text:style-name="T127">;</text:span></text:p>
      <text:p text:style-name="P7"/>
      <text:p text:style-name="P23"><text:span text:style-name="T127"><text:tab/><text:tab/>System.</text:span><text:span text:style-name="T164">out</text:span><text:span text:style-name="T127">.println(</text:span><text:span text:style-name="T166">"After swaping the numbers:-"</text:span><text:span text:style-name="T127">);</text:span></text:p>
      <text:p text:style-name="P23"><text:span text:style-name="T127"><text:tab/><text:tab/>System.</text:span><text:span text:style-name="T164">out</text:span><text:span text:style-name="T127">.println(</text:span><text:span text:style-name="T166">"A <text:s text:c="2"/>= "</text:span><text:span text:style-name="T127"> +</text:span><text:span text:style-name="T170">a</text:span><text:span text:style-name="T127">);</text:span></text:p>
      <text:p text:style-name="P23"><text:span text:style-name="T127"><text:tab/><text:tab/>System.</text:span><text:span text:style-name="T164">out</text:span><text:span text:style-name="T127">.println(</text:span><text:span text:style-name="T166">"B <text:s text:c="2"/>= "</text:span><text:span text:style-name="T127"> +</text:span><text:span text:style-name="T170">b</text:span><text:span text:style-name="T127">);</text:span></text:p>
      <text:p text:style-name="P7"><text:tab/><text:tab/></text:p>
      <text:p text:style-name="P7"><text:tab/>}</text:p>
      <text:p text:style-name="P23"/>
      <text:p text:style-name="P7">}</text:p>
      <text:p text:style-name="P121"/>
      <text:p text:style-name="P42">9)Reverse Number and String program </text:p>
      <text:p text:style-name="P42">Input: 123</text:p>
      <text:p text:style-name="P42">output:321</text:p>
      <text:p text:style-name="P118"><text:span text:style-name="T120">public</text:span><text:span text:style-name="T127"> </text:span><text:span text:style-name="T120">class</text:span><text:span text:style-name="T127"> ReverseWord {</text:span></text:p>
      <text:p text:style-name="P23"/>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text:span><text:span text:style-name="T120">int</text:span><text:span text:style-name="T127"> </text:span><text:span text:style-name="T170">n</text:span><text:span text:style-name="T127">=123;</text:span></text:p>
      <text:p text:style-name="P23"><text:span text:style-name="T127"><text:tab/><text:tab/></text:span><text:span text:style-name="T120">int</text:span><text:span text:style-name="T127"> </text:span><text:span text:style-name="T170">rem</text:span><text:span text:style-name="T127">,</text:span><text:span text:style-name="T170">rev</text:span><text:span text:style-name="T127">=0;</text:span></text:p>
      <text:p text:style-name="P24"><text:span text:style-name="T127"><text:tab/><text:tab/></text:span><text:span text:style-name="T120">while</text:span><text:span text:style-name="T127">(</text:span><text:span text:style-name="T170">n</text:span><text:span text:style-name="T127">!=0) </text:span></text:p>
      <text:p text:style-name="P8">{</text:p>
      <text:p text:style-name="P24"><text:span text:style-name="T127"><text:tab/><text:tab/><text:tab/></text:span><text:span text:style-name="T170">rem</text:span><text:span text:style-name="T127">=</text:span><text:span text:style-name="T170">n</text:span><text:span text:style-name="T127">%10;</text:span></text:p>
      <text:p text:style-name="P23"><text:soft-page-break/><text:span text:style-name="T127"><text:tab/><text:tab/><text:tab/></text:span><text:span text:style-name="T170">rev</text:span><text:span text:style-name="T127">=</text:span><text:span text:style-name="T170">rev</text:span><text:span text:style-name="T127">*10+</text:span><text:span text:style-name="T170">rem</text:span><text:span text:style-name="T127">;</text:span></text:p>
      <text:p text:style-name="P23"><text:span text:style-name="T127"><text:tab/><text:tab/><text:tab/></text:span><text:span text:style-name="T170">n</text:span><text:span text:style-name="T127">=</text:span><text:span text:style-name="T170">n</text:span><text:span text:style-name="T127">/10;}</text:span></text:p>
      <text:p text:style-name="P7"/>
      <text:p text:style-name="P23"><text:span text:style-name="T127"><text:tab/><text:tab/>System.</text:span><text:span text:style-name="T164">out</text:span><text:span text:style-name="T127">.println(</text:span><text:span text:style-name="T170">rev</text:span><text:span text:style-name="T127">);</text:span></text:p>
      <text:p text:style-name="P7"><text:tab/>}}</text:p>
      <text:p text:style-name="P118"/>
      <text:p text:style-name="P42">Input:coachit</text:p>
      <text:p text:style-name="P42">Output:tihcaoc</text:p>
      <text:p text:style-name="P118"><text:span text:style-name="T120">public</text:span><text:span text:style-name="T127"> </text:span><text:span text:style-name="T120">class</text:span><text:span text:style-name="T127"> ReverseWord {</text:span></text:p>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
      <text:p text:style-name="P23"/>
      <text:p text:style-name="P23"><text:span text:style-name="T127"><text:tab/><text:tab/>String </text:span><text:span text:style-name="T170">s</text:span><text:span text:style-name="T127">=</text:span><text:span text:style-name="T166">"coatchit"</text:span><text:span text:style-name="T127">;</text:span></text:p>
      <text:p text:style-name="P23"><text:span text:style-name="T127"><text:tab/><text:tab/></text:span><text:span text:style-name="T120">for</text:span><text:span text:style-name="T127">(</text:span><text:span text:style-name="T120">int</text:span><text:span text:style-name="T127"> </text:span><text:span text:style-name="T170">i</text:span><text:span text:style-name="T127">=</text:span><text:span text:style-name="T170">s</text:span><text:span text:style-name="T127">.length()-1;</text:span><text:span text:style-name="T170">i</text:span><text:span text:style-name="T127">&gt;=0;</text:span><text:span text:style-name="T170">i</text:span><text:span text:style-name="T127">--)</text:span></text:p>
      <text:p text:style-name="P7"><text:tab/><text:tab/>{</text:p>
      <text:p text:style-name="P23"><text:span text:style-name="T127"><text:tab/><text:tab/>System.</text:span><text:span text:style-name="T164">out</text:span><text:span text:style-name="T127">.print(</text:span><text:span text:style-name="T170">s</text:span><text:span text:style-name="T127">.charAt(</text:span><text:span text:style-name="T170">i</text:span><text:span text:style-name="T127">));</text:span></text:p>
      <text:p text:style-name="P7"><text:tab/><text:tab/>}</text:p>
      <text:p text:style-name="P23"/>
      <text:p text:style-name="P7"><text:tab/><text:tab/>}</text:p>
      <text:p text:style-name="P23"/>
      <text:p text:style-name="P23"/>
      <text:p text:style-name="P26">}</text:p>
      <text:p text:style-name="P42"/>
      <text:p text:style-name="P99">10)Fibonacci Series program?Find factorial of an integer?</text:p>
      <text:p text:style-name="P100">Factorial</text:p>
      <text:p text:style-name="P122"><text:span text:style-name="T113">public</text:span><text:span text:style-name="T127"> </text:span><text:span text:style-name="T113">class</text:span><text:span text:style-name="T127"> Factorial {</text:span></text:p>
      <text:p text:style-name="P23"/>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text:span><text:span text:style-name="T120">int</text:span><text:span text:style-name="T127"> </text:span><text:span text:style-name="T170">n</text:span><text:span text:style-name="T127">=7;</text:span></text:p>
      <text:p text:style-name="P23"><text:span text:style-name="T127"><text:tab/><text:tab/></text:span><text:span text:style-name="T120">int</text:span><text:span text:style-name="T127"> </text:span><text:span text:style-name="T170">b</text:span><text:span text:style-name="T127">=1;</text:span></text:p>
      <text:p text:style-name="P23"><text:span text:style-name="T127"><text:tab/><text:tab/></text:span><text:span text:style-name="T120">for</text:span><text:span text:style-name="T127">(</text:span><text:span text:style-name="T120">int</text:span><text:span text:style-name="T127"> </text:span><text:span text:style-name="T170">i</text:span><text:span text:style-name="T127">=1;</text:span><text:span text:style-name="T170">i</text:span><text:span text:style-name="T127">&lt;=7;</text:span><text:span text:style-name="T170">i</text:span><text:span text:style-name="T127">++)</text:span></text:p>
      <text:p text:style-name="P7"><text:tab/><text:tab/>{</text:p>
      <text:p text:style-name="P23"><text:span text:style-name="T127"><text:tab/><text:tab/><text:tab/></text:span><text:span text:style-name="T170">b</text:span><text:span text:style-name="T127">=</text:span><text:span text:style-name="T170">b</text:span><text:span text:style-name="T127">*</text:span><text:span text:style-name="T170">i</text:span><text:span text:style-name="T127">;</text:span></text:p>
      <text:p text:style-name="P7"><text:tab/><text:tab/>}</text:p>
      <text:p text:style-name="P23"><text:span text:style-name="T127"><text:tab/><text:tab/>System.</text:span><text:span text:style-name="T164">out</text:span><text:span text:style-name="T127">.println(</text:span><text:span text:style-name="T170">b</text:span><text:span text:style-name="T127">);</text:span></text:p>
      <text:p text:style-name="P7"><text:tab/><text:tab/></text:p>
      <text:p text:style-name="P7"><text:tab/>}</text:p>
      <text:p text:style-name="P23"/>
      <text:p text:style-name="P7">}</text:p>
      <text:p text:style-name="P122"/>
      <text:p text:style-name="P101">Fibonacci Series</text:p>
      <text:p text:style-name="P118"><text:span text:style-name="T120">public</text:span><text:span text:style-name="T127"> </text:span><text:span text:style-name="T120">class</text:span><text:span text:style-name="T127"> Fibonacci {</text:span></text:p>
      <text:p text:style-name="P23"/>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text:span><text:span text:style-name="T120">int</text:span><text:span text:style-name="T127"> </text:span><text:span text:style-name="T170">a</text:span><text:span text:style-name="T127"> = 0, </text:span><text:span text:style-name="T170">b</text:span><text:span text:style-name="T127"> = 1;</text:span></text:p>
      <text:p text:style-name="P23"/>
      <text:p text:style-name="P23"><text:span text:style-name="T127"><text:tab/><text:tab/></text:span><text:span text:style-name="T120">int</text:span><text:span text:style-name="T127"> </text:span><text:span text:style-name="T170">c</text:span><text:span text:style-name="T127">;</text:span></text:p>
      <text:p text:style-name="P23"><text:span text:style-name="T127"><text:tab/><text:tab/></text:span><text:span text:style-name="T120">for</text:span><text:span text:style-name="T127"> (</text:span><text:span text:style-name="T120">int</text:span><text:span text:style-name="T127"> </text:span><text:span text:style-name="T170">i</text:span><text:span text:style-name="T127"> = 1; </text:span><text:span text:style-name="T170">i</text:span><text:span text:style-name="T127"> &lt;= 10; </text:span><text:span text:style-name="T170">i</text:span><text:span text:style-name="T127">++) {</text:span></text:p>
      <text:p text:style-name="P23"><text:span text:style-name="T127"><text:tab/><text:tab/><text:tab/></text:span><text:span text:style-name="T170">c</text:span><text:span text:style-name="T127"> = </text:span><text:span text:style-name="T170">a</text:span><text:span text:style-name="T127"> + </text:span><text:span text:style-name="T170">b</text:span><text:span text:style-name="T127">;</text:span></text:p>
      <text:p text:style-name="P23"><text:span text:style-name="T127"><text:tab/><text:tab/><text:tab/>System.</text:span><text:span text:style-name="T164">out</text:span><text:span text:style-name="T127">.print(</text:span><text:span text:style-name="T166">" "</text:span><text:span text:style-name="T127"> + </text:span><text:span text:style-name="T170">a</text:span><text:span text:style-name="T127">);</text:span></text:p>
      <text:p text:style-name="P23"><text:span text:style-name="T127"><text:tab/><text:tab/><text:tab/></text:span><text:span text:style-name="T170">a</text:span><text:span text:style-name="T127"> = </text:span><text:span text:style-name="T170">b</text:span><text:span text:style-name="T127">;</text:span></text:p>
      <text:p text:style-name="P23"><text:span text:style-name="T127"><text:tab/><text:tab/><text:tab/></text:span><text:span text:style-name="T170">b</text:span><text:span text:style-name="T127"> = </text:span><text:span text:style-name="T170">c</text:span><text:span text:style-name="T127">;</text:span></text:p>
      <text:p text:style-name="P7"><text:tab/><text:tab/>}</text:p>
      <text:p text:style-name="P7"><text:tab/>}</text:p>
      <text:p text:style-name="P23"/>
      <text:p text:style-name="P7">}</text:p>
      <text:p text:style-name="P118"/>
      <text:p text:style-name="P42"/>
      <text:p text:style-name="P42">11)List contains some Numbers?Print only even numbers from the list?</text:p>
      <text:p text:style-name="P107"><text:span text:style-name="T116">import</text:span><text:span text:style-name="T140"> java.util.ArrayList;</text:span></text:p>
      <text:p text:style-name="P136"><text:span text:style-name="T116">import</text:span><text:span text:style-name="T140"> java.util.Collections;</text:span></text:p>
      <text:p text:style-name="P135"/>
      <text:p text:style-name="P136"><text:span text:style-name="T116">public</text:span><text:span text:style-name="T140"> </text:span><text:span text:style-name="T116">class</text:span><text:span text:style-name="T140"> Test {</text:span></text:p>
      <text:p text:style-name="P135"/>
      <text:p text:style-name="P136"><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5"/>
      <text:p text:style-name="P136"><text:span text:style-name="T140"><text:tab/><text:tab/></text:span><text:span text:style-name="T116">int</text:span><text:span text:style-name="T140">[] </text:span><text:span text:style-name="T174">myArray</text:span><text:span text:style-name="T140"> = { 1, 3, 4, 2, 12, 10, 8, 7, 6, 5, 9, 14 };</text:span></text:p>
      <text:p text:style-name="P136"><text:span text:style-name="T140"><text:tab/><text:tab/>ArrayList&lt;Integer&gt; </text:span><text:span text:style-name="T174">evenList</text:span><text:span text:style-name="T140"> = </text:span><text:span text:style-name="T116">new</text:span><text:span text:style-name="T140"> ArrayList&lt;Integer&gt;();</text:span></text:p>
      <text:p text:style-name="P136"><text:span text:style-name="T140"><text:tab/><text:tab/>ArrayList&lt;Integer&gt; </text:span><text:span text:style-name="T174">oddList</text:span><text:span text:style-name="T140"> = </text:span><text:span text:style-name="T116">new</text:span><text:span text:style-name="T140"> ArrayList&lt;Integer&gt;();</text:span></text:p>
      <text:p text:style-name="P135"/>
      <text:p text:style-name="P136"><text:span text:style-name="T140"><text:tab/><text:tab/></text:span><text:span text:style-name="T116">for</text:span><text:span text:style-name="T140"> (</text:span><text:span text:style-name="T116">int</text:span><text:span text:style-name="T140"> </text:span><text:span text:style-name="T174">i</text:span><text:span text:style-name="T140"> = 0; </text:span><text:span text:style-name="T174">i</text:span><text:span text:style-name="T140"> &lt; </text:span><text:span text:style-name="T174">myArray</text:span><text:span text:style-name="T140">.</text:span><text:span text:style-name="T163">length</text:span><text:span text:style-name="T140">; </text:span><text:span text:style-name="T174">i</text:span><text:span text:style-name="T140">++) {</text:span></text:p>
      <text:p text:style-name="P136"><text:span text:style-name="T140"><text:tab/><text:tab/><text:tab/></text:span><text:span text:style-name="T116">if</text:span><text:span text:style-name="T140"> (</text:span><text:span text:style-name="T174">myArray</text:span><text:span text:style-name="T140">[</text:span><text:span text:style-name="T174">i</text:span><text:span text:style-name="T140">] % 2 == 0) {</text:span></text:p>
      <text:p text:style-name="P136"><text:span text:style-name="T140"><text:tab/><text:tab/><text:tab/><text:tab/></text:span><text:span text:style-name="T174">evenList</text:span><text:span text:style-name="T140">.add(</text:span><text:span text:style-name="T174">myArray</text:span><text:span text:style-name="T140">[</text:span><text:span text:style-name="T174">i</text:span><text:span text:style-name="T140">]);</text:span></text:p>
      <text:p text:style-name="P136"><text:span text:style-name="T140"><text:tab/><text:tab/><text:tab/>} </text:span><text:span text:style-name="T116">else</text:span><text:span text:style-name="T140"> {</text:span></text:p>
      <text:p text:style-name="P136"><text:span text:style-name="T140"><text:tab/><text:tab/><text:tab/><text:tab/></text:span><text:span text:style-name="T174">oddList</text:span><text:span text:style-name="T140">.add(</text:span><text:span text:style-name="T174">myArray</text:span><text:span text:style-name="T140">[</text:span><text:span text:style-name="T174">i</text:span><text:span text:style-name="T140">]);</text:span></text:p>
      <text:p text:style-name="P136"><text:span text:style-name="T140"><text:tab/><text:tab/><text:tab/>}</text:span></text:p>
      <text:p text:style-name="P136"><text:span text:style-name="T140"><text:tab/><text:tab/>}</text:span></text:p>
      <text:p text:style-name="P136"><text:span text:style-name="T140"><text:tab/><text:tab/>Collections.sort(</text:span><text:span text:style-name="T174">evenList</text:span><text:span text:style-name="T140">);</text:span></text:p>
      <text:p text:style-name="P136"><text:span text:style-name="T140"><text:tab/><text:tab/>Collections.sort(</text:span><text:span text:style-name="T174">oddList</text:span><text:span text:style-name="T140">);</text:span></text:p>
      <text:p text:style-name="P136"><text:span text:style-name="T140"><text:tab/><text:tab/></text:span><text:span text:style-name="T116">for</text:span><text:span text:style-name="T140"> (</text:span><text:span text:style-name="T116">int</text:span><text:span text:style-name="T140"> </text:span><text:span text:style-name="T174">even</text:span><text:span text:style-name="T140"> : </text:span><text:span text:style-name="T174">evenList</text:span><text:span text:style-name="T140">)</text:span></text:p>
      <text:p text:style-name="P136"><text:span text:style-name="T140"><text:tab/><text:tab/><text:tab/>System.</text:span><text:span text:style-name="T162">out</text:span><text:span text:style-name="T140">.print(</text:span><text:span text:style-name="T174">even</text:span><text:span text:style-name="T140"> + </text:span><text:span text:style-name="T168">","</text:span><text:span text:style-name="T140">);</text:span></text:p>
      <text:p text:style-name="P136"><text:span text:style-name="T140"><text:tab/><text:tab/></text:span><text:span text:style-name="T116">for</text:span><text:span text:style-name="T140"> (</text:span><text:span text:style-name="T116">int</text:span><text:span text:style-name="T140"> </text:span><text:span text:style-name="T174">odd</text:span><text:span text:style-name="T140"> : </text:span><text:span text:style-name="T174">oddList</text:span><text:span text:style-name="T140">)</text:span></text:p>
      <text:p text:style-name="P136"><text:span text:style-name="T140"><text:tab/><text:tab/><text:tab/>System.</text:span><text:span text:style-name="T162">out</text:span><text:span text:style-name="T140">.print(</text:span><text:span text:style-name="T174">odd</text:span><text:span text:style-name="T140"> + </text:span><text:span text:style-name="T168">","</text:span><text:span text:style-name="T140">);</text:span></text:p>
      <text:p text:style-name="P135"/>
      <text:p text:style-name="P136"><text:span text:style-name="T140"><text:tab/>}</text:span></text:p>
      <text:p text:style-name="P135"/>
      <text:p text:style-name="P136"><text:span text:style-name="T140">}</text:span></text:p>
      <text:p text:style-name="P107"/>
      <text:p text:style-name="P42"/>
      <text:p text:style-name="P99">12)<text:span text:style-name="T247">A.</text:span>Sorting an array in Java?</text:p>
      <text:p text:style-name="P99">input:1, 2, 3, -1, -2, 4</text:p>
      <text:p text:style-name="P99">output:-2,-1,1,2,3,4</text:p>
      <text:p text:style-name="P102"><text:span text:style-name="T188">D</text:span>o without using special methods and with special methods?</text:p>
      <text:p text:style-name="P109"><text:span text:style-name="T116">import</text:span><text:span text:style-name="T140"> java.util.Arrays;</text:span></text:p>
      <text:p text:style-name="P134"/>
      <text:p text:style-name="P131"><text:span text:style-name="T116">class</text:span><text:span text:style-name="T140"> GFG {</text:span></text:p>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text:span><text:span text:style-name="T116">int</text:span><text:span text:style-name="T140">[] </text:span><text:span text:style-name="T174">arr</text:span><text:span text:style-name="T140"> = {1, 2, 3, -1, -2, 4};</text:span></text:p>
      <text:p text:style-name="P131"><text:span text:style-name="T140"><text:tab/><text:tab/>System.</text:span><text:span text:style-name="T162">out</text:span><text:span text:style-name="T140">.println(</text:span><text:span text:style-name="T168">"The original array is: "</text:span><text:span text:style-name="T140">);</text:span></text:p>
      <text:p text:style-name="P131"><text:span text:style-name="T140"><text:tab/><text:tab/></text:span><text:span text:style-name="T116">for</text:span><text:span text:style-name="T140"> (</text:span><text:span text:style-name="T116">int</text:span><text:span text:style-name="T140"> </text:span><text:span text:style-name="T174">num</text:span><text:span text:style-name="T140"> : </text:span><text:span text:style-name="T174">arr</text:span><text:span text:style-name="T140">) {</text:span></text:p>
      <text:p text:style-name="P131"><text:span text:style-name="T140"><text:tab/><text:tab/><text:tab/>System.</text:span><text:span text:style-name="T162">out</text:span><text:span text:style-name="T140">.print(</text:span><text:span text:style-name="T174">num</text:span><text:span text:style-name="T140"> + </text:span><text:span text:style-name="T168">" "</text:span><text:span text:style-name="T140">);</text:span></text:p>
      <text:p text:style-name="P131"><text:span text:style-name="T140"><text:tab/><text:tab/>}</text:span></text:p>
      <text:p text:style-name="P131"><text:span text:style-name="T140"><text:tab/><text:tab/>Arrays.sort(</text:span><text:span text:style-name="T174">arr</text:span><text:span text:style-name="T140">);</text:span></text:p>
      <text:p text:style-name="P131"><text:soft-page-break/><text:span text:style-name="T140"><text:tab/><text:tab/>System.</text:span><text:span text:style-name="T162">out</text:span><text:span text:style-name="T140">.println(</text:span><text:span text:style-name="T168">"The sorted array is: "</text:span><text:span text:style-name="T140">);</text:span></text:p>
      <text:p text:style-name="P131"><text:span text:style-name="T140"><text:tab/><text:tab/></text:span><text:span text:style-name="T116">for</text:span><text:span text:style-name="T140"> (</text:span><text:span text:style-name="T116">int</text:span><text:span text:style-name="T140"> </text:span><text:span text:style-name="T174">num</text:span><text:span text:style-name="T140"> : </text:span><text:span text:style-name="T174">arr</text:span><text:span text:style-name="T140">) {</text:span></text:p>
      <text:p text:style-name="P131"><text:span text:style-name="T140"><text:tab/><text:tab/><text:tab/>System.</text:span><text:span text:style-name="T162">out</text:span><text:span text:style-name="T140">.print(</text:span><text:span text:style-name="T174">num</text:span><text:span text:style-name="T140"> + </text:span><text:span text:style-name="T168">" "</text:span><text:span text:style-name="T140">);</text:span></text:p>
      <text:p text:style-name="P131"><text:span text:style-name="T140"><text:tab/><text:tab/>}</text:span></text:p>
      <text:p text:style-name="P131"><text:span text:style-name="T140"><text:tab/>}</text:span></text:p>
      <text:p text:style-name="P109"><text:span text:style-name="T140">}</text:span></text:p>
      <text:p text:style-name="P102"><text:span text:style-name="T247">B.</text:span>Find second largest number in the <text:s/>array?</text:p>
      <text:p text:style-name="P109"><text:span text:style-name="T116">public</text:span><text:span text:style-name="T140"> </text:span><text:span text:style-name="T116">class</text:span><text:span text:style-name="T140"> Tester {</text:span></text:p>
      <text:p text:style-name="P131"><text:span text:style-name="T140"><text:tab/></text:span><text:span text:style-name="T116">public</text:span><text:span text:style-name="T140"> </text:span><text:span text:style-name="T116">static</text:span><text:span text:style-name="T140"> </text:span><text:span text:style-name="T116">int</text:span><text:span text:style-name="T140"> getSecondLargest(</text:span><text:span text:style-name="T116">int</text:span><text:span text:style-name="T140">[] </text:span><text:span text:style-name="T174">a</text:span><text:span text:style-name="T140">) {</text:span></text:p>
      <text:p text:style-name="P131"><text:span text:style-name="T140"><text:tab/><text:tab/></text:span><text:span text:style-name="T116">int</text:span><text:span text:style-name="T140"> </text:span><text:span text:style-name="T174">temp</text:span><text:span text:style-name="T140">;</text:span></text:p>
      <text:p text:style-name="P131"><text:span text:style-name="T140"><text:tab/><text:tab/></text:span><text:span text:style-name="T198">// sort the array</text:span></text:p>
      <text:p text:style-name="P131"><text:span text:style-name="T140"><text:tab/><text:tab/></text:span><text:span text:style-name="T116">for</text:span><text:span text:style-name="T140"> (</text:span><text:span text:style-name="T116">int</text:span><text:span text:style-name="T140"> </text:span><text:span text:style-name="T174">i</text:span><text:span text:style-name="T140"> = 0; </text:span><text:span text:style-name="T174">i</text:span><text:span text:style-name="T140"> &lt; </text:span><text:span text:style-name="T174">a</text:span><text:span text:style-name="T140">.</text:span><text:span text:style-name="T163">length</text:span><text:span text:style-name="T140">; </text:span><text:span text:style-name="T174">i</text:span><text:span text:style-name="T140">++) {</text:span></text:p>
      <text:p text:style-name="P131"><text:span text:style-name="T140"><text:tab/><text:tab/><text:tab/></text:span><text:span text:style-name="T116">for</text:span><text:span text:style-name="T140"> (</text:span><text:span text:style-name="T116">int</text:span><text:span text:style-name="T140"> </text:span><text:span text:style-name="T174">j</text:span><text:span text:style-name="T140"> = </text:span><text:span text:style-name="T174">i</text:span><text:span text:style-name="T140"> + 1; </text:span><text:span text:style-name="T174">j</text:span><text:span text:style-name="T140"> &lt; </text:span><text:span text:style-name="T174">a</text:span><text:span text:style-name="T140">.</text:span><text:span text:style-name="T163">length</text:span><text:span text:style-name="T140">; </text:span><text:span text:style-name="T174">j</text:span><text:span text:style-name="T140">++) {</text:span></text:p>
      <text:p text:style-name="P131"><text:span text:style-name="T140"><text:tab/><text:tab/><text:tab/><text:tab/></text:span><text:span text:style-name="T116">if</text:span><text:span text:style-name="T140"> (</text:span><text:span text:style-name="T174">a</text:span><text:span text:style-name="T140">[</text:span><text:span text:style-name="T174">i</text:span><text:span text:style-name="T140">] &gt; </text:span><text:span text:style-name="T174">a</text:span><text:span text:style-name="T140">[</text:span><text:span text:style-name="T174">j</text:span><text:span text:style-name="T140">]) {</text:span></text:p>
      <text:p text:style-name="P131"><text:span text:style-name="T140"><text:tab/><text:tab/><text:tab/><text:tab/><text:tab/></text:span><text:span text:style-name="T174">temp</text:span><text:span text:style-name="T140"> = </text:span><text:span text:style-name="T174">a</text:span><text:span text:style-name="T140">[</text:span><text:span text:style-name="T174">i</text:span><text:span text:style-name="T140">];</text:span></text:p>
      <text:p text:style-name="P131"><text:span text:style-name="T140"><text:tab/><text:tab/><text:tab/><text:tab/><text:tab/></text:span><text:span text:style-name="T174">a</text:span><text:span text:style-name="T140">[</text:span><text:span text:style-name="T174">i</text:span><text:span text:style-name="T140">] = </text:span><text:span text:style-name="T174">a</text:span><text:span text:style-name="T140">[</text:span><text:span text:style-name="T174">j</text:span><text:span text:style-name="T140">];</text:span></text:p>
      <text:p text:style-name="P131"><text:span text:style-name="T140"><text:tab/><text:tab/><text:tab/><text:tab/><text:tab/></text:span><text:span text:style-name="T174">a</text:span><text:span text:style-name="T140">[</text:span><text:span text:style-name="T174">j</text:span><text:span text:style-name="T140">] = </text:span><text:span text:style-name="T174">temp</text:span><text:span text:style-name="T140">;</text:span></text:p>
      <text:p text:style-name="P131"><text:span text:style-name="T140"><text:tab/><text:tab/><text:tab/><text:tab/>}</text:span></text:p>
      <text:p text:style-name="P131"><text:span text:style-name="T140"><text:tab/><text:tab/><text:tab/>}</text:span></text:p>
      <text:p text:style-name="P131"><text:span text:style-name="T140"><text:tab/><text:tab/>}</text:span></text:p>
      <text:p text:style-name="P131"><text:span text:style-name="T140"><text:tab/><text:tab/></text:span><text:span text:style-name="T198">// return second largest element</text:span></text:p>
      <text:p text:style-name="P131"><text:span text:style-name="T140"><text:tab/><text:tab/></text:span><text:span text:style-name="T116">return</text:span><text:span text:style-name="T140"> </text:span><text:span text:style-name="T174">a</text:span><text:span text:style-name="T140">[</text:span><text:span text:style-name="T174">a</text:span><text:span text:style-name="T140">.</text:span><text:span text:style-name="T163">length</text:span><text:span text:style-name="T140"> - 2];</text:span></text:p>
      <text:p text:style-name="P131"><text:span text:style-name="T140"><text:tab/>}</text:span></text:p>
      <text:p text:style-name="P134"/>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text:span><text:span text:style-name="T116">int</text:span><text:span text:style-name="T140"> </text:span><text:span text:style-name="T174">a</text:span><text:span text:style-name="T140">[] = { 11, 10, 4, 15, 16, 13, 2 };</text:span></text:p>
      <text:p text:style-name="P131"><text:span text:style-name="T140"><text:tab/><text:tab/>System.</text:span><text:span text:style-name="T162">out</text:span><text:span text:style-name="T140">.println(</text:span><text:span text:style-name="T168">"Second Largest: "</text:span><text:span text:style-name="T140"> + </text:span><text:span text:style-name="T135">getSecondLargest</text:span><text:span text:style-name="T140">(</text:span><text:span text:style-name="T174">a</text:span><text:span text:style-name="T140">));</text:span></text:p>
      <text:p text:style-name="P131"><text:span text:style-name="T140"><text:tab/>}</text:span></text:p>
      <text:p text:style-name="P109"><text:span text:style-name="T140">}</text:span></text:p>
      <text:p text:style-name="P43">C.<text:span text:style-name="T247">C</text:span>heck particular elements present in array or not?</text:p>
      <text:p text:style-name="P109"><text:span text:style-name="T116">import</text:span><text:span text:style-name="T140"> java.util.Arrays;</text:span></text:p>
      <text:p text:style-name="P134"/>
      <text:p text:style-name="P131"><text:span text:style-name="T116">class</text:span><text:span text:style-name="T140"> </text:span><text:span text:style-name="T145">ArrayFinding</text:span><text:span text:style-name="T140"> {</text:span></text:p>
      <text:p text:style-name="P134"/>
      <text:p text:style-name="P131"><text:span text:style-name="T140"><text:tab/></text:span><text:span text:style-name="T116">private</text:span><text:span text:style-name="T140"> </text:span><text:span text:style-name="T116">static</text:span><text:span text:style-name="T140"> </text:span><text:span text:style-name="T116">void</text:span><text:span text:style-name="T140"> check(Integer[] </text:span><text:span text:style-name="T174">arr</text:span><text:span text:style-name="T140">, </text:span><text:span text:style-name="T116">int</text:span><text:span text:style-name="T140"> </text:span><text:span text:style-name="T174">toCheckValue</text:span><text:span text:style-name="T140">) {</text:span></text:p>
      <text:p text:style-name="P134"/>
      <text:p text:style-name="P131"><text:span text:style-name="T140"><text:tab/><text:tab/></text:span><text:span text:style-name="T116">boolean</text:span><text:span text:style-name="T140"> </text:span><text:span text:style-name="T174">test</text:span><text:span text:style-name="T140"> = Arrays.asList(</text:span><text:span text:style-name="T174">arr</text:span><text:span text:style-name="T140">).contains(</text:span><text:span text:style-name="T174">toCheckValue</text:span><text:span text:style-name="T140">);</text:span></text:p>
      <text:p text:style-name="P134"/>
      <text:p text:style-name="P131"><text:span text:style-name="T140"><text:tab/><text:tab/>System.</text:span><text:span text:style-name="T162">out</text:span><text:span text:style-name="T140">.println(</text:span><text:span text:style-name="T168">"Is "</text:span><text:span text:style-name="T140"> + </text:span><text:span text:style-name="T174">toCheckValue</text:span><text:span text:style-name="T140"> + </text:span><text:span text:style-name="T168">" present in the array: "</text:span><text:span text:style-name="T140"> + </text:span><text:span text:style-name="T174">test</text:span><text:span text:style-name="T140">);</text:span></text:p>
      <text:p text:style-name="P131"><text:span text:style-name="T140"><text:tab/>}</text:span></text:p>
      <text:p text:style-name="P134"/>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4"/>
      <text:p text:style-name="P131"><text:span text:style-name="T140"><text:tab/><text:tab/>Integer </text:span><text:span text:style-name="T174">arr</text:span><text:span text:style-name="T140">[] = { 5, 1, 1, 9, 7, 2, 6, 10 };</text:span></text:p>
      <text:p text:style-name="P134"/>
      <text:p text:style-name="P131"><text:span text:style-name="T140"><text:tab/><text:tab/></text:span><text:span text:style-name="T116">int</text:span><text:span text:style-name="T140"> </text:span><text:span text:style-name="T174">toCheckValue</text:span><text:span text:style-name="T140"> = 7;</text:span></text:p>
      <text:p text:style-name="P134"/>
      <text:p text:style-name="P131"><text:span text:style-name="T140"><text:tab/><text:tab/>System.</text:span><text:span text:style-name="T162">out</text:span><text:span text:style-name="T140">.println(</text:span><text:span text:style-name="T168">"Array: "</text:span><text:span text:style-name="T140"> + Arrays.toString(</text:span><text:span text:style-name="T174">arr</text:span><text:span text:style-name="T140">));</text:span></text:p>
      <text:p text:style-name="P134"/>
      <text:p text:style-name="P131"><text:span text:style-name="T140"><text:tab/><text:tab/></text:span><text:span text:style-name="T135">check</text:span><text:span text:style-name="T140">(</text:span><text:span text:style-name="T174">arr</text:span><text:span text:style-name="T140">, </text:span><text:span text:style-name="T174">toCheckValue</text:span><text:span text:style-name="T140">);</text:span></text:p>
      <text:p text:style-name="P131"><text:span text:style-name="T140"><text:tab/>}</text:span></text:p>
      <text:p text:style-name="P109"><text:span text:style-name="T140">}</text:span></text:p>
      <text:p text:style-name="P43"/>
      <text:p text:style-name="P42">13)Check if two arrays contains same elements or not?</text:p>
      <text:p text:style-name="P42"><text:span text:style-name="T155"><text:tab/></text:span><text:span text:style-name="T124">public</text:span><text:span text:style-name="T153"> </text:span><text:span text:style-name="T124">static</text:span><text:span text:style-name="T153"> </text:span><text:span text:style-name="T124">void</text:span><text:span text:style-name="T153"> main(String[] </text:span><text:span text:style-name="T179">args</text:span><text:span text:style-name="T153">) {</text:span></text:p>
      <text:p text:style-name="P23"/>
      <text:p text:style-name="P23"><text:span text:style-name="T127"><text:tab/><text:tab/><text:tab/><text:tab/></text:span><text:span text:style-name="T120">int</text:span><text:span text:style-name="T127">[] </text:span><text:span text:style-name="T170">ar</text:span><text:span text:style-name="T127"> = { 4, 3, 6, 7, 9, 8 };</text:span></text:p>
      <text:p text:style-name="P23"><text:span text:style-name="T127"><text:tab/><text:tab/><text:tab/><text:tab/></text:span><text:span text:style-name="T120">int</text:span><text:span text:style-name="T127">[] </text:span><text:span text:style-name="T170">arr</text:span><text:span text:style-name="T127"> = { 4, 3, 6, 10, 19, 8 };</text:span></text:p>
      <text:p text:style-name="P23"><text:span text:style-name="T127"><text:tab/><text:tab/><text:tab/><text:tab/>Arrays.</text:span><text:span text:style-name="T150">sort</text:span><text:span text:style-name="T127">(</text:span><text:span text:style-name="T170">ar</text:span><text:span text:style-name="T127">);</text:span></text:p>
      <text:p text:style-name="P23"><text:span text:style-name="T127"><text:tab/><text:tab/><text:tab/><text:tab/>Arrays.</text:span><text:span text:style-name="T150">sort</text:span><text:span text:style-name="T127">(</text:span><text:span text:style-name="T170">arr</text:span><text:span text:style-name="T127">);</text:span></text:p>
      <text:p text:style-name="P23"><text:span text:style-name="T127"><text:tab/><text:tab/><text:tab/><text:tab/></text:span><text:span text:style-name="T120">boolean</text:span><text:span text:style-name="T127"> </text:span><text:span text:style-name="T170">Value</text:span><text:span text:style-name="T127">=Arrays.</text:span><text:span text:style-name="T150">equals</text:span><text:span text:style-name="T127">(</text:span><text:span text:style-name="T170">ar</text:span><text:span text:style-name="T127">,</text:span><text:span text:style-name="T170">arr</text:span><text:span text:style-name="T127">);</text:span></text:p>
      <text:p text:style-name="P23"><text:span text:style-name="T127"><text:tab/><text:tab/><text:tab/><text:tab/>System.</text:span><text:span text:style-name="T164">out</text:span><text:span text:style-name="T127">.println(</text:span><text:span text:style-name="T170">Value</text:span><text:span text:style-name="T127">);</text:span></text:p>
      <text:p text:style-name="P7"><text:tab/><text:tab/><text:tab/><text:tab/></text:p>
      <text:p text:style-name="P7"><text:tab/><text:tab/><text:tab/><text:tab/><text:tab/><text:tab/><text:tab/><text:tab/></text:p>
      <text:p text:style-name="P7"><text:tab/><text:tab/><text:tab/>}</text:p>
      <text:p text:style-name="P7"><text:tab/><text:tab/></text:p>
      <text:p text:style-name="P7"><text:tab/>}</text:p>
      <text:p text:style-name="P23"/>
      <text:p text:style-name="P118"/>
      <text:p text:style-name="P42"/>
      <text:p text:style-name="P42">14)Check given Number is perfect or not</text:p>
      <text:p text:style-name="P42">Input:Input 6(6 is divisable by 1,2,3)1+2+3</text:p>
      <text:p text:style-name="P42">Output:true</text:p>
      <text:p text:style-name="P42"><text:span text:style-name="T155"><text:tab/></text:span><text:span text:style-name="T124">public</text:span><text:span text:style-name="T153"> </text:span><text:span text:style-name="T124">static</text:span><text:span text:style-name="T153"> </text:span><text:span text:style-name="T124">void</text:span><text:span text:style-name="T153"> main(String[] </text:span><text:span text:style-name="T179">args</text:span><text:span text:style-name="T153">) {</text:span></text:p>
      <text:p text:style-name="P23"><text:span text:style-name="T127"><text:tab/><text:tab/></text:span><text:span text:style-name="T120">int</text:span><text:span text:style-name="T127"> </text:span><text:span text:style-name="T170">n</text:span><text:span text:style-name="T127"> = 6, </text:span><text:span text:style-name="T170">sum</text:span><text:span text:style-name="T127"> = 0;</text:span></text:p>
      <text:p text:style-name="P23"><text:span text:style-name="T127"><text:tab/><text:tab/></text:span><text:span text:style-name="T120">for</text:span><text:span text:style-name="T127"> (</text:span><text:span text:style-name="T120">int</text:span><text:span text:style-name="T127"> </text:span><text:span text:style-name="T170">i</text:span><text:span text:style-name="T127"> = 1; </text:span><text:span text:style-name="T170">i</text:span><text:span text:style-name="T127"> &lt;= </text:span><text:span text:style-name="T170">n</text:span><text:span text:style-name="T127">; </text:span><text:span text:style-name="T170">i</text:span><text:span text:style-name="T127">++) {</text:span></text:p>
      <text:p text:style-name="P23"><text:span text:style-name="T127"><text:tab/><text:tab/><text:tab/></text:span><text:span text:style-name="T120">if</text:span><text:span text:style-name="T127"> (</text:span><text:span text:style-name="T170">n</text:span><text:span text:style-name="T127"> % </text:span><text:span text:style-name="T170">i</text:span><text:span text:style-name="T127"> == 0) {</text:span></text:p>
      <text:p text:style-name="P23"><text:span text:style-name="T127"><text:tab/><text:tab/><text:tab/><text:tab/></text:span><text:span text:style-name="T170">sum</text:span><text:span text:style-name="T127"> = </text:span><text:span text:style-name="T170">sum</text:span><text:span text:style-name="T127"> + </text:span><text:span text:style-name="T170">i</text:span><text:span text:style-name="T127">;</text:span></text:p>
      <text:p text:style-name="P7"><text:tab/><text:tab/><text:tab/>}</text:p>
      <text:p text:style-name="P7"><text:tab/><text:tab/>}</text:p>
      <text:p text:style-name="P23"><text:span text:style-name="T127"><text:tab/><text:tab/><text:tab/></text:span><text:span text:style-name="T120">if</text:span><text:span text:style-name="T127"> (</text:span><text:span text:style-name="T170">sum</text:span><text:span text:style-name="T127"> == </text:span><text:span text:style-name="T170">n</text:span><text:span text:style-name="T127">) {</text:span></text:p>
      <text:p text:style-name="P23"><text:span text:style-name="T127"><text:tab/><text:tab/><text:tab/><text:tab/>System.</text:span><text:span text:style-name="T164">out</text:span><text:span text:style-name="T127">.println(</text:span><text:span text:style-name="T166">"Perfect Number"</text:span><text:span text:style-name="T127">);</text:span></text:p>
      <text:p text:style-name="P7"><text:tab/><text:tab/><text:tab/>}</text:p>
      <text:p text:style-name="P23"><text:span text:style-name="T127"><text:tab/><text:tab/><text:tab/></text:span><text:span text:style-name="T120">else</text:span><text:span text:style-name="T127"> {</text:span></text:p>
      <text:p text:style-name="P23"><text:span text:style-name="T127"><text:tab/><text:tab/><text:tab/><text:tab/>System.</text:span><text:span text:style-name="T164">out</text:span><text:span text:style-name="T127">.println(</text:span><text:span text:style-name="T166">"Not Perfect Number"</text:span><text:span text:style-name="T127">);</text:span></text:p>
      <text:p text:style-name="P7"><text:tab/><text:tab/><text:tab/>}</text:p>
      <text:p text:style-name="P7"><text:tab/><text:tab/>}</text:p>
      <text:p text:style-name="P7"><text:tab/>}</text:p>
      <text:p text:style-name="P118"/>
      <text:p text:style-name="P42"/>
      <text:p text:style-name="P42">15)Amstrong Number program</text:p>
      <text:p text:style-name="P42">input:153(1*1*1+5*5*5+3*3*3=153)</text:p>
      <text:p text:style-name="P42">output:true</text:p>
      <text:p text:style-name="P118"><text:span text:style-name="T116">public</text:span><text:span text:style-name="T140"> </text:span><text:span text:style-name="T116">class</text:span><text:span text:style-name="T140"> armstrong {</text:span></text:p>
      <text:p text:style-name="P134"/>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text:span><text:span text:style-name="T116">int</text:span><text:span text:style-name="T140"> </text:span><text:span text:style-name="T174">n</text:span><text:span text:style-name="T140">=153;</text:span></text:p>
      <text:p text:style-name="P131"><text:span text:style-name="T140"><text:tab/><text:tab/></text:span><text:span text:style-name="T116">int</text:span><text:span text:style-name="T140"> </text:span><text:span text:style-name="T174">t1</text:span><text:span text:style-name="T140">=</text:span><text:span text:style-name="T174">n</text:span><text:span text:style-name="T140">;</text:span></text:p>
      <text:p text:style-name="P131"><text:span text:style-name="T140"><text:tab/><text:tab/></text:span><text:span text:style-name="T116">int</text:span><text:span text:style-name="T140"> </text:span><text:span text:style-name="T174">leng</text:span><text:span text:style-name="T140">=0;</text:span></text:p>
      <text:p text:style-name="P131"><text:span text:style-name="T140"><text:tab/><text:tab/></text:span><text:span text:style-name="T116">while</text:span><text:span text:style-name="T140">(</text:span><text:span text:style-name="T174">t1</text:span><text:span text:style-name="T140">!=0) {</text:span></text:p>
      <text:p text:style-name="P131"><text:span text:style-name="T140"><text:tab/><text:tab/><text:tab/></text:span><text:span text:style-name="T174">leng</text:span><text:span text:style-name="T140">=</text:span><text:span text:style-name="T174">leng</text:span><text:span text:style-name="T140">+1;</text:span></text:p>
      <text:p text:style-name="P131"><text:span text:style-name="T140"><text:tab/><text:tab/><text:tab/></text:span><text:span text:style-name="T174">t1</text:span><text:span text:style-name="T140">=</text:span><text:span text:style-name="T174">t1</text:span><text:span text:style-name="T140">/10;</text:span></text:p>
      <text:p text:style-name="P131"><text:span text:style-name="T140"><text:tab/><text:tab/>}</text:span></text:p>
      <text:p text:style-name="P131"><text:span text:style-name="T140"><text:tab/><text:tab/></text:span><text:span text:style-name="T116">int</text:span><text:span text:style-name="T140"> </text:span><text:span text:style-name="T174">t2</text:span><text:span text:style-name="T140">=</text:span><text:span text:style-name="T174">n</text:span><text:span text:style-name="T140">;</text:span></text:p>
      <text:p text:style-name="P131"><text:span text:style-name="T140"><text:tab/><text:tab/></text:span><text:span text:style-name="T116">int</text:span><text:span text:style-name="T140"> </text:span><text:span text:style-name="T174">arm</text:span><text:span text:style-name="T140">=0;</text:span></text:p>
      <text:p text:style-name="P131"><text:soft-page-break/><text:span text:style-name="T140"><text:tab/><text:tab/></text:span><text:span text:style-name="T116">int</text:span><text:span text:style-name="T140"> </text:span><text:span text:style-name="T174">rem</text:span><text:span text:style-name="T140">;</text:span></text:p>
      <text:p text:style-name="P131"><text:span text:style-name="T140"><text:tab/><text:tab/></text:span><text:span text:style-name="T116">while</text:span><text:span text:style-name="T140">(</text:span><text:span text:style-name="T174">t2</text:span><text:span text:style-name="T140">!=0) {</text:span></text:p>
      <text:p text:style-name="P131"><text:span text:style-name="T140"><text:tab/><text:tab/><text:tab/></text:span><text:span text:style-name="T116">int</text:span><text:span text:style-name="T140"> </text:span><text:span text:style-name="T174">mul</text:span><text:span text:style-name="T140">=1;</text:span></text:p>
      <text:p text:style-name="P131"><text:span text:style-name="T140"><text:tab/><text:tab/><text:tab/></text:span><text:span text:style-name="T174">rem</text:span><text:span text:style-name="T140">=</text:span><text:span text:style-name="T174">t2</text:span><text:span text:style-name="T140">%10;</text:span></text:p>
      <text:p text:style-name="P131"><text:span text:style-name="T140"><text:tab/><text:tab/><text:tab/></text:span><text:span text:style-name="T116">for</text:span><text:span text:style-name="T140">(</text:span><text:span text:style-name="T116">int</text:span><text:span text:style-name="T140"> </text:span><text:span text:style-name="T174">i</text:span><text:span text:style-name="T140">=1;</text:span><text:span text:style-name="T174">i</text:span><text:span text:style-name="T140">&lt;=</text:span><text:span text:style-name="T174">leng</text:span><text:span text:style-name="T140">;</text:span><text:span text:style-name="T174">i</text:span><text:span text:style-name="T140">++) {</text:span></text:p>
      <text:p text:style-name="P131"><text:span text:style-name="T140"><text:tab/><text:tab/><text:tab/><text:tab/></text:span><text:span text:style-name="T174">mul</text:span><text:span text:style-name="T140">=</text:span><text:span text:style-name="T174">mul</text:span><text:span text:style-name="T140">*</text:span><text:span text:style-name="T174">rem</text:span><text:span text:style-name="T140">;</text:span></text:p>
      <text:p text:style-name="P131"><text:span text:style-name="T140"><text:tab/><text:tab/><text:tab/><text:tab/></text:span></text:p>
      <text:p text:style-name="P131"><text:span text:style-name="T140"><text:tab/><text:tab/><text:tab/>}</text:span></text:p>
      <text:p text:style-name="P131"><text:span text:style-name="T140"><text:tab/><text:tab/><text:tab/></text:span><text:span text:style-name="T174">arm</text:span><text:span text:style-name="T140">=</text:span><text:span text:style-name="T174">arm</text:span><text:span text:style-name="T140">+</text:span><text:span text:style-name="T174">mul</text:span><text:span text:style-name="T140">;</text:span></text:p>
      <text:p text:style-name="P131"><text:span text:style-name="T140"><text:tab/><text:tab/><text:tab/></text:span><text:span text:style-name="T174">t2</text:span><text:span text:style-name="T140">=</text:span><text:span text:style-name="T174">t2</text:span><text:span text:style-name="T140">/10;</text:span></text:p>
      <text:p text:style-name="P131"><text:span text:style-name="T140"><text:tab/><text:tab/>}</text:span></text:p>
      <text:p text:style-name="P131"><text:span text:style-name="T140"><text:tab/><text:tab/></text:span><text:span text:style-name="T116">if</text:span><text:span text:style-name="T140">(</text:span><text:span text:style-name="T174">arm</text:span><text:span text:style-name="T140">==</text:span><text:span text:style-name="T174">n</text:span><text:span text:style-name="T140">) {</text:span></text:p>
      <text:p text:style-name="P131"><text:span text:style-name="T140"><text:tab/><text:tab/><text:tab/>System.</text:span><text:span text:style-name="T162">out</text:span><text:span text:style-name="T140">.println(</text:span><text:span text:style-name="T168">"Number Is a Armstrong:- <text:s/>"</text:span><text:span text:style-name="T140"> +</text:span><text:span text:style-name="T174">n</text:span><text:span text:style-name="T140">);</text:span></text:p>
      <text:p text:style-name="P131"><text:span text:style-name="T140"><text:tab/><text:tab/>}</text:span></text:p>
      <text:p text:style-name="P131"><text:span text:style-name="T140"><text:tab/><text:tab/></text:span><text:span text:style-name="T116">else</text:span><text:span text:style-name="T140"> {</text:span></text:p>
      <text:p text:style-name="P131"><text:span text:style-name="T140"><text:tab/><text:tab/><text:tab/>System.</text:span><text:span text:style-name="T162">out</text:span><text:span text:style-name="T140">.println(</text:span><text:span text:style-name="T168">"Is Not a Armstrong :- <text:s/>"</text:span><text:span text:style-name="T140"> <text:s/>+</text:span><text:span text:style-name="T174">n</text:span><text:span text:style-name="T140">);</text:span></text:p>
      <text:p text:style-name="P131"><text:span text:style-name="T140"><text:tab/><text:tab/>}</text:span></text:p>
      <text:p text:style-name="P131"><text:span text:style-name="T140"><text:tab/>}</text:span></text:p>
      <text:p text:style-name="P134"/>
      <text:p text:style-name="P131"><text:span text:style-name="T140">}</text:span></text:p>
      <text:p text:style-name="P118"/>
      <text:p text:style-name="P42"/>
      <text:p text:style-name="P42">16)find the largest and smallest element in the array?</text:p>
      <text:p text:style-name="P118"><text:span text:style-name="T120">public</text:span><text:span text:style-name="T127"> </text:span><text:span text:style-name="T120">class</text:span><text:span text:style-name="T127"> MaximumNumber {</text:span></text:p>
      <text:p text:style-name="P23"/>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text:span><text:span text:style-name="T120">int</text:span><text:span text:style-name="T127"> </text:span><text:span text:style-name="T175">arr</text:span><text:span text:style-name="T127">[] = { 10, 34, 89, 24, 98, 45 };</text:span></text:p>
      <text:p text:style-name="P23"><text:span text:style-name="T127"><text:tab/><text:tab/></text:span><text:span text:style-name="T120">int</text:span><text:span text:style-name="T127"> </text:span><text:span text:style-name="T170">max</text:span><text:span text:style-name="T127"> = </text:span><text:span text:style-name="T176">arr</text:span><text:span text:style-name="T127">[0];</text:span></text:p>
      <text:p text:style-name="P23"><text:span text:style-name="T127"><text:tab/><text:tab/></text:span><text:span text:style-name="T120">int</text:span><text:span text:style-name="T127"> </text:span><text:span text:style-name="T170">min</text:span><text:span text:style-name="T127"> = </text:span><text:span text:style-name="T176">arr</text:span><text:span text:style-name="T127">[0];</text:span></text:p>
      <text:p text:style-name="P23"><text:span text:style-name="T127"><text:tab/><text:tab/></text:span><text:span text:style-name="T120">for</text:span><text:span text:style-name="T127"> (</text:span><text:span text:style-name="T120">int</text:span><text:span text:style-name="T127"> </text:span><text:span text:style-name="T170">i</text:span><text:span text:style-name="T127"> = 0; </text:span><text:span text:style-name="T170">i</text:span><text:span text:style-name="T127"> &lt; </text:span><text:span text:style-name="T176">arr</text:span><text:span text:style-name="T127">.</text:span><text:span text:style-name="T159">length</text:span><text:span text:style-name="T127">; </text:span><text:span text:style-name="T170">i</text:span><text:span text:style-name="T127">++) {</text:span></text:p>
      <text:p text:style-name="P23"><text:span text:style-name="T127"><text:tab/><text:tab/><text:tab/></text:span><text:span text:style-name="T120">if</text:span><text:span text:style-name="T127"> (</text:span><text:span text:style-name="T176">arr</text:span><text:span text:style-name="T127">[</text:span><text:span text:style-name="T170">i</text:span><text:span text:style-name="T127">] &lt; </text:span><text:span text:style-name="T170">min</text:span><text:span text:style-name="T127">) {</text:span></text:p>
      <text:p text:style-name="P23"><text:span text:style-name="T127"><text:tab/><text:tab/><text:tab/><text:tab/></text:span><text:span text:style-name="T170">min</text:span><text:span text:style-name="T127"> = </text:span><text:span text:style-name="T176">arr</text:span><text:span text:style-name="T127">[</text:span><text:span text:style-name="T170">i</text:span><text:span text:style-name="T127">];</text:span></text:p>
      <text:p text:style-name="P7"><text:tab/><text:tab/><text:tab/>}</text:p>
      <text:p text:style-name="P23"><text:span text:style-name="T127"><text:tab/><text:tab/><text:tab/></text:span><text:span text:style-name="T120">if</text:span><text:span text:style-name="T127"> (</text:span><text:span text:style-name="T176">arr</text:span><text:span text:style-name="T127">[</text:span><text:span text:style-name="T170">i</text:span><text:span text:style-name="T127">] &gt; </text:span><text:span text:style-name="T170">max</text:span><text:span text:style-name="T127">) {</text:span></text:p>
      <text:p text:style-name="P23"><text:span text:style-name="T127"><text:tab/><text:tab/><text:tab/><text:tab/></text:span><text:span text:style-name="T170">max</text:span><text:span text:style-name="T127"> = </text:span><text:span text:style-name="T176">arr</text:span><text:span text:style-name="T127">[</text:span><text:span text:style-name="T170">i</text:span><text:span text:style-name="T127">];</text:span></text:p>
      <text:p text:style-name="P7"><text:tab/><text:tab/><text:tab/>}</text:p>
      <text:p text:style-name="P7"><text:tab/><text:tab/>}</text:p>
      <text:p text:style-name="P23"><text:span text:style-name="T127"><text:tab/><text:tab/>System.</text:span><text:span text:style-name="T164">out</text:span><text:span text:style-name="T127">.println(</text:span><text:span text:style-name="T166">"Largest Number:-"</text:span><text:span text:style-name="T127"> + </text:span><text:span text:style-name="T170">max</text:span><text:span text:style-name="T127">);</text:span></text:p>
      <text:p text:style-name="P23"><text:span text:style-name="T127"><text:tab/><text:tab/>System.</text:span><text:span text:style-name="T164">out</text:span><text:span text:style-name="T127">.println(</text:span><text:span text:style-name="T166">"Smallest Number:-"</text:span><text:span text:style-name="T127"> + </text:span><text:span text:style-name="T170">min</text:span><text:span text:style-name="T127">);</text:span></text:p>
      <text:p text:style-name="P7"><text:tab/>}</text:p>
      <text:p text:style-name="P23"/>
      <text:p text:style-name="P7">}</text:p>
      <text:p text:style-name="P118"/>
      <text:p text:style-name="P42">17)find the number of vowels and consonants count in the String</text:p>
      <text:p text:style-name="P42">Input:ramesh</text:p>
      <text:p text:style-name="P42">output:vowels:2,consonants:4</text:p>
      <text:p text:style-name="P118"><text:span text:style-name="T120">public</text:span><text:span text:style-name="T127"> </text:span><text:span text:style-name="T120">class</text:span><text:span text:style-name="T127"> VowelConsonent {</text:span></text:p>
      <text:p text:style-name="P23"/>
      <text:p text:style-name="P23"><text:span text:style-name="T127"><text:tab/></text:span><text:span text:style-name="T120">public</text:span><text:span text:style-name="T127"> </text:span><text:span text:style-name="T120">static</text:span><text:span text:style-name="T127"> </text:span><text:span text:style-name="T120">void</text:span><text:span text:style-name="T127"> main(String[] </text:span><text:span text:style-name="T170">args</text:span><text:span text:style-name="T127">) {</text:span></text:p>
      <text:p text:style-name="P23"><text:span text:style-name="T127"><text:tab/><text:tab/></text:span><text:span text:style-name="T120">int</text:span><text:span text:style-name="T127"> </text:span><text:span text:style-name="T170">Vcount</text:span><text:span text:style-name="T127">=0,</text:span><text:span text:style-name="T170">Ccount</text:span><text:span text:style-name="T127">=0;</text:span></text:p>
      <text:p text:style-name="P23"><text:span text:style-name="T127"><text:tab/><text:tab/>String </text:span><text:span text:style-name="T170">s</text:span><text:span text:style-name="T127">=</text:span><text:span text:style-name="T166">"Vineela"</text:span><text:span text:style-name="T127">;</text:span></text:p>
      <text:p text:style-name="P23"><text:span text:style-name="T127"><text:tab/><text:tab/></text:span><text:span text:style-name="T120">for</text:span><text:span text:style-name="T127">(</text:span><text:span text:style-name="T120">int</text:span><text:span text:style-name="T127"> </text:span><text:span text:style-name="T170">i</text:span><text:span text:style-name="T127">=0;</text:span><text:span text:style-name="T170">i</text:span><text:span text:style-name="T127">&lt;</text:span><text:span text:style-name="T170">s</text:span><text:span text:style-name="T127">.length();</text:span><text:span text:style-name="T170">i</text:span><text:span text:style-name="T127">++) </text:span></text:p>
      <text:p text:style-name="P7"><text:tab/><text:tab/>{</text:p>
      <text:p text:style-name="P23"><text:span text:style-name="T127"><text:tab/><text:tab/><text:tab/></text:span><text:span text:style-name="T120">if</text:span><text:span text:style-name="T127">(</text:span><text:span text:style-name="T170">s</text:span><text:span text:style-name="T127">.charAt(</text:span><text:span text:style-name="T170">i</text:span><text:span text:style-name="T127">)==</text:span><text:span text:style-name="T166">'a'</text:span><text:span text:style-name="T127"> ||</text:span><text:span text:style-name="T170">s</text:span><text:span text:style-name="T127">.charAt(</text:span><text:span text:style-name="T170">i</text:span><text:span text:style-name="T127">)==</text:span><text:span text:style-name="T166">'e'</text:span><text:span text:style-name="T127"> ||</text:span><text:span text:style-name="T170">s</text:span><text:span text:style-name="T127">.charAt(</text:span><text:span text:style-name="T170">i</text:span><text:span text:style-name="T127">)==</text:span><text:span text:style-name="T166">'i'</text:span><text:span text:style-name="T127"> ||</text:span><text:span text:style-name="T170">s</text:span><text:span text:style-name="T127">.charAt(</text:span><text:span text:style-name="T170">i</text:span><text:span text:style-name="T127">)==</text:span><text:span text:style-name="T166">'o'</text:span><text:span text:style-name="T127"> ||</text:span><text:span text:style-name="T170">s</text:span><text:span text:style-name="T127">.charAt(</text:span><text:span text:style-name="T170">i</text:span><text:span text:style-name="T127">)==</text:span><text:span text:style-name="T166">'u'</text:span><text:span text:style-name="T127">)</text:span></text:p>
      <text:p text:style-name="P7"><text:tab/><text:tab/><text:tab/>{</text:p>
      <text:p text:style-name="P23"><text:span text:style-name="T127"><text:tab/><text:tab/><text:tab/><text:tab/></text:span><text:span text:style-name="T170">Vcount</text:span><text:span text:style-name="T127">++;</text:span></text:p>
      <text:p text:style-name="P7"><text:tab/><text:tab/><text:tab/>}</text:p>
      <text:p text:style-name="P23"><text:span text:style-name="T127"><text:tab/><text:tab/><text:tab/></text:span><text:span text:style-name="T120">else</text:span><text:span text:style-name="T127"> <text:tab/><text:tab/>{</text:span></text:p>
      <text:p text:style-name="P23"><text:span text:style-name="T127"><text:tab/><text:tab/><text:tab/><text:tab/></text:span><text:span text:style-name="T170">Ccount</text:span><text:span text:style-name="T127">++;</text:span></text:p>
      <text:p text:style-name="P7"><text:tab/><text:tab/><text:tab/>}</text:p>
      <text:p text:style-name="P7"><text:tab/><text:tab/>}<text:tab/></text:p>
      <text:p text:style-name="P23"><text:span text:style-name="T127"><text:tab/><text:tab/><text:tab/>System.</text:span><text:span text:style-name="T164">out</text:span><text:span text:style-name="T127">.println(</text:span><text:span text:style-name="T166">"Vowels"</text:span><text:span text:style-name="T127"> +</text:span><text:span text:style-name="T170">Vcount</text:span><text:span text:style-name="T127">);</text:span></text:p>
      <text:p text:style-name="P23"><text:span text:style-name="T127"><text:tab/><text:tab/><text:tab/>System.</text:span><text:span text:style-name="T164">out</text:span><text:span text:style-name="T127">.println(</text:span><text:span text:style-name="T166">"Consonent"</text:span><text:span text:style-name="T127"> +</text:span><text:span text:style-name="T170">Ccount</text:span><text:span text:style-name="T127">);</text:span></text:p>
      <text:p text:style-name="P7"><text:tab/><text:tab/></text:p>
      <text:p text:style-name="P7"><text:tab/>}</text:p>
      <text:p text:style-name="P23"/>
      <text:p text:style-name="P7">}</text:p>
      <text:p text:style-name="P118"/>
      <text:p text:style-name="P42">18)word reverse and First letter capital program</text:p>
      <text:p text:style-name="P42">input:this is java</text:p>
      <text:p text:style-name="P42">output:Siht Si Avaj</text:p>
      <text:p text:style-name="P42"><text:span text:style-name="T155"><text:tab/></text:span><text:span text:style-name="T124">public</text:span><text:span text:style-name="T153"> </text:span><text:span text:style-name="T124">static</text:span><text:span text:style-name="T153"> </text:span><text:span text:style-name="T124">void</text:span><text:span text:style-name="T153"> main(String[] </text:span><text:span text:style-name="T179">args</text:span><text:span text:style-name="T153">) {</text:span></text:p>
      <text:p text:style-name="P23"/>
      <text:p text:style-name="P23"/>
      <text:p text:style-name="P23"><text:span text:style-name="T127"><text:tab/><text:tab/><text:tab/>String </text:span><text:span text:style-name="T170">s</text:span><text:span text:style-name="T127">=</text:span><text:span text:style-name="T166">"My Name is Vineela"</text:span><text:span text:style-name="T127">;</text:span></text:p>
      <text:p text:style-name="P23"><text:span text:style-name="T127"><text:tab/><text:tab/><text:tab/>String[]</text:span><text:span text:style-name="T170">arr</text:span><text:span text:style-name="T127">=</text:span><text:span text:style-name="T170">s</text:span><text:span text:style-name="T127">.split(</text:span><text:span text:style-name="T166">" "</text:span><text:span text:style-name="T127">);</text:span></text:p>
      <text:p text:style-name="P23"><text:span text:style-name="T127"><text:tab/><text:tab/><text:tab/></text:span><text:span text:style-name="T120">for</text:span><text:span text:style-name="T127">(</text:span><text:span text:style-name="T120">int</text:span><text:span text:style-name="T127"> </text:span><text:span text:style-name="T170">i</text:span><text:span text:style-name="T127">=</text:span><text:span text:style-name="T170">s</text:span><text:span text:style-name="T127">.length()-1;</text:span><text:span text:style-name="T170">i</text:span><text:span text:style-name="T127">&gt;=0;</text:span><text:span text:style-name="T170">i</text:span><text:span text:style-name="T127">--)</text:span></text:p>
      <text:p text:style-name="P7"><text:tab/><text:tab/><text:tab/>{</text:p>
      <text:p text:style-name="P23"><text:span text:style-name="T127"><text:tab/><text:tab/><text:tab/>System.</text:span><text:span text:style-name="T164">out</text:span><text:span text:style-name="T127">.print(</text:span><text:span text:style-name="T170">s</text:span><text:span text:style-name="T127">.charAt(</text:span><text:span text:style-name="T170">i</text:span><text:span text:style-name="T127">));</text:span></text:p>
      <text:p text:style-name="P7"><text:tab/><text:tab/><text:tab/>}</text:p>
      <text:p text:style-name="P23"/>
      <text:p text:style-name="P7"><text:tab/><text:tab/><text:tab/>}}</text:p>
      <text:p text:style-name="P118"/>
      <text:p text:style-name="P42">19)Remove space in a String</text:p>
      <text:p text:style-name="P42">input:this is java</text:p>
      <text:p text:style-name="P42">Output:thisisjjava</text:p>
      <text:p text:style-name="P42"><text:span text:style-name="T155"><text:tab/></text:span><text:span text:style-name="T124">public</text:span><text:span text:style-name="T153"> </text:span><text:span text:style-name="T124">static</text:span><text:span text:style-name="T153"> </text:span><text:span text:style-name="T124">void</text:span><text:span text:style-name="T153"> main(String[] </text:span><text:span text:style-name="T179">args</text:span><text:span text:style-name="T153">) {</text:span></text:p>
      <text:p text:style-name="P23"/>
      <text:p text:style-name="P23"><text:span text:style-name="T127"><text:tab/><text:tab/>String </text:span><text:span text:style-name="T170">s</text:span><text:span text:style-name="T127"> = </text:span><text:span text:style-name="T166">"My <text:s/>Name <text:s text:c="2"/>Is <text:s text:c="4"/>Vineela"</text:span><text:span text:style-name="T127">;</text:span></text:p>
      <text:p text:style-name="P23"><text:span text:style-name="T127"><text:tab/><text:tab/>System.</text:span><text:span text:style-name="T164">out</text:span><text:span text:style-name="T127">.println(</text:span><text:span text:style-name="T166">"Before Removing The Spaces:-"</text:span><text:span text:style-name="T127"> + </text:span><text:span text:style-name="T170">s</text:span><text:span text:style-name="T127">);</text:span></text:p>
      <text:p text:style-name="P23"/>
      <text:p text:style-name="P23"><text:span text:style-name="T127"><text:tab/><text:tab/></text:span><text:span text:style-name="T170">s</text:span><text:span text:style-name="T127"> = </text:span><text:span text:style-name="T170">s</text:span><text:span text:style-name="T127">.replaceAll(</text:span><text:span text:style-name="T166">"\\s"</text:span><text:span text:style-name="T127">, </text:span><text:span text:style-name="T166">""</text:span><text:span text:style-name="T127">);</text:span></text:p>
      <text:p text:style-name="P23"><text:span text:style-name="T127"><text:tab/><text:tab/>System.</text:span><text:span text:style-name="T164">out</text:span><text:span text:style-name="T127">.println(</text:span><text:span text:style-name="T166">"After Removing The Spaces:-"</text:span><text:span text:style-name="T127"> + </text:span><text:span text:style-name="T170">s</text:span><text:span text:style-name="T127">);</text:span></text:p>
      <text:p text:style-name="P7"><text:tab/>}</text:p>
      <text:p text:style-name="P23"/>
      <text:p text:style-name="P7">}</text:p>
      <text:p text:style-name="P118"/>
      <text:p text:style-name="P42">20)List is the collection of person object</text:p>
      <text:p text:style-name="P42">Person class contains name,age</text:p>
      <text:p text:style-name="P42">From the list of person object remove below 18 age person objects</text:p>
      <text:p text:style-name="P42">after removing print latest List of person obect?</text:p>
      <text:p text:style-name="P42">Do with and without stream api?</text:p>
      <text:p text:style-name="P118"><text:soft-page-break/></text:p>
      <text:p text:style-name="P131"><text:span text:style-name="T116">public</text:span><text:span text:style-name="T140"> </text:span><text:span text:style-name="T116">class</text:span><text:span text:style-name="T140"> listPerson {</text:span></text:p>
      <text:p text:style-name="P131"><text:span text:style-name="T140"><text:tab/></text:span></text:p>
      <text:p text:style-name="P134"/>
      <text:p text:style-name="P131"><text:span text:style-name="T140"><text:tab/><text:tab/>String fname;</text:span></text:p>
      <text:p text:style-name="P131"><text:span text:style-name="T140"><text:tab/><text:tab/></text:span><text:span text:style-name="T116">int</text:span><text:span text:style-name="T140"> age;</text:span></text:p>
      <text:p text:style-name="P134"/>
      <text:p text:style-name="P131"><text:span text:style-name="T140"><text:tab/><text:tab/></text:span><text:span text:style-name="T116">public</text:span><text:span text:style-name="T140"> listPerson() {</text:span></text:p>
      <text:p text:style-name="P134"/>
      <text:p text:style-name="P131"><text:span text:style-name="T140"><text:tab/><text:tab/>}</text:span></text:p>
      <text:p text:style-name="P134"/>
      <text:p text:style-name="P131"><text:span text:style-name="T140"><text:tab/><text:tab/></text:span><text:span text:style-name="T116">public</text:span><text:span text:style-name="T140"> listPerson(String fname, </text:span><text:span text:style-name="T116">int</text:span><text:span text:style-name="T140"> age) {</text:span></text:p>
      <text:p text:style-name="P131"><text:span text:style-name="T140"><text:tab/><text:tab/><text:tab/></text:span><text:span text:style-name="T116">this</text:span><text:span text:style-name="T140">.fname = fname;</text:span></text:p>
      <text:p text:style-name="P131"><text:span text:style-name="T140"><text:tab/><text:tab/><text:tab/></text:span><text:span text:style-name="T116">this</text:span><text:span text:style-name="T140">.age = age;</text:span></text:p>
      <text:p text:style-name="P134"/>
      <text:p text:style-name="P131"><text:span text:style-name="T140"><text:tab/><text:tab/>}</text:span></text:p>
      <text:p text:style-name="P131"><text:span text:style-name="T140"><text:tab/><text:tab/></text:span><text:span text:style-name="T116">public</text:span><text:span text:style-name="T140"> String </text:span><text:span text:style-name="T143">getFname</text:span><text:span text:style-name="T140">() {</text:span></text:p>
      <text:p text:style-name="P131"><text:span text:style-name="T140"><text:tab/><text:tab/><text:tab/></text:span><text:span text:style-name="T116">return</text:span><text:span text:style-name="T140"> fname;</text:span></text:p>
      <text:p text:style-name="P131"><text:span text:style-name="T140"><text:tab/><text:tab/><text:tab/></text:span></text:p>
      <text:p text:style-name="P131"><text:span text:style-name="T140"><text:tab/><text:tab/>}</text:span></text:p>
      <text:p text:style-name="P131"><text:span text:style-name="T140"><text:tab/><text:tab/></text:span><text:span text:style-name="T116">public</text:span><text:span text:style-name="T140"> </text:span><text:span text:style-name="T116">void</text:span><text:span text:style-name="T140"> setFname(String Fname) {</text:span></text:p>
      <text:p text:style-name="P131"><text:span text:style-name="T140"><text:tab/><text:tab/><text:tab/></text:span><text:span text:style-name="T116">this</text:span><text:span text:style-name="T140">.fname=fname;</text:span></text:p>
      <text:p text:style-name="P131"><text:span text:style-name="T140"><text:tab/><text:tab/>}</text:span></text:p>
      <text:p text:style-name="P131"><text:span text:style-name="T140"><text:tab/><text:tab/></text:span><text:span text:style-name="T116">public</text:span><text:span text:style-name="T140"> </text:span><text:span text:style-name="T116">int</text:span><text:span text:style-name="T140"> getAge() {</text:span></text:p>
      <text:p text:style-name="P131"><text:span text:style-name="T140"><text:tab/><text:tab/><text:tab/></text:span><text:span text:style-name="T116">return</text:span><text:span text:style-name="T140"> age;</text:span></text:p>
      <text:p text:style-name="P131"><text:span text:style-name="T140"><text:tab/><text:tab/><text:tab/></text:span></text:p>
      <text:p text:style-name="P131"><text:span text:style-name="T140"><text:tab/><text:tab/>}</text:span></text:p>
      <text:p text:style-name="P131"><text:span text:style-name="T140"><text:tab/><text:tab/></text:span><text:span text:style-name="T116">public</text:span><text:span text:style-name="T140"> </text:span><text:span text:style-name="T116">void</text:span><text:span text:style-name="T140"> setAge(</text:span><text:span text:style-name="T116">int</text:span><text:span text:style-name="T140"> age) {</text:span></text:p>
      <text:p text:style-name="P131"><text:span text:style-name="T140"><text:tab/><text:tab/><text:tab/></text:span><text:span text:style-name="T116">this</text:span><text:span text:style-name="T140">.age=age;</text:span></text:p>
      <text:p text:style-name="P131"><text:span text:style-name="T140"><text:tab/><text:tab/>}</text:span></text:p>
      <text:p text:style-name="P134"/>
      <text:p text:style-name="P131"><text:span text:style-name="T140"><text:tab/><text:tab/></text:span><text:span text:style-name="T116">public</text:span><text:span text:style-name="T140"> String toString() {</text:span></text:p>
      <text:p text:style-name="P131"><text:span text:style-name="T140"><text:tab/><text:tab/><text:tab/></text:span><text:span text:style-name="T116">return</text:span><text:span text:style-name="T140"> </text:span><text:span text:style-name="T168">"Person [fname= "</text:span><text:span text:style-name="T140"> + fname + </text:span><text:span text:style-name="T168">",age="</text:span><text:span text:style-name="T140"> + age + </text:span><text:span text:style-name="T168">"]"</text:span><text:span text:style-name="T140">;</text:span></text:p>
      <text:p text:style-name="P134"/>
      <text:p text:style-name="P131"><text:span text:style-name="T140"><text:tab/><text:tab/>}</text:span></text:p>
      <text:p text:style-name="P134"/>
      <text:p text:style-name="P131"><text:span text:style-name="T140"><text:tab/>}</text:span></text:p>
      <text:p text:style-name="P134"/>
      <text:p text:style-name="P134"/>
      <text:p text:style-name="P131"><text:span text:style-name="T140">}</text:span></text:p>
      <text:p text:style-name="P118"><text:span text:style-name="T116">import</text:span><text:span text:style-name="T140"> java.util.ArrayList;</text:span></text:p>
      <text:p text:style-name="P131"><text:span text:style-name="T116">import</text:span><text:span text:style-name="T140"> </text:span><text:span text:style-name="T143">java.util.Collections</text:span><text:span text:style-name="T140">;</text:span></text:p>
      <text:p text:style-name="P131"><text:span text:style-name="T116">import</text:span><text:span text:style-name="T140"> java.util.Comparator;</text:span></text:p>
      <text:p text:style-name="P131"><text:span text:style-name="T116">import</text:span><text:span text:style-name="T140"> java.util.List;</text:span></text:p>
      <text:p text:style-name="P134"/>
      <text:p text:style-name="P131"><text:span text:style-name="T116">public</text:span><text:span text:style-name="T140"> </text:span><text:span text:style-name="T116">class</text:span><text:span text:style-name="T140"> child {</text:span></text:p>
      <text:p text:style-name="P131"><text:span text:style-name="T140"><text:tab/></text:span><text:span text:style-name="T116">public</text:span><text:span text:style-name="T140"> </text:span><text:span text:style-name="T116">static</text:span><text:span text:style-name="T140"> </text:span><text:span text:style-name="T116">void</text:span><text:span text:style-name="T140"> main(String </text:span><text:span text:style-name="T174">args</text:span><text:span text:style-name="T140">[]) {</text:span></text:p>
      <text:p text:style-name="P131"><text:span text:style-name="T140"><text:tab/><text:tab/>List&lt;listPerson&gt; </text:span><text:span text:style-name="T174">listPerson</text:span><text:span text:style-name="T140">= </text:span><text:span text:style-name="T116">new</text:span><text:span text:style-name="T140"> ArrayList&lt;&gt;();</text:span></text:p>
      <text:p text:style-name="P131"><text:span text:style-name="T140"><text:tab/><text:tab/></text:span><text:span text:style-name="T174">listPerson</text:span><text:span text:style-name="T140">.add(</text:span><text:span text:style-name="T116">new</text:span><text:span text:style-name="T140"> listPerson(</text:span><text:span text:style-name="T168">"Vineela"</text:span><text:span text:style-name="T140">,29));</text:span></text:p>
      <text:p text:style-name="P131"><text:span text:style-name="T140"><text:tab/><text:tab/></text:span><text:span text:style-name="T174">listPerson</text:span><text:span text:style-name="T140">.add(</text:span><text:span text:style-name="T116">new</text:span><text:span text:style-name="T140"> listPerson(</text:span><text:span text:style-name="T168">"pawan"</text:span><text:span text:style-name="T140">,36));</text:span></text:p>
      <text:p text:style-name="P131"><text:span text:style-name="T140"><text:tab/><text:tab/></text:span><text:span text:style-name="T174">listPerson</text:span><text:span text:style-name="T140">.add(</text:span><text:span text:style-name="T116">new</text:span><text:span text:style-name="T140"> listPerson(</text:span><text:span text:style-name="T168">"Raghu"</text:span><text:span text:style-name="T140">,32));<text:tab/></text:span></text:p>
      <text:p text:style-name="P131"><text:span text:style-name="T140"><text:tab/><text:tab/></text:span><text:span text:style-name="T174">listPerson</text:span><text:span text:style-name="T140">.add(</text:span><text:span text:style-name="T116">new</text:span><text:span text:style-name="T140"> listPerson(</text:span><text:span text:style-name="T168">"Bala"</text:span><text:span text:style-name="T140">,59));</text:span></text:p>
      <text:p text:style-name="P131"><text:span text:style-name="T140"><text:tab/></text:span></text:p>
      <text:p text:style-name="P131"><text:span text:style-name="T140"><text:tab/><text:tab/></text:span><text:span text:style-name="T143">Collections</text:span><text:span text:style-name="T140">.</text:span><text:span text:style-name="T135">sort</text:span><text:span text:style-name="T140">(</text:span><text:span text:style-name="T174">listPerson</text:span><text:span text:style-name="T140">,Comparator.</text:span><text:span text:style-name="T135">comparing</text:span><text:span text:style-name="T140">(</text:span><text:span text:style-name="T174">listPerson</text:span><text:span text:style-name="T140">::getFname).thenComparing(</text:span><text:span text:style-name="T174">listPerson</text:span><text:span text:style-name="T140">::getAge));</text:span></text:p>
      <text:p text:style-name="P131"><text:span text:style-name="T140"><text:tab/>System.</text:span><text:span text:style-name="T162">out</text:span><text:span text:style-name="T140">.println(listperson);</text:span></text:p>
      <text:p text:style-name="P131"><text:span text:style-name="T140"><text:tab/><text:tab/></text:span></text:p>
      <text:p text:style-name="P131"><text:span text:style-name="T140"><text:tab/><text:tab/> <text:s/></text:span></text:p>
      <text:p text:style-name="P131"><text:span text:style-name="T140"><text:tab/>}</text:span></text:p>
      <text:p text:style-name="P131"><text:span text:style-name="T140"><text:tab/></text:span></text:p>
      <text:p text:style-name="P134"/>
      <text:p text:style-name="P131"><text:span text:style-name="T140">}</text:span></text:p>
      <text:p text:style-name="P118"/>
      <text:p text:style-name="P74">21)Example program on comparable and comparator?</text:p>
      <text:p text:style-name="P103"><text:span text:style-name="T242">B.</text:span>In which scenario we use comparator?</text:p>
      <text:p text:style-name="P41"><text:span text:style-name="T215"><text:tab/></text:span><text:span text:style-name="T81">Whenever we want to store homogeneous and heterogeneous elements and we want to sort in default customized sorting order, we can go for comparator interface.</text:span></text:p>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Serif Regular" svg:font-family="'DroidSerif Regular', serif"/>
    <style:font-face style:name="Inter" svg:font-family="Inter, Arial, Helvetica, sans-serif"/>
    <style:font-face style:name="Lohit Devanagari1" svg:font-family="'Lohit Devanagari'"/>
    <style:font-face style:name="Monospace2" svg:font-family="Monospace"/>
    <style:font-face style:name="Raleway" svg:font-family="Raleway"/>
    <style:font-face style:name="Roboto1" svg:font-family="Roboto, Arial, sans-serif"/>
    <style:font-face style:name="Roboto" svg:font-family="Roboto, sans-serif"/>
    <style:font-face style:name="Trebuchet MS" svg:font-family="'Trebuchet MS'"/>
    <style:font-face style:name="arial" svg:font-family="arial, sans-serif"/>
    <style:font-face style:name="inherit" svg:font-family="inherit"/>
    <style:font-face style:name="inter-regular" svg:font-family="inter-regular, system-ui, apple-system, BlinkMacSystemFont, 'Segoe UI', Roboto, 'Helvetica Neue', Helvetica, Arial, sans-serif"/>
    <style:font-face style:name="monaco" svg:font-family="monaco, consolas, 'Andale Mono', 'DejaVu Sans Mono', monospace"/>
    <style:font-face style:name="var ff-mono" svg:font-family="'var ff-mono'"/>
    <style:font-face style:name="Monospace1" svg:font-family="Monospace" style:font-family-generic="swiss"/>
    <style:font-face style:name="Source Sans Pro" svg:font-family="'Source Sans Pro',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1:31:53.713859387</meta:creation-date>
    <dc:date>2022-07-23T17:18:18.799365476</dc:date>
    <meta:editing-duration>PT3H32M28S</meta:editing-duration>
    <meta:editing-cycles>9</meta:editing-cycles>
    <meta:generator>LibreOffice/6.4.7.2$Linux_X86_64 LibreOffice_project/40$Build-2</meta:generator>
    <meta:document-statistic meta:table-count="0" meta:image-count="0" meta:object-count="0" meta:page-count="12" meta:paragraph-count="870" meta:word-count="4340" meta:character-count="29380" meta:non-whitespace-character-count="24154"/>
  </office:meta>
</office:document-meta>
</file>